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24mm"/>
    </style:style>
    <style:style style:name="co2" style:family="table-column">
      <style:table-column-properties fo:break-before="auto" style:column-width="38.75mm"/>
    </style:style>
    <style:style style:name="co3" style:family="table-column">
      <style:table-column-properties fo:break-before="auto" style:column-width="45.83mm"/>
    </style:style>
    <style:style style:name="co4" style:family="table-column">
      <style:table-column-properties fo:break-before="auto" style:column-width="197.8mm"/>
    </style:style>
    <style:style style:name="co5" style:family="table-column">
      <style:table-column-properties fo:break-before="auto" style:column-width="137.88mm"/>
    </style:style>
    <style:style style:name="co6" style:family="table-column">
      <style:table-column-properties fo:break-before="auto" style:column-width="111.74mm"/>
    </style:style>
    <style:style style:name="co7" style:family="table-column">
      <style:table-column-properties fo:break-before="auto" style:column-width="22.67mm"/>
    </style:style>
    <style:style style:name="co8" style:family="table-column">
      <style:table-column-properties fo:break-before="auto" style:column-width="4.97mm"/>
    </style:style>
    <style:style style:name="co9" style:family="table-column">
      <style:table-column-properties fo:break-before="auto" style:column-width="36.3mm"/>
    </style:style>
    <style:style style:name="co10" style:family="table-column">
      <style:table-column-properties fo:break-before="auto" style:column-width="43.11mm"/>
    </style:style>
    <style:style style:name="co11" style:family="table-column">
      <style:table-column-properties fo:break-before="auto" style:column-width="90.77mm"/>
    </style:style>
    <style:style style:name="co12" style:family="table-column">
      <style:table-column-properties fo:break-before="auto" style:column-width="63.8mm"/>
    </style:style>
    <style:style style:name="co13" style:family="table-column">
      <style:table-column-properties fo:break-before="auto" style:column-width="104.1mm"/>
    </style:style>
    <style:style style:name="co14" style:family="table-column">
      <style:table-column-properties fo:break-before="auto" style:column-width="39.85mm"/>
    </style:style>
    <style:style style:name="co15" style:family="table-column">
      <style:table-column-properties fo:break-before="auto" style:column-width="30.85mm"/>
    </style:style>
    <style:style style:name="co16" style:family="table-column">
      <style:table-column-properties fo:break-before="auto" style:column-width="132.98mm"/>
    </style:style>
    <style:style style:name="co17" style:family="table-column">
      <style:table-column-properties fo:break-before="auto" style:column-width="74.97mm"/>
    </style:style>
    <style:style style:name="co18" style:family="table-column">
      <style:table-column-properties fo:break-before="auto" style:column-width="30.04mm"/>
    </style:style>
    <style:style style:name="co19" style:family="table-column">
      <style:table-column-properties fo:break-before="auto" style:column-width="34.66mm"/>
    </style:style>
    <style:style style:name="co20" style:family="table-column">
      <style:table-column-properties fo:break-before="auto" style:column-width="136.53mm"/>
    </style:style>
    <style:style style:name="co21" style:family="table-column">
      <style:table-column-properties fo:break-before="auto" style:column-width="78.16mm"/>
    </style:style>
    <style:style style:name="co22" style:family="table-column">
      <style:table-column-properties fo:break-before="auto" style:column-width="23.64mm"/>
    </style:style>
    <style:style style:name="co23" style:family="table-column">
      <style:table-column-properties fo:break-before="auto" style:column-width="88mm"/>
    </style:style>
    <style:style style:name="co24" style:family="table-column">
      <style:table-column-properties fo:break-before="auto" style:column-width="117.14mm"/>
    </style:style>
    <style:style style:name="co25" style:family="table-column">
      <style:table-column-properties fo:break-before="auto" style:column-width="98.55mm"/>
    </style:style>
    <style:style style:name="co26" style:family="table-column">
      <style:table-column-properties fo:break-before="auto" style:column-width="67.08mm"/>
    </style:style>
    <style:style style:name="co27" style:family="table-column">
      <style:table-column-properties fo:break-before="auto" style:column-width="35.15mm"/>
    </style:style>
    <style:style style:name="co28" style:family="table-column">
      <style:table-column-properties fo:break-before="auto" style:column-width="23.78mm"/>
    </style:style>
    <style:style style:name="co29" style:family="table-column">
      <style:table-column-properties fo:break-before="auto" style:column-width="79.6mm"/>
    </style:style>
    <style:style style:name="co30" style:family="table-column">
      <style:table-column-properties fo:break-before="auto" style:column-width="23.23mm"/>
    </style:style>
    <style:style style:name="co31" style:family="table-column">
      <style:table-column-properties fo:break-before="auto" style:column-width="97.03mm"/>
    </style:style>
    <style:style style:name="co32" style:family="table-column">
      <style:table-column-properties fo:break-before="auto" style:column-width="52.37mm"/>
    </style:style>
    <style:style style:name="co33" style:family="table-column">
      <style:table-column-properties fo:break-before="auto" style:column-width="143.05mm"/>
    </style:style>
    <style:style style:name="co34" style:family="table-column">
      <style:table-column-properties fo:break-before="auto" style:column-width="28.35mm"/>
    </style:style>
    <style:style style:name="co35" style:family="table-column">
      <style:table-column-properties fo:break-before="auto" style:column-width="105.22mm"/>
    </style:style>
    <style:style style:name="co36" style:family="table-column">
      <style:table-column-properties fo:break-before="auto" style:column-width="103.56mm"/>
    </style:style>
    <style:style style:name="co37" style:family="table-column">
      <style:table-column-properties fo:break-before="auto" style:column-width="101.65mm"/>
    </style:style>
    <style:style style:name="co38" style:family="table-column">
      <style:table-column-properties fo:break-before="auto" style:column-width="39.02mm"/>
    </style:style>
    <style:style style:name="co39" style:family="table-column">
      <style:table-column-properties fo:break-before="auto" style:column-width="75.79mm"/>
    </style:style>
    <style:style style:name="co40" style:family="table-column">
      <style:table-column-properties fo:break-before="auto" style:column-width="119.91mm"/>
    </style:style>
    <style:style style:name="co41" style:family="table-column">
      <style:table-column-properties fo:break-before="auto" style:column-width="83.41mm"/>
    </style:style>
    <style:style style:name="co42" style:family="table-column">
      <style:table-column-properties fo:break-before="auto" style:column-width="209.78mm"/>
    </style:style>
    <style:style style:name="co43" style:family="table-column">
      <style:table-column-properties fo:break-before="auto" style:column-width="39.44mm"/>
    </style:style>
    <style:style style:name="co44" style:family="table-column">
      <style:table-column-properties fo:break-before="auto" style:column-width="36.67mm"/>
    </style:style>
    <style:style style:name="co45" style:family="table-column">
      <style:table-column-properties fo:break-before="auto" style:column-width="71.08mm"/>
    </style:style>
    <style:style style:name="co46" style:family="table-column">
      <style:table-column-properties fo:break-before="auto" style:column-width="150.72mm"/>
    </style:style>
    <style:style style:name="co47" style:family="table-column">
      <style:table-column-properties fo:break-before="auto" style:column-width="28.91mm"/>
    </style:style>
    <style:style style:name="co48" style:family="table-column">
      <style:table-column-properties fo:break-before="auto" style:column-width="31.96mm"/>
    </style:style>
    <style:style style:name="co49" style:family="table-column">
      <style:table-column-properties fo:break-before="auto" style:column-width="105.2mm"/>
    </style:style>
    <style:style style:name="co50" style:family="table-column">
      <style:table-column-properties fo:break-before="auto" style:column-width="56.44mm"/>
    </style:style>
    <style:style style:name="co51" style:family="table-column">
      <style:table-column-properties fo:break-before="auto" style:column-width="163.21mm"/>
    </style:style>
    <style:style style:name="co52" style:family="table-column">
      <style:table-column-properties fo:break-before="auto" style:column-width="70.26mm"/>
    </style:style>
    <style:style style:name="co53" style:family="table-column">
      <style:table-column-properties fo:break-before="auto" style:column-width="102.45mm"/>
    </style:style>
    <style:style style:name="co54" style:family="table-column">
      <style:table-column-properties fo:break-before="auto" style:column-width="95.44mm"/>
    </style:style>
    <style:style style:name="co55" style:family="table-column">
      <style:table-column-properties fo:break-before="auto" style:column-width="226.48mm"/>
    </style:style>
    <style:style style:name="co56" style:family="table-column">
      <style:table-column-properties fo:break-before="auto" style:column-width="69.8mm"/>
    </style:style>
    <style:style style:name="co57" style:family="table-column">
      <style:table-column-properties fo:break-before="auto" style:column-width="100.58mm"/>
    </style:style>
    <style:style style:name="co58" style:family="table-column">
      <style:table-column-properties fo:break-before="auto" style:column-width="90.22mm"/>
    </style:style>
    <style:style style:name="co59" style:family="table-column">
      <style:table-column-properties fo:break-before="auto" style:column-width="223.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12.36mm" fo:break-before="auto" style:use-optimal-row-height="true"/>
    </style:style>
    <style:style style:name="ro4" style:family="table-row">
      <style:table-row-properties style:row-height="20.27mm" fo:break-before="auto" style:use-optimal-row-height="true"/>
    </style:style>
    <style:style style:name="ro5" style:family="table-row">
      <style:table-row-properties style:row-height="28.17mm" fo:break-before="auto" style:use-optimal-row-height="true"/>
    </style:style>
    <style:style style:name="ro6" style:family="table-row">
      <style:table-row-properties style:row-height="16.32mm" fo:break-before="auto" style:use-optimal-row-height="true"/>
    </style:style>
    <style:style style:name="ro7" style:family="table-row">
      <style:table-row-properties style:row-height="20.37mm" fo:break-before="auto" style:use-optimal-row-height="true"/>
    </style:style>
    <style:style style:name="ro8" style:family="table-row">
      <style:table-row-properties style:row-height="8.47mm" fo:break-before="auto" style:use-optimal-row-height="true"/>
    </style:style>
    <style:style style:name="ro9" style:family="table-row">
      <style:table-row-properties style:row-height="24.48mm" fo:break-before="auto" style:use-optimal-row-height="true"/>
    </style:style>
    <style:style style:name="ro10" style:family="table-row">
      <style:table-row-properties style:row-height="24.61mm" fo:break-before="auto" style:use-optimal-row-height="true"/>
    </style:style>
    <style:style style:name="ro11" style:family="table-row">
      <style:table-row-properties style:row-height="41.8mm" fo:break-before="auto" style:use-optimal-row-height="true"/>
    </style:style>
    <style:style style:name="ro12" style:family="table-row">
      <style:table-row-properties style:row-height="41.59mm" fo:break-before="auto" style:use-optimal-row-height="true"/>
    </style:style>
    <style:style style:name="ro13" style:family="table-row">
      <style:table-row-properties style:row-height="55.28mm" fo:break-before="auto" style:use-optimal-row-height="true"/>
    </style:style>
    <style:style style:name="ro14" style:family="table-row">
      <style:table-row-properties style:row-height="12.44mm" fo:break-before="auto" style:use-optimal-row-height="true"/>
    </style:style>
    <style:style style:name="ro15" style:family="table-row">
      <style:table-row-properties style:row-height="10.78mm" fo:break-before="auto" style:use-optimal-row-height="true"/>
    </style:style>
    <style:style style:name="ro16" style:family="table-row">
      <style:table-row-properties style:row-height="14.2mm" fo:break-before="auto" style:use-optimal-row-height="true"/>
    </style:style>
    <style:style style:name="ro17" style:family="table-row">
      <style:table-row-properties style:row-height="18.79mm" fo:break-before="auto" style:use-optimal-row-height="true"/>
    </style:style>
    <style:style style:name="ro18" style:family="table-row">
      <style:table-row-properties style:row-height="26.19mm" fo:break-before="auto" style:use-optimal-row-height="true"/>
    </style:style>
    <style:style style:name="ro19" style:family="table-row">
      <style:table-row-properties style:row-height="21.17mm" fo:break-before="auto" style:use-optimal-row-height="true"/>
    </style:style>
    <style:style style:name="ro20" style:family="table-row">
      <style:table-row-properties style:row-height="7.41mm" fo:break-before="auto" style:use-optimal-row-height="true"/>
    </style:style>
    <style:style style:name="ro21" style:family="table-row">
      <style:table-row-properties style:row-height="10.85mm" fo:break-before="auto" style:use-optimal-row-height="true"/>
    </style:style>
    <style:style style:name="ro22" style:family="table-row">
      <style:table-row-properties style:row-height="14.29mm" fo:break-before="auto" style:use-optimal-row-height="true"/>
    </style:style>
    <style:style style:name="ro23" style:family="table-row">
      <style:table-row-properties style:row-height="17.73mm" fo:break-before="auto" style:use-optimal-row-height="true"/>
    </style:style>
    <style:style style:name="ro24" style:family="table-row">
      <style:table-row-properties style:row-height="22.75mm" fo:break-before="auto" style:use-optimal-row-height="true"/>
    </style:style>
    <style:style style:name="ro25" style:family="table-row">
      <style:table-row-properties style:row-height="7.94mm" fo:break-before="auto" style:use-optimal-row-height="true"/>
    </style:style>
    <style:style style:name="ro26" style:family="table-row">
      <style:table-row-properties style:row-height="19.31mm" fo:break-before="auto" style:use-optimal-row-height="true"/>
    </style:style>
    <style:style style:name="ro27" style:family="table-row">
      <style:table-row-properties style:row-height="11.84mm" fo:break-before="auto" style:use-optimal-row-height="true"/>
    </style:style>
    <style:style style:name="ro28" style:family="table-row">
      <style:table-row-properties style:row-height="19.21mm" fo:break-before="auto" style:use-optimal-row-height="true"/>
    </style:style>
    <style:style style:name="ro29" style:family="table-row">
      <style:table-row-properties style:row-height="22.63mm" fo:break-before="auto" style:use-optimal-row-height="true"/>
    </style:style>
    <style:style style:name="ro30" style:family="table-row">
      <style:table-row-properties style:row-height="29.47mm" fo:break-before="auto" style:use-optimal-row-height="true"/>
    </style:style>
    <style:style style:name="ro31" style:family="table-row">
      <style:table-row-properties style:row-height="36.32mm" fo:break-before="auto" style:use-optimal-row-height="true"/>
    </style:style>
    <style:style style:name="ro32" style:family="table-row">
      <style:table-row-properties style:row-height="43.16mm" fo:break-before="auto" style:use-optimal-row-height="true"/>
    </style:style>
    <style:style style:name="ro33" style:family="table-row">
      <style:table-row-properties style:row-height="56.85mm" fo:break-before="auto" style:use-optimal-row-height="true"/>
    </style:style>
    <style:style style:name="ro34" style:family="table-row">
      <style:table-row-properties style:row-height="26.05mm" fo:break-before="auto" style:use-optimal-row-height="true"/>
    </style:style>
    <style:style style:name="ro35" style:family="table-row">
      <style:table-row-properties style:row-height="32.1mm" fo:break-before="auto" style:use-optimal-row-height="true"/>
    </style:style>
    <style:style style:name="ro36" style:family="table-row">
      <style:table-row-properties style:row-height="4.73mm" fo:break-before="auto" style:use-optimal-row-height="true"/>
    </style:style>
    <style:style style:name="ro37" style:family="table-row">
      <style:table-row-properties style:row-height="24.2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style:vertical-align="top"/>
    </style:style>
    <style:style style:name="ce49" style:family="table-cell" style:parent-style-name="Default">
      <style:table-cell-properties fo:background-color="#ffcc99" style:vertical-align="top"/>
    </style:style>
    <style:style style:name="ce50" style:family="table-cell" style:parent-style-name="Default">
      <style:table-cell-properties style:vertical-align="top"/>
      <style:text-properties fo:font-style="italic" fo:font-weight="bold" style:font-style-asian="italic" style:font-weight-asian="bold" style:font-style-complex="italic" style:font-weight-complex="bold"/>
    </style:style>
    <style:style style:name="ce51" style:family="table-cell" style:parent-style-name="Default">
      <style:table-cell-properties fo:background-color="transparent" style:vertical-align="top"/>
    </style:style>
    <style:style style:name="ce52" style:family="table-cell" style:parent-style-name="Default">
      <style:table-cell-properties style:text-align-source="value-type" style:repeat-content="false" style:vertical-align="top"/>
    </style:style>
    <style:style style:name="ce53" style:family="table-cell" style:parent-style-name="Default">
      <style:table-cell-properties style:text-align-source="value-type" style:repeat-content="false" fo:background-color="transparent" style:vertical-align="top"/>
    </style:style>
    <style:style style:name="ce54" style:family="table-cell" style:parent-style-name="Default">
      <style:table-cell-properties style:text-align-source="value-type" style:repeat-content="false" style:vertical-align="top"/>
      <style:paragraph-properties fo:margin-left="0mm"/>
    </style:style>
    <style:style style:name="ce8" style:family="table-cell" style:parent-style-name="Default">
      <style:table-cell-properties fo:background-color="#fff200" style:text-align-source="value-type" style:repeat-content="false" style:vertical-align="top"/>
    </style:style>
    <style:style style:name="ce55" style:family="table-cell" style:parent-style-name="Default">
      <style:table-cell-properties fo:background-color="transparent" style:vertical-align="top"/>
      <style:text-properties fo:color="#996600" fo:font-weight="normal" style:font-weight-asian="normal" style:font-weight-complex="normal"/>
    </style:style>
    <style:style style:name="ce56" style:family="table-cell" style:parent-style-name="Default">
      <style:table-cell-properties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57" style:family="table-cell" style:parent-style-name="Default">
      <style:table-cell-properties style:text-align-source="fix" style:repeat-content="false" style:vertical-align="top"/>
      <style:paragraph-properties fo:text-align="justify" fo:margin-left="0mm"/>
    </style:style>
    <style:style style:name="ce58" style:family="table-cell" style:parent-style-name="Default"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59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font-style-asian="normal" style:font-weight-asian="bold" style:font-name-complex="DejaVu Sans Mono" style:font-size-complex="8.5pt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>
      <style:text-properties fo:color="#800080" style:text-outline="false" style:text-line-through-style="none" style:text-line-through-type="none" style:font-name="DejaVu Sans Mono" fo:font-size="8.5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DejaVu Sans Mono" style:font-size-asian="8.5pt" style:language-asian="none" style:country-asian="none" style:font-style-asian="normal" style:font-weight-asian="bold" style:font-name-complex="DejaVu Sans Mono" style:font-size-complex="8.5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62" style:family="table-cell" style:parent-style-name="Default">
      <style:text-properties fo:color="#800080"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style:text-underline-mode="continuous" style:text-overline-mode="continuous" style:text-line-through-mode="continuous" style:font-name-asian="DejaVu Sans Mono" style:font-size-asian="8.5pt" style:font-style-asian="normal" style:font-name-complex="DejaVu Sans Mono" style:font-size-complex="8.5pt" style:font-style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text-align-source="value-type" style:repeat-content="false" style:vertical-align="top"/>
      <style:text-properties style:text-outline="false" style:text-line-through-style="none" style:text-line-through-type="none" style:font-name="DejaVu Sans Mono" fo:font-size="8.5pt" fo:font-style="normal" fo:text-shadow="none" style:text-underline-style="none" fo:font-weight="normal" style:text-underline-mode="continuous" style:text-overline-mode="continuous" style:text-line-through-mode="continuous" style:font-name-asian="DejaVu Sans Mono" style:font-size-asian="8.5pt" style:font-style-asian="normal" style:font-weight-asian="normal" style:font-name-complex="DejaVu Sans Mono" style:font-size-complex="8.5pt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style:vertical-align="top"/>
      <style:paragraph-properties fo:margin-left="0mm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1" style:family="table-cell" style:parent-style-name="Default">
      <style:table-cell-properties style:text-align-source="value-type" style:repeat-content="false" style:vertical-align="top"/>
      <style:text-properties style:font-name="DejaVu Sans Mono" fo:font-size="8.5pt" fo:language="none" fo:country="none" style:font-name-asian="DejaVu Sans Mono" style:font-size-asian="8.5pt" style:language-asian="none" style:country-asian="none" style:font-name-complex="DejaVu Sans Mono" style:font-size-complex="8.5pt" style:language-complex="none" style:country-complex="none"/>
    </style:style>
    <style:style style:name="ce22" style:family="table-cell" style:parent-style-name="Default">
      <style:table-cell-properties style:text-align-source="value-type" style:repeat-content="false" style:vertical-align="top"/>
      <style:text-properties style:font-name="DejaVu Sans Mono" fo:font-size="8.5pt" style:font-name-asian="DejaVu Sans Mono" style:font-size-asian="8.5pt" style:font-name-complex="DejaVu Sans Mono" style:font-size-complex="8.5pt"/>
    </style:style>
    <style:style style:name="ce64" style:family="table-cell" style:parent-style-name="Default">
      <style:table-cell-properties fo:background-color="#9999ff" style:vertical-align="top"/>
    </style:style>
    <style:style style:name="ce65" style:family="table-cell" style:parent-style-name="Default">
      <style:table-cell-properties fo:background-color="#ff3333" style:vertical-align="top"/>
    </style:style>
    <style:style style:name="ce39" style:family="table-cell" style:parent-style-name="Default">
      <style:table-cell-properties fo:background-color="transparent"/>
    </style:style>
    <style:style style:name="ce67" style:family="table-cell" style:parent-style-name="Default">
      <style:table-cell-properties style:vertical-align="top"/>
      <style:text-properties fo:color="#ff9900"/>
    </style:style>
    <style:style style:name="ce68" style:family="table-cell" style:parent-style-name="Default">
      <style:table-cell-properties style:vertical-align="top"/>
      <style:text-properties fo:color="#008000" style:font-name="Consolas" fo:font-size="9.5pt" fo:language="none" fo:country="none" style:font-name-asian="Consolas" style:font-size-asian="9.5pt" style:language-asian="none" style:country-asian="none" style:font-name-complex="Consolas" style:font-size-complex="9.5pt" style:language-complex="none" style:country-complex="none"/>
    </style:style>
    <style:style style:name="ce69" style:family="table-cell" style:parent-style-name="Default">
      <style:table-cell-properties style:vertical-align="top"/>
      <style:text-properties fo:color="#008000" style:font-name="Consolas" fo:font-size="9.5pt" style:font-name-asian="Consolas" style:font-size-asian="9.5pt" style:font-name-complex="Consolas" style:font-size-complex="9.5pt"/>
    </style:style>
    <style:style style:name="ce70" style:family="table-cell" style:parent-style-name="Default">
      <style:table-cell-properties style:vertical-align="top"/>
      <style:text-properties fo:color="#5983b0"/>
    </style:style>
    <style:style style:name="ce71" style:family="table-cell" style:parent-style-name="Default">
      <style:table-cell-properties fo:background-color="#99ccff" style:vertical-align="top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style:font-name="DejaVu Sans Mono" fo:font-size="8.5pt" style:font-name-asian="DejaVu Sans Mono" style:font-name-complex="DejaVu Sans Mono" style:font-size-asian="8.5pt" style:font-size-complex="8.5pt"/>
    </style:style>
    <style:style style:name="T3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000000"/>
    </style:style>
    <style:style style:name="T4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5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6" style:family="text">
      <style:text-properties fo:color="#008000"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000000"/>
    </style:style>
    <style:style style:name="T8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9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10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/>
    </style:style>
    <style:style style:name="T11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12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800080" fo:font-weight="bold" fo:language="zxx" fo:country="none" style:language-asian="zxx" style:country-asian="none" style:language-complex="zxx" style:country-complex="none" style:font-weight-asian="bold" style:font-weight-complex="bold"/>
    </style:style>
    <style:style style:name="T1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14" style:family="text">
      <style:text-properties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15" style:family="text">
      <style:text-properties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16" style:family="text">
      <style:text-properties style:font-name-asian="DejaVu Sans Mono" style:font-name-complex="DejaVu Sans Mono" style:font-size-asian="8.5pt" style:font-size-complex="8.5pt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7" style:family="text">
      <style:text-properties fo:color="#008000" style:font-name="DejaVu Sans Mono" fo:font-size="8.5pt" style:font-name-asian="DejaVu Sans Mono" style:font-name-complex="DejaVu Sans Mono" style:font-size-asian="8.5pt" style:font-size-complex="8.5pt"/>
    </style:style>
    <style:style style:name="T18" style:family="text">
      <style:text-properties style:font-name="DejaVu Sans Mono" fo:font-size="8.5pt" style:font-name-asian="DejaVu Sans Mono" style:font-name-complex="DejaVu Sans Mono" style:font-size-asian="8.5pt" style:font-size-complex="8.5pt" fo:color="#000000"/>
    </style:style>
    <style:style style:name="T19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bold" style:font-weight-asian="bold" style:font-weight-complex="bold"/>
    </style:style>
    <style:style style:name="T20" style:family="text">
      <style:text-properties style:font-name="DejaVu Sans Mono" fo:font-size="8.5pt"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1" style:family="text">
      <style:text-properties fo:color="#008000" style:font-name-asian="DejaVu Sans Mono" style:font-name-complex="DejaVu Sans Mono" style:font-size-asian="8.5pt" style:font-size-complex="8.5pt"/>
    </style:style>
    <style:style style:name="T22" style:family="text">
      <style:text-properties style:font-name-asian="DejaVu Sans Mono" style:font-name-complex="DejaVu Sans Mono" style:font-size-asian="8.5pt" style:font-size-complex="8.5pt" fo:color="#000000"/>
    </style:style>
    <style:style style:name="T23" style:family="text">
      <style:text-properties style:font-name-asian="DejaVu Sans Mono" style:font-name-complex="DejaVu Sans Mono" style:font-size-asian="8.5pt" style:font-size-complex="8.5pt" fo:font-weight="normal" style:font-weight-asian="normal" style:font-weight-complex="normal" fo:color="#800080"/>
    </style:style>
    <style:style style:name="T24" style:family="text">
      <style:text-properties style:font-name-asian="DejaVu Sans Mono" style:font-name-complex="DejaVu Sans Mono" style:font-size-asian="8.5pt" style:font-size-complex="8.5pt" fo:color="#800080" fo:font-weight="normal" style:font-weight-asian="normal" style:font-weight-complex="normal"/>
    </style:style>
    <style:style style:name="T25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2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28" style:family="text">
      <style:text-properties fo:color="#800080" style:font-name="DejaVu Sans Mono" fo:font-size="8.5pt" fo:font-weight="bold" style:font-name-asian="DejaVu Sans Mono" style:font-name-complex="DejaVu Sans Mono" style:font-size-asian="8.5pt" style:font-size-complex="8.5pt" style:font-weight-asian="bold" style:font-weight-complex="bold"/>
    </style:style>
    <style:style style:name="T29" style:family="text">
      <style:text-properties style:font-name="DejaVu Sans Mono" fo:font-size="8.5pt" style:font-name-asian="DejaVu Sans Mono" style:font-name-complex="DejaVu Sans Mono" style:font-size-asian="8.5pt" style:font-size-complex="8.5pt" fo:color="#000000" fo:font-weight="normal" style:font-weight-asian="normal" style:font-weight-complex="normal"/>
    </style:style>
    <style:style style:name="T3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8000"/>
    </style:style>
    <style:style style:name="T31" style:family="text">
      <style:text-properties fo:color="#800080"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/>
    </style:style>
    <style:style style:name="T32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font-weight-asian="normal" style:font-weight-complex="normal" fo:color="#000000"/>
    </style:style>
    <style:style style:name="T33" style:family="text">
      <style:text-properties fo:color="#80008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34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00"/>
    </style:style>
    <style:style style:name="T35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8000"/>
    </style:style>
    <style:style style:name="T36" style:family="text">
      <style:text-properties fo:color="#800080" style:font-name="DejaVu Sans Mono" fo:font-size="8.5pt" fo:font-weight="bold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80008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8" style:family="text">
      <style:text-properties fo:color="#008000"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0" style:family="text">
      <style:text-properties style:font-name="DejaVu Sans Mono" fo:font-size="8.5pt" style:font-name-asian="DejaVu Sans Mono" style:font-name-complex="DejaVu Sans Mono" style:font-size-asian="8.5pt" style:font-size-complex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1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bold" style:font-weight-asian="bold" style:font-weight-complex="bold"/>
    </style:style>
    <style:style style:name="T4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4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4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4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4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4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bold" style:font-weight-asian="bold" style:font-weight-complex="bold"/>
    </style:style>
    <style:style style:name="T49" style:family="text">
      <style:text-properties style:font-name="DejaVu Sans Mono" fo:font-size="8.5pt" style:font-name-asian="DejaVu Sans Mono" style:font-name-complex="DejaVu Sans Mono" style:font-size-asian="8.5pt" style:font-size-complex="8.5pt" fo:color="#0000ff"/>
    </style:style>
    <style:style style:name="T50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  <style:style style:name="T52" style:family="text">
      <style:text-properties fo:color="#008000"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/>
    </style:style>
    <style:style style:name="T53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zxx" fo:country="none" style:language-asian="zxx" style:country-asian="none" style:language-complex="zxx" style:country-complex="none"/>
    </style:style>
    <style:style style:name="T54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8000"/>
    </style:style>
    <style:style style:name="T55" style:family="text">
      <style:text-properties style:font-name-asian="DejaVu Sans Mono" style:font-name-complex="DejaVu Sans Mono" style:font-size-asian="8.5pt" style:font-size-complex="8.5pt" fo:color="#008000"/>
    </style:style>
    <style:style style:name="T56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/>
    </style:style>
    <style:style style:name="T57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8000"/>
    </style:style>
    <style:style style:name="T58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 fo:language="none" fo:country="none" style:language-asian="none" style:country-asian="none" style:language-complex="none" style:country-complex="none"/>
    </style:style>
    <style:style style:name="T5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/>
    </style:style>
    <style:style style:name="T6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8000"/>
    </style:style>
    <style:style style:name="T61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 fo:language="zxx" fo:country="none" style:language-asian="zxx" style:country-asian="none" style:language-complex="zxx" style:country-complex="none"/>
    </style:style>
    <style:style style:name="T62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color="#000000"/>
    </style:style>
    <style:style style:name="T6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6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6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ff"/>
    </style:style>
    <style:style style:name="T6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fo:language="none" fo:country="none" style:language-asian="none" style:country-asian="none" style:language-complex="none" style:country-complex="none"/>
    </style:style>
    <style:style style:name="T6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fo:language="zxx" fo:country="none" style:language-asian="zxx" style:country-asian="none" style:language-complex="zxx" style:country-complex="none"/>
    </style:style>
    <style:style style:name="T6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8000"/>
    </style:style>
    <style:style style:name="T6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none" fo:country="none" style:language-asian="none" style:country-asian="none" fo:color="#000000"/>
    </style:style>
    <style:style style:name="T70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style:language-complex="none" style:country-complex="none" fo:language="none" fo:country="none" style:language-asian="none" style:country-asian="none" fo:color="#008000"/>
    </style:style>
    <style:style style:name="T7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800080" fo:font-weight="bold" style:font-weight-asian="bold" style:font-weight-complex="bold"/>
    </style:style>
    <style:style style:name="T7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color="#000000" fo:font-weight="normal" style:font-weight-asian="normal" style:font-weight-complex="normal"/>
    </style:style>
    <style:style style:name="T7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style:language-complex="none" style:country-complex="none" style:language-asian="none" style:country-asian="none" fo:language="none" fo:country="none" fo:font-weight="normal" style:font-weight-asian="normal" style:font-weight-complex="normal" fo:color="#008000"/>
    </style:style>
    <style:style style:name="T74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0000"/>
    </style:style>
    <style:style style:name="T75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asian="normal" style:font-weight-complex="normal" fo:color="#008000"/>
    </style:style>
    <style:style style:name="T76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asian="normal" style:font-weight-complex="normal"/>
    </style:style>
    <style:style style:name="T7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 fo:language="none" fo:country="none" style:language-asian="none" style:country-asian="none" style:language-complex="none" style:country-complex="none"/>
    </style:style>
    <style:style style:name="T7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800080" fo:font-weight="bold" style:font-weight-asian="bold" style:font-weight-complex="bold"/>
    </style:style>
    <style:style style:name="T7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color="#000000" fo:font-weight="normal" style:font-weight-asian="normal" style:font-weight-complex="normal"/>
    </style:style>
    <style:style style:name="T8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none" fo:country="none" style:language-asian="none" style:country-asian="none" style:language-complex="none" style:country-complex="none" fo:font-weight="normal" style:font-weight-asian="normal" style:font-weight-complex="normal" fo:color="#008000"/>
    </style:style>
    <style:style style:name="T8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none" fo:country="none" style:language-asian="none" style:country-asian="none" style:language-complex="none" style:country-complex="none" style:font-weight-complex="normal" style:font-weight-asian="normal"/>
    </style:style>
    <style:style style:name="T8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none" fo:country="none" style:language-asian="none" style:country-asian="none" style:language-complex="none" style:country-complex="none" style:font-weight-complex="normal" style:font-weight-asian="normal" fo:color="#008000"/>
    </style:style>
    <style:style style:name="T83" style:family="text">
      <style:text-properties style:font-name="DejaVu Sans Mono" fo:font-size="8.5pt" style:font-name-asian="DejaVu Sans Mono" style:font-name-complex="DejaVu Sans Mono" style:font-size-asian="8.5pt" style:font-size-complex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4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800080" fo:font-weight="bold" style:font-weight-asian="bold" style:font-weight-complex="bold"/>
    </style:style>
    <style:style style:name="T85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color="#000000" fo:font-weight="normal" style:font-weight-asian="normal" style:font-weight-complex="normal"/>
    </style:style>
    <style:style style:name="T86" style:family="text">
      <style:text-properties style:font-name="DejaVu Sans Mono" fo:font-size="8.5pt" style:font-name-asian="DejaVu Sans Mono" style:font-name-complex="DejaVu Sans Mono" style:font-size-asian="8.5pt" style:font-size-complex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8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 fo:language="none" fo:country="none" style:language-asian="none" style:country-asian="none" style:language-complex="none" style:country-complex="none"/>
    </style:style>
    <style:style style:name="T8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none" fo:country="none" style:language-asian="none" style:country-asian="none" style:language-complex="none" style:country-complex="none" fo:color="#000000"/>
    </style:style>
    <style:style style:name="T8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 fo:language="zxx" fo:country="none" style:language-asian="zxx" style:country-asian="none" style:language-complex="zxx" style:country-complex="none"/>
    </style:style>
    <style:style style:name="T9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language="zxx" fo:country="none" style:language-asian="zxx" style:country-asian="none" style:language-complex="zxx" style:country-complex="none" fo:color="#000000"/>
    </style:style>
    <style:style style:name="T91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8000" fo:font-weight="normal" style:font-weight-asian="normal" style:font-weight-complex="normal"/>
    </style:style>
    <style:style style:name="T92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0000"/>
    </style:style>
    <style:style style:name="T9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008000"/>
    </style:style>
    <style:style style:name="T94" style:family="text">
      <style:text-properties style:font-name="DejaVu Sans Mono" fo:font-size="8.5pt"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5" style:family="text">
      <style:text-properties fo:color="#008000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96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0000"/>
    </style:style>
    <style:style style:name="T9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008000"/>
    </style:style>
    <style:style style:name="T98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bold" fo:language="none" fo:country="none" style:language-asian="none" style:country-asian="none" style:language-complex="none" style:country-complex="none" style:font-weight-asian="bold" style:font-weight-complex="bold"/>
    </style:style>
    <style:style style:name="T99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 fo:font-weight="normal" fo:language="zxx" fo:country="none" style:language-asian="zxx" style:country-asian="none" style:language-complex="zxx" style:country-complex="none" style:font-weight-asian="normal" style:font-weight-complex="normal"/>
    </style:style>
    <style:style style:name="T10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normal" fo:language="zxx" fo:country="none" style:language-asian="zxx" style:country-asian="none" style:language-complex="zxx" style:country-complex="none" style:font-weight-asian="normal" style:font-weight-complex="normal" fo:color="#008000"/>
    </style:style>
    <style:style style:name="T101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0000ff" fo:language="zxx" fo:country="none" style:language-asian="zxx" style:country-asian="none" style:language-complex="zxx" style:country-complex="none"/>
    </style:style>
    <style:style style:name="T10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 fo:color="#800080" fo:language="none" fo:country="none" style:language-asian="none" style:country-asian="none" style:language-complex="none" style:country-complex="none"/>
    </style:style>
    <style:style style:name="T103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language="zxx" fo:country="none" style:language-asian="zxx" style:country-asian="none" style:language-complex="zxx" style:country-complex="none" fo:font-weight="bold" style:font-weight-asian="bold" style:font-weight-complex="bold" fo:color="#0000ff"/>
    </style:style>
    <style:style style:name="T104" style:family="text">
      <style:text-properties style:text-underline-style="none" style:text-underline-color="font-color" style:text-line-through-type="none" fo:font-style="normal" style:text-outline="false" fo:text-shadow="none" style:text-line-through-mode="continuous" style:font-style-asian="normal" style:font-style-complex="normal" style:text-emphasize="none" style:font-relief="none" style:text-overline-style="none" style:text-overline-color="font-color" fo:color="#000000" style:font-name="Arial" fo:font-size="10pt" fo:font-weight="normal" fo:language="zxx" fo:country="none" style:language-asian="zxx" style:country-asian="none" style:language-complex="zxx" style:country-complex="none" style:font-name-asian="Andale Sans UI" style:font-name-complex="Tahoma" style:font-size-asian="10pt" style:font-size-complex="10pt" style:font-weight-asian="normal" style:font-weight-complex="normal"/>
    </style:style>
    <style:style style:name="T105" style:family="text">
      <style:text-properties fo:color="#008000"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/>
    </style:style>
    <style:style style:name="T106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style:font-name="Arial" fo:font-size="10pt" style:font-name-asian="Andale Sans UI" style:font-name-complex="Tahoma" style:font-size-asian="10pt" style:font-size-complex="10pt"/>
    </style:style>
    <style:style style:name="T107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800080" fo:font-weight="normal" style:font-weight-asian="normal" style:font-weight-complex="normal"/>
    </style:style>
    <style:style style:name="T108" style:family="text">
      <style:text-properties style:font-name="DejaVu Sans Mono" fo:font-size="8.5pt" style:font-name-asian="DejaVu Sans Mono" style:font-name-complex="DejaVu Sans Mono" style:font-size-asian="8.5pt" style:font-size-complex="8.5pt" fo:color="#0000ff" fo:font-weight="normal" style:font-weight-asian="normal" style:font-weight-complex="normal"/>
    </style:style>
    <style:style style:name="T109" style:family="text">
      <style:text-properties style:font-name="DejaVu Sans Mono" fo:font-size="8.5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weight-asian="normal" style:font-weight-complex="normal" style:font-style-asian="normal" style:font-style-complex="normal" style:text-emphasize="none" style:font-relief="none" style:text-overline-style="none" style:text-overline-color="font-color" fo:color="#800080"/>
    </style:style>
    <style:style style:name="T110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ff" fo:font-weight="normal" style:font-weight-asian="normal" style:font-weight-complex="normal"/>
    </style:style>
    <style:style style:name="T111" style:family="text">
      <style:text-properties fo:color="#008000"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/>
    </style:style>
    <style:style style:name="T112" style:family="text">
      <style:text-properties style:font-name="DejaVu Sans Mono" fo:font-size="8.5pt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name-asian="DejaVu Sans Mono" style:font-name-complex="DejaVu Sans Mono" style:font-size-asian="8.5pt" style:font-size-complex="8.5pt" style:font-style-asian="normal" style:font-style-complex="normal" style:text-emphasize="none" style:font-relief="none" style:text-overline-style="none" style:text-overline-color="font-color" fo:color="#000000"/>
    </style:style>
    <style:style style:name="T113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 fo:color="#800080" style:font-name="Arial" fo:font-size="10pt" style:font-name-asian="Andale Sans UI" style:font-name-complex="Tahoma" style:font-size-asian="10pt" style:font-size-complex="10pt"/>
    </style:style>
    <style:style style:name="T11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zxx" style:country-asian="none" style:language-complex="zxx" style:country-complex="none" style:font-weight-asian="normal" style:font-weight-complex="normal" style:font-style-asian="normal" style:font-style-complex="normal" style:text-emphasize="none" style:font-relief="none" style:text-overline-style="none" style:text-overline-color="font-color" style:font-name="Arial" fo:font-size="10pt" style:font-name-asian="Andale Sans UI" style:font-name-complex="Tahoma" style:font-size-asian="10pt" style:font-size-complex="10pt"/>
    </style:style>
    <style:style style:name="T115" style:family="text">
      <style:text-properties style:font-name="DejaVu Sans Mono" fo:font-size="8.5pt" style:font-name-asian="DejaVu Sans Mono" style:font-name-complex="DejaVu Sans Mono" style:font-size-asian="8.5pt" style:font-size-complex="8.5pt" fo:color="#008000"/>
    </style:style>
    <style:style style:name="T116" style:family="text">
      <style:text-properties style:font-name="DejaVu Sans Mono" fo:font-size="8.5pt" fo:font-weight="normal" style:font-name-asian="DejaVu Sans Mono" style:font-name-complex="DejaVu Sans Mono" style:font-size-asian="8.5pt" style:font-size-complex="8.5pt" style:font-weight-asian="normal" style:font-weight-complex="normal" fo:color="#0000ff"/>
    </style:style>
    <style:style style:name="T117" style:family="text">
      <style:text-properties style:font-name-asian="Consolas" style:font-name-complex="Consolas" style:font-size-asian="9.5pt" style:font-size-complex="9.5pt"/>
    </style:style>
    <style:style style:name="T118" style:family="text">
      <style:text-properties style:text-position="super 58%"/>
    </style:style>
    <style:style style:name="T119" style:family="text">
      <style:text-properties fo:color="#5983b0"/>
    </style:style>
  </office:automatic-styles>
  <office:body>
    <office:spreadsheet>
      <table:table table:name="MKY.IO.Serial.SerialPort" table:style-name="ta1" table:print="false">
        <office:forms form:automatic-focus="false" form:apply-design-mode="false"/>
        <table:table-column table:style-name="co1" table:default-cell-style-name="ce48"/>
        <table:table-column table:style-name="co2" table:default-cell-style-name="ce48"/>
        <table:table-column table:style-name="co3" table:default-cell-style-name="ce48"/>
        <table:table-column table:style-name="co4" table:default-cell-style-name="ce48"/>
        <table:table-column table:style-name="co5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e.g. Microsoft and Prolific do not properly support buffering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Rates with default setting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counts and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Counts and 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Byte rate must be at least 500/s (i.e. 96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115200 baud</text:p>
          </table:table-cell>
          <table:table-cell/>
          <table:table-cell office:value-type="stri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yte rate must be at least 6000/s (i.e. 115200 baud - 25% - overhead)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ates with full buffering</text:p>
          </table:table-cell>
          <table:table-cell office:value-type="string" calcext:value-type="string">
            <text:p>In advanced settings of both terminals, disable...</text:p>
            <text:p>...[Buffer not more than baud rate permits]</text:p>
            <text:p>...[Buffer chunks of max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both terminals to 9600 baud</text:p>
          </table:table-cell>
          <table:table-cell/>
          <table:table-cell table:formula="of:=[.F17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end "\!-SendFiles\Stress-1-Normal.txt"</text:p>
          </table:table-cell>
          <table:table-cell office:value-type="string" calcext:value-type="string">
            <text:p>With true COM port (not VSPE), byte rate on Rx will be around 96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counts and rat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gain set both terminals to 115200 baud</text:p>
          </table:table-cell>
          <table:table-cell/>
          <table:table-cell table:formula="of:=[.F21]" office:value-type="string" office:string-value="Use presets, then these are tested right along" calcext:value-type="string">
            <text:p>Use presets, then these are tested right along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With true COM port (not VSPE), byte rate on Rx will be around 1152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50" office:value-type="string" calcext:value-type="string">
            <text:p>Note that the following tests must be performed on an interface fully supporting advanced serial COM port features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Ideally use FTDI ports (e.g. COM21/22) which are known to have best feature support.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50" office:value-type="string" calcext:value-type="string">
            <text:p>VSPE e.g. doesn't support XOn/XOff software flow control.</text:p>
          </table:table-cell>
          <table:table-cell table:number-columns-repeated="1020"/>
        </table:table-row>
        <table:table-row table:style-name="ro1" table:number-rows-repeated="2">
          <table:table-cell table:number-columns-repeated="3"/>
          <table:table-cell table:style-name="ce50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RFR/CTS</text:p>
          </table:table-cell>
          <table:table-cell office:value-type="string" calcext:value-type="string">
            <text:p>Closed – Manual RFR/CTS</text:p>
          </table:table-cell>
          <table:table-cell office:value-type="string" calcext:value-type="string">
            <text:p>Create a new terminal on serial COM port with 'Manual 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Manual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 and editable, CTS/DSR are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and re-enable RFR and DTR</text:p>
          </table:table-cell>
          <table:table-cell office:value-type="string" calcext:value-type="string"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osed – RFR/CTS</text:p>
          </table:table-cell>
          <table:table-cell office:value-type="string" calcext:value-type="string">
            <text:p>Create a second terminal looped back to the first with 'Hardware' flow control without opening it</text:p>
          </table:table-cell>
          <table:table-cell office:value-type="string" calcext:value-type="string">
            <text:p>RFR/CTS/DTR/DSR/DCD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RFR/CTS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RFR/DTR are on, DTR is editable, CTS is shown and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CTS/DSR/DCD of first terminal are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able and re-enable RFR and DTR of first terminal</text:p>
          </table:table-cell>
          <table:table-cell office:value-type="string" calcext:value-type="string">
            <text:p>CTS and DSR/DCD turn off and on</text:p>
            <text:p>Flow control count is incremen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flow control count</text:p>
          </table:table-cell>
          <table:table-cell office:value-type="string" calcext:value-type="string">
            <text:p>Flow control count reset to 0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CTS is off</text:p>
          </table:table-cell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second terminal is off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RFR of first terminal</text:p>
          </table:table-cell>
          <table:table-cell office:value-type="string" calcext:value-type="string">
            <text:p>CTS of first terminal is on</text:p>
            <text:p>Data is receiv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Closed – None</text:p>
          </table:table-cell>
          <table:table-cell office:value-type="string" calcext:value-type="string">
            <text:p>Create a new terminal on serial COM port with 'None' flow control without opening it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None</text:p>
          </table:table-cell>
          <table:table-cell office:value-type="string" calcext:value-type="string">
            <text:p>Start/open terminal</text:p>
          </table:table-cell>
          <table:table-cell office:value-type="string" calcext:value-type="string">
            <text:p>IXS and OXS states are hidden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Open – 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  <text:p>&lt;XON&gt; is sent by terminal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Open – XOn/XOff</text:p>
          </table:table-cell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terminal to 'Software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/open terminal</text:p>
          </table:table-cell>
          <table:table-cell office:value-type="string" calcext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XS count is increment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second to first terminal</text:p>
          </table:table-cell>
          <table:table-cell office:value-type="string" calcext:value-type="string">
            <text:p>Data is accep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more data from second to first terminal until warning is output</text:p>
          </table:table-cell>
          <table:table-cell office:value-type="string" calcext:value-type="string">
            <text:p>Warning is output once</text:p>
            <text:p>Data is accepted but partly retained (i.e. will not yet be shown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from second to first terminal</text:p>
          </table:table-cell>
          <table:table-cell office:value-type="string" calcext:value-type="string">
            <text:p>Data is accepted but retained (i.e. will not yet be shown)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FF&gt; is received by second terminal but won't be show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a lot of data from second to first terminal</text:p>
          </table:table-cell>
          <table:table-cell office:value-type="string" calcext:value-type="string">
            <text:p>Data is accepted but retained</text:p>
            <text:p>Warning is output once again</text:p>
          </table:table-cell>
          <table:table-cell office:value-type="string" calcext:value-type="string">
            <text:p>Ensure that a lot of data can be retained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Toggle IXS of first terminal</text:p>
          </table:table-cell>
          <table:table-cell office:value-type="string" calcext:value-type="string">
            <text:p>&lt;XON&gt; is received by second terminal but won't be shown</text:p>
            <text:p>Retained 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 of first terminal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 of first terminal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ined</text:p>
          </table:table-cell>
          <table:table-cell office:value-type="string" calcext:value-type="string">
            <text:p>Combine both above</text:p>
          </table:table-cell>
          <table:table-cell office:value-type="string" calcext:value-type="string">
            <text:p>Use 'Manual Combined' and 'Combined' flow contro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utput Break State</text:p>
          </table:table-cell>
          <table:table-cell office:value-type="string" calcext:value-type="string">
            <text:p>Indicate OBS/IBS</text:p>
          </table:table-cell>
          <table:table-cell office:value-type="string" calcext:value-type="string">
            <text:p>Create a new terminal on serial COM por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office:value-type="string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formula="of:=[.D81]" office:value-type="string" office:string-value="Terminal &gt; Settings... &gt; Advanced Settings...&#10;                                         &gt; Indicate break states&#10;                                         &gt; Output break can be modified" calcext:value-type="string">
            <text:p>Terminal &gt; Settings... &gt; Advanced Settings...</text:p>
            <text:p>                                         &gt; Indicate break states</text:p>
            <text:p>                                         &gt; Output break can be modified</text:p>
          </table:table-cell>
          <table:table-cell table:formula="of:=[.E81]" office:value-type="string" office:string-value="&#10;IBS and OBS indicated&#10;IBS is disabled (i.e. greyed), OBS is enabled" calcext:value-type="string">
            <text:p/>
            <text:p>IBS and OBS indicated</text:p>
            <text:p>IBS is disabled (i.e. greyed), OBS is enab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odify OBS settings</text:p>
          </table:table-cell>
          <table:table-cell office:value-type="string" calcext:value-type="string">
            <text:p>First terminal:</text:p>
            <text:p>Terminal &gt; Settings... &gt; Advanced Settings...</text:p>
            <text:p>                                         &gt; No send while in OBS = N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et OBS manually</text:p>
          </table:table-cell>
          <table:table-cell office:value-type="string" calcext:value-type="string">
            <text:p>Set OBS of first terminal by clicking on symbol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retained and an error message is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Reset OBS manually</text:p>
          </table:table-cell>
          <table:table-cell office:value-type="string" calcext:value-type="string">
            <text:p>Reset OBS of first terminal by clicking on symbol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OutputBreakOn)</text:p>
          </table:table-cell>
          <table:table-cell office:value-type="string" calcext:value-type="string">
            <text:p>Define a command \!(OutputBreakOn)\!(NoEOL)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\!(OutputBreakOff)</text:p>
          </table:table-cell>
          <table:table-cell office:value-type="string" calcext:value-type="string">
            <text:p>Define a command \!(OutputBreakOff)\!(NoEOL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fine a command with some data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t OBS of first terminal by calling the according command</text:p>
          </table:table-cell>
          <table:table-cell office:value-type="string" calcext:value-type="string">
            <text:p>First terminal: OBS turns red and terminal gets disconnected</text:p>
            <text:p>Second terminal: IBS turns red but terminal stays conn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set OBS of first terminal by calling the according command</text:p>
          </table:table-cell>
          <table:table-cell office:value-type="string" calcext:value-type="string">
            <text:p>First terminal: OBS turns green and terminal gets connected again</text:p>
            <text:p>Second terminal: IBS stays r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some data from first to second terminal</text:p>
          </table:table-cell>
          <table:table-cell office:value-type="string" calcext:value-type="string">
            <text:p>Data is sent and received</text:p>
            <text:p>No error messages appear</text:p>
            <text:p>Second terminal: IBS turns g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 table:number-columns-repeated="2"/>
          <table:table-cell table:style-name="ce49" office:value-type="string" calcext:value-type="string">
            <text:p>"YAT – BreakStateTest.jpg" still of any purpose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ToDo</text:p>
          </table:table-cell>
          <table:table-cell table:style-name="ce49"/>
          <table:table-cell table:style-name="ce49" office:value-type="string" calcext:value-type="string">
            <text:p>Suspend/Resume</text:p>
          </table:table-cell>
          <table:table-cell table:style-name="ce49" office:value-type="string" calcext:value-type="string">
            <text:p>Open terminal on internal COM</text:p>
          </table:table-cell>
          <table:table-cell/>
          <table:table-cell office:value-type="string" calcext:value-type="string">
            <text:p>Requires computer with internal COM (e.g. docking station @ MT)</text:p>
          </table:table-cell>
          <table:table-cell table:number-columns-repeated="1018"/>
        </table:table-row>
        <table:table-row table:style-name="ro1">
          <table:table-cell table:style-name="ce49" table:number-columns-repeated="2"/>
          <table:table-cell table:style-name="ce49" office:value-type="string" calcext:value-type="string">
            <text:p>of internal COM</text:p>
          </table:table-cell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uspend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Resume computer</text:p>
          </table:table-cell>
          <table:table-cell table:number-columns-repeated="1020"/>
        </table:table-row>
        <table:table-row table:style-name="ro1">
          <table:table-cell table:style-name="ce49" table:number-columns-repeated="3"/>
          <table:table-cell table:style-name="ce49" office:value-type="string" calcext:value-type="string">
            <text:p>Send some data back and forth</text:p>
          </table:table-cell>
          <table:table-cell office:value-type="string" calcext:value-type="string">
            <text:p>Data is sent and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Disconnect/Reconnect</text:p>
          </table:table-cell>
          <table:table-cell office:value-type="string" calcext:value-type="string">
            <text:p>Microsoft driver</text:p>
          </table:table-cell>
          <table:table-cell office:value-type="string" calcext:value-type="string">
            <text:p>Go to the system device manager</text:p>
            <text:p>Locate the RB EVB (e.g. COM43) and verify the driver</text:p>
          </table:table-cell>
          <table:table-cell office:value-type="string" calcext:value-type="string">
            <text:p/>
            <text:p>Driver is Mettler-Toledo (ToriLogic/Thesycon) e.g. 1.24.0.0 of 2016-11-24</text:p>
          </table:table-cell>
          <table:table-cell office:value-type="string" calcext:value-type="string">
            <text:p>This is an additional test to the automatic performed tests</text:p>
            <text:p>Required because the automatic test doesn't use the Microsoft drive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to Microsoft driver by 'Update &gt; Manual &gt; List &gt; Serial USB Device'</text:p>
          </table:table-cell>
          <table:table-cell office:value-type="string" calcext:value-type="string">
            <text:p>Driver now is e.g. Microsoft 10.0.10586.306 of 2006-06-2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new terminal on RB EVB serial COM port</text:p>
          </table:table-cell>
          <table:table-cell office:value-type="string" calcext:value-type="string">
            <text:p>Terminal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anually close the por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anually open the port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table:style-name="ce51" office:value-type="string" calcext:value-type="string">
            <text:p>Sending possible again, successfully receiving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office:value-type="string" calcext:value-type="string">
            <text:p>Sending possible, successfully receiving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Disconnect USB cable on RB EVB</text:p>
          </table:table-cell>
          <table:table-cell table:style-name="ce51" office:value-type="string" calcext:value-type="string">
            <text:p>Terminal still indicated as "Open" since alive ticker doesn't work with Microsoft driver</text:p>
            <text:p>No exceptions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</text:p>
          </table:table-cell>
          <table:table-cell table:style-name="ce51" office:value-type="string" calcext:value-type="string">
            <text:p>Sending not possible, terminal gets closed, is waiting for reconnect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USB cable to RB EVB</text:p>
          </table:table-cell>
          <table:table-cell office:value-type="string" calcext:value-type="string">
            <text:p>Terminal re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again</text:p>
          </table:table-cell>
          <table:table-cell office:value-type="string" calcext:value-type="string">
            <text:p>Sending possible again, successfully receiving</text:p>
          </table:table-cell>
          <table:table-cell office:value-type="string" calcext:value-type="string">
            <text:p>Only new data is sent, previous data got clear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the system device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store Mettler-Toledo driver by 'Update &gt; Manual &gt; List &gt; Serial USB Device'</text:p>
          </table:table-cell>
          <table:table-cell office:value-type="string" calcext:value-type="string">
            <text:p>Driver is again Mettler-Toledo (ToriLogic/Thesycon) e.g. 1.24.0.0 of 2016-11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ort Selection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None available new</text:p>
          </table:table-cell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Message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new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defaulted to first available por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o longer available active</text:p>
          </table:table-cell>
          <table:table-cell office:value-type="string" calcext:value-type="string">
            <text:p>Reactivate port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on USB/RS-232 adapter COM po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Disconnect USB/RS-232 adapt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<text:span text:style-name="T1">Message</text:span> that serial COM port is no longer availa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Error message</text:p>
            <text:p>Terminal stays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Automatically switched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Terminal still clos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Terminal &gt; Settings...]</text:p>
          </table:table-cell>
          <table:table-cell office:value-type="string" calcext:value-type="string">
            <text:p><text:span text:style-name="T1">Message</text:span> that serial COM port is no longer available</text:p>
            <text:p><text:span text:style-name="T1">Automatically switched</text:span> to first available por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Terminal switched but still clo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erminal &gt; Open/Star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</text:p>
          </table:table-cell>
          <table:table-cell office:value-type="string" calcext:value-type="string">
            <text:p>Work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 table:number-rows-repeated="654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" table:style-name="ta1" table:print="false">
        <table:table-column table:style-name="co8" table:default-cell-style-name="ce52"/>
        <table:table-column table:style-name="co9" table:default-cell-style-name="ce52"/>
        <table:table-column table:style-name="co10" table:default-cell-style-name="ce52"/>
        <table:table-column table:style-name="co11" table:default-cell-style-name="ce52"/>
        <table:table-column table:style-name="co12" table:default-cell-style-name="ce52"/>
        <table:table-column table:style-name="co13" table:default-cell-style-name="ce52"/>
        <table:table-column table:style-name="co7" table:number-columns-repeated="1018" table:default-cell-style-name="ce52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Open</text:p>
          </table:table-cell>
          <table:table-cell office:value-type="string" calcext:value-type="string">
            <text:p>Continuous while opening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continuous mode on device</text:p>
          </table:table-cell>
          <table:table-cell/>
          <table:table-cell table:style-name="ce54" office:value-type="string" calcext:value-type="string">
            <text:p>SIR on RB ExBal Win32</text:p>
            <text:p>(ECHO 2 doesn't work as disconnect resets it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port while SIR is received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por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while SIR is received</text:p>
          </table:table-cell>
          <table:table-cell office:value-type="string" calcext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continuous mode on device</text:p>
          </table:table-cell>
          <table:table-cell/>
          <table:table-cell office:value-type="string" calcext:value-type="string">
            <text:p>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CP/IP Client</text:p>
          </table:table-cell>
          <table:table-cell office:value-type="string" calcext:value-type="string">
            <text:p>Auto-Reconnect</text:p>
          </table:table-cell>
          <table:table-cell office:value-type="string" calcext:value-type="string">
            <text:p>Create and open a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nd open a TCP/IP Client without auto-reconnect</text:p>
          </table:table-cell>
          <table:table-cell office:value-type="string" calcext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table:style-name="ce53"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stay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Both terminals are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figure the client to become auto-reconnect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server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server again</text:p>
          </table:table-cell>
          <table:table-cell office:value-type="string" calcext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server again</text:p>
          </table:table-cell>
          <table:table-cell office:value-type="string" calcext:value-type="string">
            <text:p>Client gets reconnected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TCP/IP Server</text:p>
          </table:table-cell>
          <table:table-cell office:value-type="string" calcext:value-type="string">
            <text:p>Listening</text:p>
          </table:table-cell>
          <table:table-cell office:value-type="string" calcext:value-type="string">
            <text:p>Close client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client again</text:p>
          </table:table-cell>
          <table:table-cell office:value-type="string" calcext:value-type="string">
            <text:p>Server gets listening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client again</text:p>
          </table:table-cell>
          <table:table-cell office:value-type="string" calcext:value-type="string">
            <text:p>Server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Close All Terminals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ates</text:p>
          </table:table-cell>
          <table:table-cell office:value-type="string" calcext:value-type="string">
            <text:p>Tx/Rx byte/line rates</text:p>
          </table:table-cell>
          <table:table-cell office:value-type="string" calcext:value-type="string">
            <text:p>Create a new terminal using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how rates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Rates must properly behav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"\!-SendFiles\Stress-3-EvenLarger.txt"</text:p>
          </table:table-cell>
          <table:table-cell office:value-type="string" calcext:value-type="string">
            <text:p>Byte rate must be at least 25000/s</text:p>
            <text:p>Line rate must be at least 500/s</text:p>
            <text:p>All bytes must be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/>
          <table:table-cell office:value-type="string" calcext:value-type="string">
            <text:p>Using [File &gt; Workspace &gt; Close]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CP/IP AutoSocket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TCP/IP AutoSocket</text:p>
            <text:p> &gt; Remote Host = YAT TestComputer</text:p>
          </table:table-cell>
          <table:table-cell office:value-type="string" calcext:value-type="string">
            <text:p>Terminal can be opened</text:p>
          </table:table-cell>
          <table:table-cell office:value-type="string" calcext:value-type="string">
            <text:p>YAT DevelopmentComputer is 192.168.188.34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new terminal using TCP/IP AutoSocke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office:value-type="string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TCP/IP Client/Server</text:p>
          </table:table-cell>
          <table:table-cell office:value-type="string" calcext:value-type="string">
            <text:p>Remoteconnect</text:p>
          </table:table-cell>
          <table:table-cell office:value-type="string" calcext:value-type="string">
            <text:p>[On YAT TestComputer]</text:p>
            <text:p>Create a TCP/IP Server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Create a new terminal using TCP/IP Client</text:p>
            <text:p> &gt; Remote Host = YAT TestComputer</text:p>
          </table:table-cell>
          <table:table-cell office:value-type="string" calcext:value-type="string">
            <text:p>Both terminals interconnect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On YAT DevelopmentComputer]</text:p>
            <text:p>Create a TCP/IP Server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TestComputer]</text:p>
            <text:p>Create a TCP/IP Client</text:p>
            <text:p> &gt; Remote Host = YAT DevelopmentComputer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UDP/IP PairSocket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two terminals using UDP/IP PairSocket</text:p>
            <text:p> &gt; 1st terminal ports = 10000 / 10001</text:p>
            <text:p> &gt; 2nd terminal ports = 10001 / 10000</text:p>
          </table:table-cell>
          <table:table-cell office:value-type="string" calcext:value-type="string">
            <text:p>Both terminals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 calcext:value-type="string">
            <text:p>Limited Broadcast</text:p>
          </table:table-cell>
          <table:table-cell table:style-name="ce53" office:value-type="string" calcext:value-type="string">
            <text:p>Create two terminals using UDP/IP PairSocket</text:p>
            <text:p><text:span text:style-name="T1"> &gt; 1st terminal remote host = [broadcast]</text:span></text:p>
            <text:p> &gt; 1st terminal ports = 10000 / 10001</text:p>
            <text:p><text:span text:style-name="T1"> &gt; 2nd terminal remote host = [broadcast]</text:span></text:p>
            <text:p> &gt; 2nd terminal ports = 10001 / 10000</text:p>
          </table:table-cell>
          <table:table-cell/>
          <table:table-cell office:value-type="string" calcext:value-type="string">
            <text:p/>
            <text:p>When [broadcast] is selected, same port is proposed by default,</text:p>
            <text:p>Since typical use case of [broadcast] involves a remote host 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Get the address of the network interface</text:p>
          </table:table-cell>
          <table:table-cell/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alculate the corrsponding limited broadcast address</text:p>
          </table:table-cell>
          <table:table-cell/>
          <table:table-cell office:value-type="string" calcext:value-type="string">
            <text:p><text:span text:style-name="T1">YAT DevelopmentComputer is </text:span>192.168.188.255</text:p>
          </table:table-cell>
          <table:table-cell table:number-columns-repeated="1018"/>
        </table:table-row>
        <table:table-row table:style-name="ro5">
          <table:table-cell table:number-columns-repeated="3"/>
          <table:table-cell table:style-name="ce53" office:value-type="string" calcext:value-type="string">
            <text:p>Create two terminals using UDP/IP PairSocket</text:p>
            <text:p><text:span text:style-name="T1"> &gt; 1st terminal remote host = 192.168.188.255</text:span></text:p>
            <text:p> &gt; 1st terminal ports = 10000 / 10001</text:p>
            <text:p><text:span text:style-name="T1"> &gt; 1st terminal interface = network interface</text:span></text:p>
            <text:p><text:span text:style-name="T1"> &gt; 2nd terminal remote host = 192.168.188.255</text:span></text:p>
            <text:p> &gt; 2nd terminal ports = 10001 / 10000</text:p>
            <text:p><text:span text:style-name="T1"> &gt; 2nd terminal interface = network interface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DevelopmentComputer]</text:p>
            <text:p>Create a new terminal using UDP/IP PairSocket</text:p>
            <text:p> &gt; Remote Host = YAT TestComputer</text:p>
            <text:p> &gt; Local UDP Port = 10000</text:p>
          </table:table-cell>
          <table:table-cell office:value-type="string" calcext:value-type="string">
            <text:p>Terminal can be opened</text:p>
          </table:table-cell>
          <table:table-cell table:formula="of:=[.F$39]" office:value-type="string" office:string-value="YAT TestComputer is 192.168.188.32" calcext:value-type="string">
            <text:p>YAT TestComputer is 192.168.188.32</text:p>
          </table:table-cell>
          <table:table-cell table:number-columns-repeated="1018"/>
        </table:table-row>
        <table:table-row table:style-name="ro6">
          <table:table-cell table:number-columns-repeated="3"/>
          <table:table-cell office:value-type="string" calcext:value-type="string">
            <text:p>[On YAT TestComputer]</text:p>
            <text:p>Create a new terminal using UDP/IP PairSocket</text:p>
            <text:p> &gt; Remote Host = YAT DevelopmentComputer</text:p>
            <text:p> &gt; Local UDP Port = 10000</text:p>
          </table:table-cell>
          <table:table-cell office:value-type="string" calcext:value-type="string">
            <text:p>Both terminals interconnected</text:p>
          </table:table-cell>
          <table:table-cell table:formula="of:=[.F$38]" office:value-type="string" office:string-value="YAT DevelopmentComputer is 192.168.188.34" calcext:value-type="string">
            <text:p>YAT DevelopmentComputer is 192.168.188.34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UDP/IP Client/Server</text:p>
          </table:table-cell>
          <table:table-cell office:value-type="string" calcext:value-type="string">
            <text:p>Interconnec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reate a terminal using UDP/IP Client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2"/>
          <table:table-cell office:value-type="string" calcext:value-type="string">
            <text:p>Multiconnect</text:p>
          </table:table-cell>
          <table:table-cell office:value-type="string" calcext:value-type="string">
            <text:p>Create another terminal using UDP/IP Client</text:p>
            <text:p> &gt; Remote port = 10000</text:p>
          </table:table-cell>
          <table:table-cell office:value-type="string" calcext:value-type="string">
            <text:p>Port sharing allow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 from the previous client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Server sends to most recently active clien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Limi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Directed Broadcast</text:p>
          </table:table-cell>
          <table:table-cell office:value-type="string" calcext:value-type="string">
            <text:p>Create a terminal using UDP/I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53" office:value-type="string" calcext:value-type="string">
            <text:p>Create a terminal using UDP/IP Client</text:p>
            <text:p><text:span text:style-name="T1"> &gt; Remote host = 192.168.188.255</text:span></text:p>
            <text:p><text:span text:style-name="T1"> &gt; Remote port = 10000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Remoteconnec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office:value-type="string" calcext:value-type="string">
            <text:p>Terminal can be opened</text:p>
          </table:table-cell>
          <table:table-cell table:number-columns-repeated="1019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6">
          <table:table-cell table:number-columns-repeated="2"/>
          <table:table-cell office:value-type="string" calcext:value-type="string">
            <text:p>Remotefilter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  <text:p><text:span text:style-name="T1"> &gt; Local filter = 192.168.188.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[On YAT DevelopmentComputer]</text:p>
            <text:p>Create a new terminal using UDP/IP Client</text:p>
            <text:p> &gt; Remote host = YAT TestLaptop</text:p>
            <text:p> &gt; Remote port = 10000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192.168.188.33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no longer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3"/>
          <table:table-cell office:value-type="string" calcext:value-type="string">
            <text:p>[On YAT TestLaptop]</text:p>
            <text:p>Change UDP Server</text:p>
            <text:p><text:span text:style-name="T1"> &gt; Local filter = [any]</text:span>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Multibroadcast</text:p>
          </table:table-cell>
          <table:table-cell office:value-type="string" calcext:value-type="string">
            <text:p>[On YAT TestLaptop]</text:p>
            <text:p>Create a UDP Server</text:p>
            <text:p> &gt; Local port = 10000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On YAT DevelopmentComputer]</text:p>
            <text:p><text:span text:style-name="T1">Create a UDP Server</text:span></text:p>
            <text:p><text:span text:style-name="T1"> &gt; Local port = 10000</text:span></text:p>
          </table:table-cell>
          <table:table-cell table:number-columns-repeated="1020"/>
        </table:table-row>
        <table:table-row table:style-name="ro6">
          <table:table-cell table:number-columns-repeated="3"/>
          <table:table-cell table:style-name="ce53" office:value-type="string" calcext:value-type="string">
            <text:p><text:span text:style-name="T1">[On YAT DevelopmentComputer]</text:span></text:p>
            <text:p>Create a terminal using UDP/IP Client</text:p>
            <text:p> &gt; Remote host = [broadcast]</text:p>
            <text:p><text:span text:style-name="T1"> &gt; Remote port = 10000</text:span>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can be exchanged</text:p>
            <text:p>Client data is received by both servers</text:p>
            <text:p>Server data is received by client</text:p>
          </table:table-cell>
          <table:table-cell office:value-type="string" calcext:value-type="string">
            <text:p>Client must send data first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On UDP/IP Client</text:p>
            <text:p>[View &gt; Show Port] = Yes</text:p>
          </table:table-cell>
          <table:table-cell office:value-type="string" calcext:value-type="string">
            <text:p>Correct end points are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8" office:value-type="string" calcext:value-type="string">
            <text:p>Interface Selection</text:p>
          </table:table-cell>
          <table:table-cell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10484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Usb" table:style-name="ta1" table:print="false">
        <office:forms form:automatic-focus="false" form:apply-design-mode="false"/>
        <table:table-column table:style-name="co8" table:default-cell-style-name="ce48"/>
        <table:table-column table:style-name="co14" table:default-cell-style-name="ce48"/>
        <table:table-column table:style-name="co15" table:default-cell-style-name="ce48"/>
        <table:table-column table:style-name="co16" table:default-cell-style-name="ce48"/>
        <table:table-column table:style-name="co5" table:default-cell-style-name="ce48"/>
        <table:table-column table:style-name="co1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numeration</text:p>
          </table:table-cell>
          <table:table-cell/>
          <table:table-cell office:value-type="string" calcext:value-type="string">
            <text:p>Connect test devic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nd select USB Ser/HID</text:p>
          </table:table-cell>
          <table:table-cell office:value-type="string" calcext:value-type="string">
            <text:p>Devices are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Preset and FlowControl</text:p>
          </table:table-cell>
          <table:table-cell office:value-type="string" calcext:value-type="string">
            <text:p>MT Ser/HID</text:p>
          </table:table-cell>
          <table:table-cell office:value-type="string" calcext:value-type="string">
            <text:p>Select an MT Ser/HID device</text:p>
          </table:table-cell>
          <table:table-cell office:value-type="string" calcext:value-type="string">
            <text:p>Preset is set to MT Ser/HID</text:p>
            <text:p>FlowControl is set to Software</text:p>
            <text:p>No XOn/XOff characters are shown</text:p>
          </table:table-cell>
          <table:table-cell office:value-type="string" calcext:value-type="string">
            <text:p/>
            <text:p/>
            <text:p>Hide XOn/XOff must be enabled by defaul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art/Stop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office:value-type="string" calcext:value-type="string">
            <text:p>Use YAT.8 ExLigh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erminal caption and I/O status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Repeat Stop/Start</text:p>
          </table:table-cell>
          <table:table-cell office:value-type="string" calcext:value-type="string">
            <text:p><text:span text:style-name="T1">No XOn/XOff characters are shown</text:span></text:p>
            <text:p><text:span text:style-name="T1">No additional line breaks are shown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op terminal</text:p>
          </table:table-cell>
          <table:table-cell office:value-type="string" calcext:value-type="string">
            <text:p>Full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nect/Disconnect</text:p>
          </table:table-cell>
          <table:table-cell office:value-type="string" calcext:value-type="string">
            <text:p>Single device</text:p>
          </table:table-cell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office:value-type="string" calcext:value-type="string">
            <text:p>YAT.8 ExLight is connected to Out 1 of Hub 1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open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losed /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YAT while terminal is open</text:p>
          </table:table-cell>
          <table:table-cell office:value-type="string" calcext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Switch question pops u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[No]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 again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office:value-type="string" calcext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terminal</text:p>
          </table:table-cell>
          <table:table-cell office:value-type="string" calcext:value-type="string">
            <text:p>Full device info – Disconnected – Waiting /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device</text:p>
          </table:table-cell>
          <table:table-cell office:value-type="string" calcext:value-type="string">
            <text:p>Full device info – Connected – Open /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to the device</text:p>
          </table:table-cell>
          <table:table-cell office:value-type="string" calcext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On/XOff</text:p>
          </table:table-cell>
          <table:table-cell office:value-type="string" calcext:value-type="string">
            <text:p>Manual Xon/XOff</text:p>
          </table:table-cell>
          <table:table-cell office:value-type="string" calcext:value-type="string">
            <text:p>Set terminal to 'Manual Software' flow control</text:p>
          </table:table-cell>
          <table:table-cell office:value-type="string" calcext:value-type="string">
            <text:p>IXS and OXS states are shown, IXS is editable, IXS is on, OXS is assumed to be on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how flow control count</text:p>
          </table:table-cell>
          <table:table-cell office:value-type="string" calcext:value-type="string">
            <text:p>Flow control count is shown, all set to 0</text:p>
            <text:p>Except for IXS | XOn which is incremented each time the terminal is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n</text:p>
          </table:table-cell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while XOff</text:p>
          </table:table-cell>
          <table:table-cell office:value-type="string" calcext:value-type="string">
            <text:p>Toggle IXS</text:p>
          </table:table-cell>
          <table:table-cell office:value-type="string" calcext:value-type="string">
            <text:p>&lt;XOFF&gt;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 response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IXS</text:p>
          </table:table-cell>
          <table:table-cell office:value-type="string" calcext:value-type="string">
            <text:p>&lt;XON&gt; is sent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Retained data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Hide XOn/XOff </text:p>
          </table:table-cell>
          <table:table-cell office:value-type="string" calcext:value-type="string">
            <text:p>Enable 'Hide XOn/XOff' in advanced settings</text:p>
          </table:table-cell>
          <table:table-cell office:value-type="string" calcext:value-type="string">
            <text:p>&lt;XON&gt; and &lt;XOFF&gt; indications disapp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how XOn/XOff </text:p>
          </table:table-cell>
          <table:table-cell office:value-type="string" calcext:value-type="string">
            <text:p>Disable 'Hide XOn/XOff' in advanced settings</text:p>
          </table:table-cell>
          <table:table-cell office:value-type="string" calcext:value-type="string">
            <text:p>&lt;XON&gt; and &lt;XOFF&gt; indications reapp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Report ID</text:p>
          </table:table-cell>
          <table:table-cell office:value-type="string" calcext:value-type="string">
            <text:p>Correct ID</text:p>
          </table:table-cell>
          <table:table-cell office:value-type="string" calcext:value-type="string">
            <text:p>Create a new terminal to MT USB Ser/HID device using defaults (i.e. report ID = 0)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how length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rong ID</text:p>
          </table:table-cell>
          <table:table-cell office:value-type="string" calcext:value-type="string">
            <text:p>Open terminal settings and change report ID = 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rrect ID again</text:p>
          </table:table-cell>
          <table:table-cell office:value-type="string" calcext:value-type="string">
            <text:p>Open terminal settings and restore report ID = 0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1)) and request data again</text:p>
          </table:table-cell>
          <table:table-cell office:value-type="string" calcext:value-type="string">
            <text:p>Data is sent but nothing is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set 'Plain'</text:p>
          </table:table-cell>
          <table:table-cell office:value-type="string" calcext:value-type="string">
            <text:p>Change preset to 'Plain'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Request some data from the device</text:p>
          </table:table-cell>
          <table:table-cell office:value-type="string" calcext:value-type="string">
            <text:p>Data is sent and received</text:p>
            <text:p>Response includes terminating zero and filler byt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1)) and request I4</text:p>
          </table:table-cell>
          <table:table-cell office:value-type="string" calcext:value-type="string">
            <text:p>Data is sent but ES is received</text:p>
          </table:table-cell>
          <table:table-cell office:value-type="string" calcext:value-type="string">
            <text:p>'I' is taken as report I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quest \h(00)I4 only</text:p>
          </table:table-cell>
          <table:table-cell office:value-type="string" calcext:value-type="string">
            <text:p>Data is sent and received again</text:p>
          </table:table-cell>
          <table:table-cell office:value-type="string" calcext:value-type="string">
            <text:p>0x00 is report ID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 Loopback</text:p>
          </table:table-cell>
          <table:table-cell office:value-type="string" calcext:value-type="string">
            <text:p>COM loopback</text:p>
          </table:table-cell>
          <table:table-cell office:value-type="string" calcext:value-type="string">
            <text:p>Create a new terminal to TI board #1 using the COM51 application UART @ 28.8 k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USB Ser/HID</text:p>
          </table:table-cell>
          <table:table-cell office:value-type="string" calcext:value-type="string">
            <text:p>Create a new terminal to TI board #1</text:p>
          </table:table-cell>
          <table:table-cell office:value-type="string" calcext:value-type="string">
            <text:p>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isplay settings</text:p>
          </table:table-cell>
          <table:table-cell office:value-type="string" calcext:value-type="string">
            <text:p>Terminal Settings... &gt; Advanced Settings... &gt; Include non-payload dat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USB &gt; COM works fine, COM &gt; USB may result in &lt;CR&gt;/&lt;LF&gt; issu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\!(ReportId(&lt;ID&gt;))</text:p>
          </table:table-cell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office:value-type="string" calcext:value-type="string">
            <text:p>\!(ReportId(0x01)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0x3F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Prepend \!(ReportId(0x01)) and request data again</text:p>
          </table:table-cell>
          <table:table-cell office:value-type="string" calcext:value-type="string">
            <text:p>Error message "Falscher Parameter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e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Prepend \!(ReportId()) and request data again</text:p>
          </table:table-cell>
          <table:table-cell office:value-type="string" calcext:value-type="string">
            <text:p>Data is sent and received agai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Close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evice Selection</text:p>
          </table:table-cell>
          <table:table-cell table:style-name="ce52" table:number-columns-repeated="3"/>
          <table:table-cell table:style-name="ce8" office:value-type="string" calcext:value-type="string">
            <text:p>Similar as .SerialPort; PENDING</text:p>
          </table:table-cell>
          <table:table-cell table:number-columns-repeated="1018"/>
        </table:table-row>
        <table:table-row table:style-name="ro1" table:number-rows-repeated="654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Domain.Terminal" table:style-name="ta1" table:print="false">
        <office:forms form:automatic-focus="false" form:apply-design-mode="false"/>
        <table:table-column table:style-name="co8" table:default-cell-style-name="ce48"/>
        <table:table-column table:style-name="co18" table:default-cell-style-name="ce48"/>
        <table:table-column table:style-name="co19" table:default-cell-style-name="ce48"/>
        <table:table-column table:style-name="co20" table:default-cell-style-name="ce48"/>
        <table:table-column table:style-name="co21" table:default-cell-style-name="ce48"/>
        <table:table-column table:style-name="co6" table:default-cell-style-name="ce48"/>
        <table:table-column table:style-name="co7" table:number-columns-repeated="1018" table:default-cell-style-name="ce48"/>
        <table:table-row table:style-name="ro1">
          <table:table-cell table:number-columns-repeated="3"/>
          <table:table-cell office:value-type="string" calcext:value-type="string">
            <text:p><text:s/>&gt; Combined A = ABCD&lt;BEL&gt;&lt;BS&gt;&lt;TAB&gt;XYZ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ntrol chars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Open [Windows &gt; Settings &gt; Personalization &gt; Designs]</text:p>
          </table:table-cell>
          <table:table-cell/>
          <table:table-cell office:value-type="string" calcext:value-type="string">
            <text:p>Test case could be automated, except for settings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croll down to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sound to [Windows-Standard.wav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ccept]</text:p>
          </table:table-cell>
          <table:table-cell/>
          <table:table-cell office:value-type="string" calcext:value-type="string">
            <text:p>Keep dialog open for restoring settings further belo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both terminals, enable [Beep on bell]</text:p>
          </table:table-cell>
          <table:table-cell table:number-columns-repeated="1020"/>
        </table:table-row>
        <table:table-row table:style-name="ro7">
          <table:table-cell table:number-columns-repeated="3"/>
          <table:table-cell office:value-type="string" calcext:value-type="string">
            <text:p>In sending terminal, link to [YAT - Test - YAT.Domain.Terminal.yacp]</text:p>
          </table:table-cell>
          <table:table-cell/>
          <table:table-cell office:value-type="string" calcext:value-type="string">
            <text:p><text:span text:style-name="T1">Commands</text:span></text:p>
            <text:p><text:span text:style-name="T1"> &gt; Combined A = ABCD&lt;BEL&gt;&lt;BS&gt;&lt;TAB&gt;XYZ</text:span></text:p>
            <text:p><text:span text:style-name="T1"> &gt; Combined B = ABCD&lt;BEL&gt;&lt;TAB&gt;&lt;BS&gt;XYZ</text:span></text:p>
            <text:p><text:span text:style-name="T1"> &gt; Partial line = ABCDEF\!(NoEOL)</text:span></text:p>
            <text:p><text:span text:style-name="T1"> &gt; Backspace = &lt;BS&gt;\!(NoEOL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In receiving terminal, enable [Show Time Stamp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Send combined A</text:p>
          </table:table-cell>
          <table:table-cell office:value-type="string" office:string-value="Beep(s) (one on each terminal)&#10;(&lt;TS&gt;) ABC&lt;BEL&gt;XYZ" calcext:value-type="string">
            <text:p>Beep(s) (one on each terminal)</text:p>
            <text:p><text:span text:style-name="T2">(&lt;TS&gt;)</text:span><text:span text:style-name="T3"> </text:span><text:span text:style-name="T4">ABC</text:span><text:span text:style-name="T5">&lt;BEL&gt;</text:span><text:span text:style-name="T4"/><text:span text:style-name="T4">XYZ</text:span></text:p>
          </table:table-cell>
          <table:table-cell office:value-type="string" calcext:value-type="string">
            <text:p>Windows doesn't beep that quickly after each other</text:p>
            <text:p>&lt;BS&gt; must remove D, not &lt;BEL&gt;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office:string-value="(&lt;TS&gt;) 41h 42h 43h &lt;BEL&gt;  58h 59h 5Ah" calcext:value-type="string">
            <text:p><text:span text:style-name="T6">(&lt;TS&gt;)</text:span><text:span text:style-name="T7"> </text:span><text:span text:style-name="T8">41h</text:span><text:span text:style-name="T9"> </text:span><text:span text:style-name="T8">42h</text:span><text:span text:style-name="T9"> </text:span><text:span text:style-name="T8">43h</text:span><text:span text:style-name="T9"> </text:span><text:span text:style-name="T10">&lt;BEL&gt;</text:span><text:span text:style-name="T11"> </text:span><text:span text:style-name="T12"/><text:span text:style-name="T13"> </text:span><text:span text:style-name="T14">58h</text:span><text:span text:style-name="T15"> </text:span><text:span text:style-name="T14">59h</text:span><text:span text:style-name="T15"> </text:span><text:span text:style-name="T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office:string-value="(&lt;TS&gt;) A B C &lt;BEL&gt;  X Y Z" calcext:value-type="string">
            <text:p><text:span text:style-name="T6">(&lt;TS&gt;)</text:span><text:span text:style-name="T7"> </text:span><text:span text:style-name="T8">A</text:span><text:span text:style-name="T9"> </text:span><text:span text:style-name="T8">B</text:span><text:span text:style-name="T9"> </text:span><text:span text:style-name="T8">C</text:span><text:span text:style-name="T9"> </text:span><text:span text:style-name="T16">&lt;BEL&gt; </text:span><text:span text:style-name="T12"/><text:span text:style-name="T13"> </text:span><text:span text:style-name="T14">X</text:span><text:span text:style-name="T15"> </text:span><text:span text:style-name="T14">Y</text:span><text:span text:style-name="T15"> </text:span><text:span text:style-name="T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office:string-value="(&lt;TS&gt;) ABC&lt;BEL&gt;XYZ" calcext:value-type="string">
            <text:p><text:span text:style-name="T6">(&lt;TS&gt;)</text:span><text:span text:style-name="T7"> </text:span><text:span text:style-name="T8">ABC</text:span><text:span text:style-name="T16">&lt;BEL&gt;</text:span><text:span text:style-name="T12"/><text:span text:style-name="T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3"/>
          <table:table-cell office:value-type="string" calcext:value-type="string">
            <text:p>Send combined B</text:p>
          </table:table-cell>
          <table:table-cell office:value-type="string" calcext:value-type="string">
            <text:p>Beep(s) (one on each terminal)</text:p>
            <text:p><text:span text:style-name="T17">(&lt;TS&gt;)</text:span><text:span text:style-name="T18"> </text:span><text:span text:style-name="T19">ABCD</text:span><text:span text:style-name="T20">&lt;BEL&gt;</text:span><text:span text:style-name="T19">XYZ</text:span></text:p>
          </table:table-cell>
          <table:table-cell office:value-type="string" calcext:value-type="string">
            <text:p><text:span text:style-name="T1">Windows doesn't beep that quickly after each other</text:span></text:p>
            <text:p>&lt;BS&gt; must remove &lt;TAB&gt;, neither &lt;BEL&gt; nor D!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hange radix to [Hex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41h</text:span><text:span text:style-name="T15"> </text:span><text:span text:style-name="T14">42h</text:span><text:span text:style-name="T15"> </text:span><text:span text:style-name="T14">43h</text:span><text:span text:style-name="T15"> </text:span><text:span text:style-name="T14">44h</text:span><text:span text:style-name="T15"> </text:span><text:span text:style-name="T23">&lt;BEL&gt;</text:span><text:span text:style-name="T13"> </text:span><text:span text:style-name="T14">58h</text:span><text:span text:style-name="T15"> </text:span><text:span text:style-name="T14">59h</text:span><text:span text:style-name="T15"> </text:span><text:span text:style-name="T14">5Ah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Chr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</text:span><text:span text:style-name="T15"> </text:span><text:span text:style-name="T14">B</text:span><text:span text:style-name="T15"> </text:span><text:span text:style-name="T14">C</text:span><text:span text:style-name="T15"> </text:span><text:span text:style-name="T14">D</text:span><text:span text:style-name="T15"> </text:span><text:span text:style-name="T23">&lt;BEL&gt;</text:span><text:span text:style-name="T13"> </text:span><text:span text:style-name="T14">X</text:span><text:span text:style-name="T15"> </text:span><text:span text:style-name="T14">Y</text:span><text:span text:style-name="T15"> </text:span><text:span text:style-name="T14">Z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radix to [Str]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</text:span><text:span text:style-name="T24">&lt;BEL&gt;</text:span><text:span text:style-name="T14">XYZ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end partial line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EF</text:span></text:p>
          </table:table-cell>
          <table:table-cell table:number-columns-repeated="1019"/>
        </table:table-row>
        <table:table-row table:style-name="ro9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25">(&lt;TS&gt;)</text:span><text:span text:style-name="T26"> </text:span><text:span text:style-name="T27">ABCDE</text:span></text:p>
            <text:p><text:span text:style-name="T25">(&lt;TS&gt;)</text:span><text:span text:style-name="T26"> </text:span><text:span text:style-name="T27">ABCD</text:span></text:p>
            <text:p><text:span text:style-name="T25">(&lt;TS&gt;)</text:span><text:span text:style-name="T26"> </text:span><text:span text:style-name="T27">ABC</text:span></text:p>
            <text:p><text:span text:style-name="T25">(&lt;TS&gt;)</text:span><text:span text:style-name="T26"> </text:span><text:span text:style-name="T27">AB</text:span></text:p>
            <text:p><text:span text:style-name="T25">(&lt;TS&gt;)</text:span><text:span text:style-name="T26"> </text:span><text:span text:style-name="T27">A</text:span></text:p>
            <text:p><text:span text:style-name="T25">(&lt;TS&gt;)</text:span><text:span text:style-name="T26"> </text:span></text:p>
            <text:p><text:span text:style-name="T25">(&lt;TS&gt;)</text:span><text:span text:style-name="T26"> </text:span></text:p>
          </table:table-cell>
          <table:table-cell office:value-type="string" calcext:value-type="string">
            <text:p/>
            <text:p/>
            <text:p/>
            <text:p/>
            <text:p>Even now, time stamp must not chang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partial line again</text:p>
          </table:table-cell>
          <table:table-cell table:style-name="ce56" office:value-type="string" calcext:value-type="string">
            <text:p><text:span text:style-name="T21">(&lt;TS&gt;)</text:span><text:span text:style-name="T22"> </text:span><text:span text:style-name="T14">ABCDEF</text:span></text:p>
          </table:table-cell>
          <table:table-cell office:value-type="string" calcext:value-type="string">
            <text:p>Still same time stamp</text:p>
          </table:table-cell>
          <table:table-cell table:number-columns-repeated="1018"/>
        </table:table-row>
        <table:table-row table:style-name="ro10">
          <table:table-cell table:number-columns-repeated="3"/>
          <table:table-cell office:value-type="string" calcext:value-type="string">
            <text:p>Send backspace 8 x</text:p>
          </table:table-cell>
          <table:table-cell table:style-name="ce57" office:value-type="string" calcext:value-type="string">
            <text:p><text:span text:style-name="T25">(&lt;TS&gt;)</text:span><text:span text:style-name="T26"> </text:span><text:span text:style-name="T27">ABCDE</text:span></text:p>
            <text:p><text:span text:style-name="T25">(&lt;TS&gt;)</text:span><text:span text:style-name="T26"> </text:span><text:span text:style-name="T27">ABCD</text:span></text:p>
            <text:p><text:span text:style-name="T25">(&lt;TS&gt;)</text:span><text:span text:style-name="T26"> </text:span><text:span text:style-name="T27">ABC</text:span></text:p>
            <text:p><text:span text:style-name="T25">(&lt;TS&gt;)</text:span><text:span text:style-name="T26"> </text:span><text:span text:style-name="T27">AB</text:span></text:p>
            <text:p><text:span text:style-name="T25">(&lt;TS&gt;)</text:span><text:span text:style-name="T26"> </text:span><text:span text:style-name="T27">A</text:span></text:p>
            <text:p><text:span text:style-name="T25">(&lt;TS&gt;)</text:span><text:span text:style-name="T26"> </text:span></text:p>
            <text:p><text:span text:style-name="T25">(&lt;TS&gt;)</text:span><text:span text:style-name="T26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Replace</text:p>
          </table:table-cell>
          <table:table-cell office:value-type="string" calcext:value-type="string">
            <text:p>In receiving terminal, enable [Settings... &gt; Advanced... &gt; ASCII &gt; Also replace x 2]</text:p>
            <text:p>Confim</text:p>
          </table:table-cell>
          <table:table-cell table:style-name="ce58" office:value-type="string" calcext:value-type="string">
            <text:p><text:span text:style-name="T17">(&lt;TS&gt;)</text:span><text:span text:style-name="T18"> </text:span><text:span text:style-name="T19">ABCDEF</text:span><text:span text:style-name="T20">&lt;BS&gt;&lt;BS&gt;&lt;BS&gt;&lt;BS&gt;&lt;BS&gt;&lt;BS&gt;&lt;BS&gt;&lt;BS&gt;</text:span><text:span text:style-name="T19">ABCDEF</text:span><text:span text:style-name="T20">&lt;BS&gt;&lt;BS&gt;&lt;BS&gt;&lt;BS&gt;&lt;BS&gt;&lt;BS&gt;&lt;BS&gt;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Execution</text:p>
          </table:table-cell>
          <table:table-cell office:value-type="string" calcext:value-type="string">
            <text:p><text:span text:style-name="T1">In receiving terminal, disable [Settings... &gt; Advanced... &gt; ASCII &gt; Also r</text:span>eplace x 2]</text:p>
            <text:p>Confim</text:p>
          </table:table-cell>
          <table:table-cell table:style-name="ce58" office:value-type="string" calcext:value-type="string">
            <text:p><text:span text:style-name="T17">(&lt;TS&gt;)</text:span><text:span text:style-name="T18"> </text:span>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Open [Windows &gt; Settings &gt; Personalization &gt; Design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[Sound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vert [Default Beep] / [Standardton Warnsigna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Length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] = 4 chars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1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 &lt;8 lines...&gt; [A] [AB] ...</text:p>
          </table:table-cell>
          <table:table-cell office:value-type="string" calcext:value-type="string">
            <text:p><text:span text:style-name="T28">A</text:span></text:p>
            <text:p><text:span text:style-name="T28">AB</text:span></text:p>
            <text:p><text:span text:style-name="T28">ABC</text:span></text:p>
            <text:p><text:span text:style-name="T28">ABCD</text:span></text:p>
            <text:p><text:span text:style-name="T28">ABCD</text:span></text:p>
            <text:p><text:span text:style-name="T28">E</text:span></text:p>
            <text:p><text:span text:style-name="T28">ABCD</text:span></text:p>
            <text:p><text:span text:style-name="T28">EF</text:span></text:p>
            <text:p><text:span text:style-name="T28">ABCD</text:span></text:p>
            <text:p><text:span text:style-name="T28">EFG</text:span></text:p>
            <text:p><text:span text:style-name="T28">ABCD</text:span></text:p>
            <text:p><text:span text:style-name="T28">EFGH</text:span></text:p>
          </table:table-cell>
          <table:table-cell table:number-columns-repeated="1019"/>
        </table:table-row>
        <table:table-row table:style-name="ro12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office:value-type="string" calcext:value-type="string">
            <text:p><text:span text:style-name="T28">A</text:span><text:span text:style-name="T29"> </text:span><text:span text:style-name="T30">(1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29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ABCD</text:span><text:span text:style-name="T29"> </text:span><text:span text:style-name="T30">(4)</text:span></text:p>
            <text:p><text:span text:style-name="T28">E</text:span><text:span text:style-name="T29"> </text:span><text:span text:style-name="T30">(1)</text:span></text:p>
            <text:p><text:span text:style-name="T28">ABCD</text:span><text:span text:style-name="T29"> </text:span><text:span text:style-name="T30">(4)</text:span></text:p>
            <text:p><text:span text:style-name="T28">EF</text:span><text:span text:style-name="T29"> </text:span><text:span text:style-name="T30">(2)</text:span></text:p>
            <text:p><text:span text:style-name="T28">ABCD</text:span><text:span text:style-name="T29"> </text:span><text:span text:style-name="T30">(4)</text:span></text:p>
            <text:p><text:span text:style-name="T28">EFG</text:span><text:span text:style-name="T29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EFGH</text:span><text:span text:style-name="T29"> </text:span><text:span text:style-name="T30">(4)</text:span></text:p>
          </table:table-cell>
          <table:table-cell office:value-type="string" calcext:value-type="string">
            <text:p/>
            <text:p/>
            <text:p>Empty lines with EOL chars only must not be shown.</text:p>
          </table:table-cell>
          <table:table-cell table:number-columns-repeated="1018"/>
        </table:table-row>
        <table:table-row table:style-name="ro13">
          <table:table-cell table:number-columns-repeated="3"/>
          <table:table-cell office:value-type="string" calcext:value-type="string">
            <text:p>In receiving terminal, enable [Show EOL]</text:p>
          </table:table-cell>
          <table:table-cell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31">&lt;CR&gt;&lt;LF&gt;</text:span><text:span text:style-name="T32"> </text:span><text:span text:style-name="T30">(4)</text:span></text:p>
            <text:p><text:span text:style-name="T28">ABC</text:span><text:span text:style-name="T31">&lt;CR&gt;</text:span><text:span text:style-name="T32"> </text:span><text:span text:style-name="T30">(4)</text:span></text:p>
            <text:p><text:span text:style-name="T33">&lt;LF&gt;</text:span><text:span text:style-name="T34"> </text:span><text:span text:style-name="T35">(1)</text:span></text:p>
            <text:p><text:span text:style-name="T28">ABCD</text:span><text:span text:style-name="T29"> </text:span><text:span text:style-name="T30">(4)</text:span></text:p>
            <text:p><text:span text:style-name="T33">&lt;CR&gt;&lt;LF&gt;</text:span><text:span text:style-name="T34"> </text:span><text:span text:style-name="T35">(2)</text:span></text:p>
            <text:p><text:span text:style-name="T28">ABCD</text:span><text:span text:style-name="T29"> </text:span><text:span text:style-name="T30">(4)</text:span></text:p>
            <text:p><text:span text:style-name="T28">E</text:span><text:span text:style-name="T31">&lt;CR&gt;&lt;LF&gt;</text:span><text:span text:style-name="T32"> </text:span><text:span text:style-name="T30">(3)</text:span></text:p>
            <text:p><text:span text:style-name="T28">ABCD</text:span><text:span text:style-name="T29"> </text:span><text:span text:style-name="T30">(4)</text:span></text:p>
            <text:p><text:span text:style-name="T28">EF</text:span><text:span text:style-name="T31">&lt;CR&gt;&lt;LF&gt;</text:span><text:span text:style-name="T32"> </text:span><text:span text:style-name="T30">(4)</text:span></text:p>
            <text:p><text:span text:style-name="T28">ABCD</text:span><text:span text:style-name="T29"> </text:span><text:span text:style-name="T30">(4)</text:span></text:p>
            <text:p><text:span text:style-name="T28">EFG</text:span><text:span text:style-name="T31">&lt;CR&gt;</text:span><text:span text:style-name="T32"> </text:span><text:span text:style-name="T30">(4)</text:span></text:p>
            <text:p><text:span text:style-name="T33">&lt;LF&gt;</text:span><text:span text:style-name="T34"> </text:span><text:span text:style-name="T35">(1)</text:span></text:p>
            <text:p><text:span text:style-name="T28">ABCD</text:span><text:span text:style-name="T29"> </text:span><text:span text:style-name="T30">(4)</text:span></text:p>
            <text:p><text:span text:style-name="T28">EFGH</text:span><text:span text:style-name="T29"> </text:span><text:span text:style-name="T30">(4)</text:span></text:p>
            <text:p><text:span text:style-name="T33">&lt;CR&gt;&lt;LF&gt;</text:span><text:span text:style-name="T34"> </text:span><text:span text:style-name="T35">(2)</text:span></text:p>
          </table:table-cell>
          <table:table-cell office:value-type="string" calcext:value-type="string">
            <text:p/>
            <text:p/>
            <text:p>Empty lines with EOL chars only must be shown.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Chunk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, disable [Settings... &gt; Text... &gt; Break lines after]</text:span></text:p>
            <text:p>In receiving terminal, enable [Settings... &gt; Text... &gt; Break lines on every chunk]</text:p>
            <text:p>Confirm</text:p>
          </table:table-cell>
          <table:table-cell office:value-type="string" calcext:value-type="string">
            <text:p>Arbitrary more or less complete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<text:span text:style-name="T1">In receiving terminal, disable [Settings... &gt; Text... &gt; Break lines on every chunk</text:span>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/>
          <table:table-cell office:value-type="string" calcext:value-type="string">
            <text:p>Timed line 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In receiving terminal, enable [Settings... &gt; Text... &gt; Break lines after timeout of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5">
          <table:table-cell table:number-columns-repeated="2"/>
          <table:table-cell office:value-type="string" calcext:value-type="string">
            <text:p>Line break</text:p>
          </table:table-cell>
          <table:table-cell office:value-type="string" calcext:value-type="string">
            <text:p>In sending terminal, send:</text:p>
            <text:p>A\!(EOL)AB\!(Delay(1000))ABC</text:p>
          </table:table-cell>
          <table:table-cell table:style-name="ce59" office:value-type="string" calcext:value-type="string">
            <text:p>A</text:p>
            <text:p>AB</text:p>
            <text:p>ABC</text:p>
          </table:table-cell>
          <table:table-cell office:value-type="string" calcext:value-type="string">
            <text:p>Predefined in [YAT - Test - YAT.Domain.Terminal.yacp]</text:p>
          </table:table-cell>
          <table:table-cell table:number-columns-repeated="1018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Length]</text:p>
          </table:table-cell>
          <table:table-cell table:style-name="ce59" office:value-type="string" calcext:value-type="string">
            <text:p><text:span text:style-name="T28">A</text:span><text:span text:style-name="T29"> </text:span><text:span text:style-name="T30">(1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29"> </text:span><text:span text:style-name="T30">(3)</text:span></text:p>
          </table:table-cell>
          <table:table-cell table:number-columns-repeated="1019"/>
        </table:table-row>
        <table:table-row table:style-name="ro15">
          <table:table-cell table:number-columns-repeated="3"/>
          <table:table-cell office:value-type="string" calcext:value-type="string">
            <text:p>In receiving terminal, enable [Show EOL]</text:p>
          </table:table-cell>
          <table:table-cell table:style-name="ce59"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31">&lt;CR&gt;&lt;LF&gt;</text:span><text:span text:style-name="T32"> </text:span><text:span text:style-name="T30">(5)</text:span></text:p>
          </table:table-cell>
          <table:table-cell table:number-columns-repeated="1019"/>
        </table:table-row>
        <table:table-row table:style-name="ro16">
          <table:table-cell table:number-columns-repeated="3"/>
          <table:table-cell office:value-type="string" calcext:value-type="string">
            <text:p>In sending terminal, send:</text:p>
            <text:p>ABCD\!(NoEOL)</text:p>
          </table:table-cell>
          <table:table-cell table:style-name="ce59" office:value-type="string" calcext:value-type="string">
            <text:p><text:span text:style-name="T28">A</text:span><text:span text:style-name="T31">&lt;CR&gt;&lt;LF&gt;</text:span><text:span text:style-name="T32"> </text:span><text:span text:style-name="T30">(3)</text:span></text:p>
            <text:p><text:span text:style-name="T28">AB</text:span><text:span text:style-name="T29"> </text:span><text:span text:style-name="T30">(2)</text:span></text:p>
            <text:p><text:span text:style-name="T28">ABC</text:span><text:span text:style-name="T31">&lt;CR&gt;&lt;LF&gt;</text:span><text:span text:style-name="T32"> </text:span><text:span text:style-name="T30">(5)</text:span></text:p>
            <text:p><text:span text:style-name="T28">ABCD</text:span><text:span text:style-name="T29"> </text:span><text:span text:style-name="T30">(4)</text:span></text:p>
          </table:table-cell>
          <table:table-cell office:value-type="string" calcext:value-type="string">
            <text:p/>
            <text:p/>
            <text:p><text:span text:style-name="T42">(4) </text:span>has to be appended after timeout of 500 m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In receiving terminal, disable [Settings... &gt; Text... &gt; Break lines after timeout o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n receiving terminal, disable all [Show...], except [Show EOL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scapes</text:p>
          </table:table-cell>
          <table:table-cell office:value-type="string" calcext:value-type="string">
            <text:p>Send valid</text:p>
          </table:table-cell>
          <table:table-cell office:value-type="string" calcext:value-type="string">
            <text:p>Send \h(40)</text:p>
          </table:table-cell>
          <table:table-cell table:style-name="ce59" office:value-type="string" calcext:value-type="string">
            <text:p><text:span text:style-name="T36">@</text:span><text:span text:style-name="T37">&lt;CR&gt;&lt;LF&gt;</text:span></text:p>
          </table:table-cell>
          <table:table-cell office:value-type="string" calcext:value-type="string">
            <text:p>Not contained in [YAT - Test - YAT.Domain.Terminal.yacp]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59" office:value-type="string" calcext:value-type="string">
            <text:p><text:span text:style-name="T36">@</text:span><text:span text:style-name="T37">&lt;CR&gt;&lt;LF&gt;</text:span></text:p>
          </table:table-cell>
          <table:table-cell office:value-type="string" calcext:value-type="string">
            <text:p>since invalid text cannot be entered into predefin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0" office:value-type="string" calcext:value-type="string">
            <text:p>&lt;EOT&gt;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0" office:value-type="string" calcext:value-type="string">
            <text:p>&lt;CR&gt;&lt;LF&gt;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end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In sending terminal, disable [Escapes on [SendText]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nd valid</text:p>
          </table:table-cell>
          <table:table-cell office:value-type="string" calcext:value-type="string">
            <text:p>Send \h</text:p>
          </table:table-cell>
          <table:table-cell table:style-name="ce61" office:value-type="string" calcext:value-type="string">
            <text:p><text:span text:style-name="T28">\h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</text:p>
          </table:table-cell>
          <table:table-cell table:style-name="ce61" office:value-type="string" calcext:value-type="string">
            <text:p><text:span text:style-name="T28">\h(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</text:p>
          </table:table-cell>
          <table:table-cell table:style-name="ce62" office:value-type="string" calcext:value-type="string">
            <text:p><text:span text:style-name="T28">\h(4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</text:p>
          </table:table-cell>
          <table:table-cell table:style-name="ce62" office:value-type="string" calcext:value-type="string">
            <text:p><text:span text:style-name="T28">\h(40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\h(40)</text:p>
          </table:table-cell>
          <table:table-cell table:style-name="ce62" office:value-type="string" calcext:value-type="string">
            <text:p><text:span text:style-name="T28">\h(40)</text:span><text:span text:style-name="T31">&lt;CR&gt;&lt;LF&gt;</text:span>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Enable [Use Explicit Default Radix]</text:p>
          </table:table-cell>
          <table:table-cell table:style-name="ce59"/>
          <table:table-cell table:number-columns-repeated="1019"/>
        </table:table-row>
        <table:table-row table:style-name="ro3">
          <table:table-cell table:number-columns-repeated="3"/>
          <table:table-cell table:style-name="ce55" office:value-type="string" calcext:value-type="string">
            <text:p>In sending terminal, enable [Escapes on [SendText]] again</text:p>
          </table:table-cell>
          <table:table-cell table:style-name="ce59"/>
          <table:table-cell office:value-type="string" calcext:value-type="string">
            <text:p><text:span text:style-name="T1">Sending "\h" which was fine without escapes will now lead to an error (bug #469).</text:span></text:p>
            <text:p>Either, clear text, or, escapes have to be disabled first and then fix text.</text:p>
            <text:p><text:span text:style-name="T1">Changing the text to e.g. valid "\h(40)" will still result in an error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In sending terminal, change default radix to [Hex]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 office:value-type="string" calcext:value-type="string">
            <text:p>Repeat the above sequence</text:p>
          </table:table-cell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table:style-name="ce55"/>
          <table:table-cell table:style-name="ce59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croll around the recent commands</text:p>
          </table:table-cell>
          <table:table-cell office:value-type="string" calcext:value-type="string">
            <text:p>Matching { Radix Text } pairs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Disable [Use Explicit Default Radix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hutdown on invalid</text:p>
          </table:table-cell>
          <table:table-cell office:value-type="string" calcext:value-type="string">
            <text:p>Send \h</text:p>
          </table:table-cell>
          <table:table-cell office:value-type="string" calcext:value-type="string">
            <text:p>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 by top-right [x]</text:p>
          </table:table-cell>
          <table:table-cell office:value-type="string" calcext:value-type="string">
            <text:p>Error message, no exi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\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Exi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4">
          <table:table-cell/>
          <table:table-cell office:value-type="string" calcext:value-type="string">
            <text:p>Empty lines</text:p>
          </table:table-cell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interconnected to each other:</text:p>
            <text:p>  A: Defaults + Show (Time Stamp + Direction + Length) + Show Counts</text:p>
            <text:p><text:span text:style-name="T1">  B: Hide 0x00 + Show (Time Stamp + Direction + </text:span>Length) + Show Count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8">
          <table:table-cell table:number-columns-repeated="2"/>
          <table:table-cell office:value-type="string" calcext:value-type="string">
            <text:p>A &gt; B</text:p>
            <text:p>B &gt; A</text:p>
          </table:table-cell>
          <table:table-cell office:value-type="string" calcext:value-type="string">
            <text:p><text:span text:style-name="T1">A [Enter]</text:span></text:p>
            <text:p><text:span text:style-name="T1">B [Enter]</text:span></text:p>
          </table:table-cell>
          <table:table-cell table:style-name="ce18" office:value-type="string" calcext:value-type="string">
            <text:p><text:span text:style-name="T38">(&lt;TS&gt;)</text:span><text:span text:style-name="T39"> </text:span><text:span text:style-name="T40">(&lt;&lt;)</text:span><text:span text:style-name="T39"> </text:span><text:span text:style-name="T41">A</text:span><text:span text:style-name="T29"> </text:span><text:span text:style-name="T30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</table:table-cell>
          <table:table-cell table:style-name="ce18" office:value-type="string" calcext:value-type="string">
            <text:p><text:span text:style-name="T83">(&lt;TS&gt;)</text:span><text:span text:style-name="T39"> </text:span><text:span text:style-name="T40">(&gt;&gt;)</text:span><text:span text:style-name="T39"> </text:span><text:span text:style-name="T84">A</text:span><text:span text:style-name="T85"> </text:span><text:span text:style-name="T86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 </text:span><text:span text:style-name="T49">&lt;NUL&gt;</text:span></text:p>
            <text:p><text:span text:style-name="T50">No length yet !!</text:span></text:p>
            <text:p><text:span text:style-name="T50">...because line is not complete yet.</text:span>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</text:span><text:span text:style-name="T87">)</text:span><text:span text:style-name="T88"> </text:span><text:span text:style-name="T89">(&gt;&gt;)</text:span><text:span text:style-name="T90"> </text:span></text:p>
            <text:p><text:span text:style-name="T50">No length yet !!</text:span></text:p>
            <text:p><text:span text:style-name="T50">...because line is not complete yet.</text:span></text:p>
          </table:table-cell>
          <table:table-cell table:number-columns-repeated="1018"/>
        </table:table-row>
        <table:table-row table:style-name="ro17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)</text:span><text:span text:style-name="T64"> </text:span><text:span text:style-name="T47">(&lt;&lt;)</text:span><text:span text:style-name="T64">  </text:span><text:span text:style-name="T47">(0)</text:span></text:p>
            <text:p>No empty line for hidden 0x00 !!</text:p>
            <text:p>Time stamp gets updated !!</text:p>
          </table:table-cell>
          <table:table-cell table:number-columns-repeated="1018"/>
        </table:table-row>
        <table:table-row table:style-name="ro18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6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22">  </text:span><text:span text:style-name="T55">(0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63">(&lt;TS&gt;)</text:span><text:span text:style-name="T64"> </text:span><text:span text:style-name="T47">(&lt;&lt;)</text:span><text:span text:style-name="T64">  </text:span><text:span text:style-name="T47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Intended empty line B &gt; A must be shown !!</text:p>
            <text:p>Resulting empty line A &gt; B must also be shown !!</text:p>
            <text:p><text:span text:style-name="T1">...because there is no empty line for hidden 0x00 yet.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46"> </text:span><text:span text:style-name="T47">(1)</text:span></text:p>
            <text:p><text:span text:style-name="T42">(&lt;TS&gt;)</text:span><text:span text:style-name="T43"> </text:span><text:span text:style-name="T44">(&gt;&gt;)</text:span><text:span text:style-name="T43"> </text:span><text:span text:style-name="T45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19">OK</text:span><text:span text:style-name="T29"> </text:span><text:span text:style-name="T30">(2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gt;&gt;)</text:span><text:span text:style-name="T43"> </text:span><text:span text:style-name="T45">A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B</text:span><text:span text:style-name="T46"> </text:span><text:span text:style-name="T47">(1)</text:span></text:p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</table:table-cell>
          <table:table-cell table:style-name="ce19" office:value-type="string" calcext:value-type="string">
            <text:p><text:span text:style-name="T63">(&lt;TS&gt;)</text:span><text:span text:style-name="T64"> </text:span><text:span text:style-name="T47">(&lt;&lt;) </text:span><text:span text:style-name="T49">&lt;NUL&gt;</text:span></text:p>
          </table:table-cell>
          <table:table-cell table:style-name="ce21" office:value-type="string" calcext:value-type="string">
            <text:p><text:span text:style-name="T63">(&lt;TS&gt;</text:span><text:span text:style-name="T87">)</text:span><text:span text:style-name="T88"> </text:span><text:span text:style-name="T89">(&gt;&gt;)</text:span><text:span text:style-name="T90"> 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63">(&lt;TS&gt;)</text:span><text:span text:style-name="T64"> </text:span><text:span text:style-name="T47">(&lt;&lt;)</text:span><text:span text:style-name="T64"> </text:span><text:span text:style-name="T65">&lt;NUL&gt;</text:span><text:span text:style-name="T64"> </text:span><text:span text:style-name="T47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\0x00 [Ctrl+Enter]</text:p>
            <text:p><text:span text:style-name="T1">\0x00 [Ctrl+Enter]</text:span></text:p>
          </table:table-cell>
          <table:table-cell table:style-name="ce20" office:value-type="string" calcext:value-type="string">
            <text:p><text:span text:style-name="T63">(&lt;TS&gt;)</text:span><text:span text:style-name="T64"> </text:span><text:span text:style-name="T47">(&lt;&lt;)</text:span><text:span text:style-name="T64"> </text:span><text:span text:style-name="T65">&lt;NUL&gt;</text:span><text:span text:style-name="T64"> </text:span><text:span text:style-name="T47">(1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  <text:p><text:span text:style-name="T94">(&lt;TS&gt;)</text:span><text:span text:style-name="T43"> </text:span><text:span text:style-name="T44">(&gt;&gt;)</text:span><text:span text:style-name="T43"> 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95">(&lt;TS&gt;)</text:span><text:span text:style-name="T96"> </text:span><text:span text:style-name="T97">(&lt;&lt;)</text:span><text:span text:style-name="T96">  </text:span><text:span text:style-name="T97">(0)</text:span></text:p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</table:table-cell>
          <table:table-cell table:number-columns-repeated="1018"/>
        </table:table-row>
        <table:table-row table:style-name="ro23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</text:span><text:span text:style-name="T52">)</text:span><text:span text:style-name="T53"> </text:span><text:span text:style-name="T54">(&lt;&l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95">(&lt;TS&gt;)</text:span><text:span text:style-name="T96"> </text:span><text:span text:style-name="T97">(&lt;&lt;)</text:span><text:span text:style-name="T96">  </text:span><text:span text:style-name="T97">(0)</text:span></text:p>
            <text:p><text:span text:style-name="T95">(&lt;TS&gt;)</text:span><text:span text:style-name="T96"> </text:span><text:span text:style-name="T97">(&lt;&lt;)</text:span><text:span text:style-name="T96">  </text:span><text:span text:style-name="T97">(0)</text:span></text:p>
            <text:p><text:span text:style-name="T95">(&lt;TS&gt;)</text:span><text:span text:style-name="T96"> </text:span><text:span text:style-name="T97">(&gt;&gt;)</text:span><text:span text:style-name="T96">  </text:span><text:span text:style-name="T97">(0)</text:span></text:p>
          </table:table-cell>
          <table:table-cell table:number-columns-repeated="1018"/>
        </table:table-row>
        <table:table-row table:style-name="ro19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1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51">&lt;NUL&gt;</text:span><text:span text:style-name="T43"> </text:span><text:span text:style-name="T44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51">&lt;NUL&gt;&lt;NUL&gt;</text:span><text:span text:style-name="T43"> </text:span><text:span text:style-name="T44">(2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 </text:span><text:span text:style-name="T57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19">OK</text:span><text:span text:style-name="T29"> </text:span><text:span text:style-name="T30">(2)</text:span></text:p>
          </table:table-cell>
          <table:table-cell table:style-name="ce52" office:value-type="string" calcext:value-type="string"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&lt;BS&gt; [Ctrl+Enter]</text:p>
          </table:table-cell>
          <table:table-cell table:style-name="ce19" office:value-type="string" calcext:value-type="string">
            <text:p><text:span text:style-name="T63">(&lt;TS&gt;)</text:span><text:span text:style-name="T64"> </text:span><text:span text:style-name="T47">(&lt;&lt;) </text:span></text:p>
          </table:table-cell>
          <table:table-cell table:style-name="ce21" office:value-type="string" calcext:value-type="string">
            <text:p><text:span text:style-name="T63">(&lt;TS&gt;</text:span><text:span text:style-name="T87">)</text:span><text:span text:style-name="T88"> </text:span><text:span text:style-name="T89">(&gt;&gt;)</text:span><text:span text:style-name="T90"> </text:span>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69">  </text:span><text:span text:style-name="T70">(0)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  <text:p><text:span text:style-name="T94">(&lt;TS&gt;)</text:span><text:span text:style-name="T43"> </text:span><text:span text:style-name="T44">(&gt;&gt;)</text:span><text:span text:style-name="T43">  </text:span><text:span text:style-name="T44">(0)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)</text:span><text:span text:style-name="T43"> </text:span><text:span text:style-name="T44">(&lt;&lt;)</text:span><text:span text:style-name="T69">  </text:span><text:span text:style-name="T70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71">OK</text:span><text:span text:style-name="T72"> </text:span><text:span text:style-name="T73">(2)</text:span></text:p>
          </table:table-cell>
          <table:table-cell table:style-name="ce22" office:value-type="string" calcext:value-type="string"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  <text:p><text:span text:style-name="T94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set</text:p>
          </table:table-cell>
          <table:table-cell office:value-type="string" calcext:value-type="string">
            <text:p>[Ctrl+L]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/text:p>
          </table:table-cell>
          <table:table-cell table:style-name="ce21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/text:p>
          </table:table-cell>
          <table:table-cell table:number-columns-repeated="1018"/>
        </table:table-row>
        <table:table-row table:style-name="ro20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text:span text:style-name="T99"> </text:span><text:span text:style-name="T100">(1)</text:span></text:p>
            <text:p><text:span text:style-name="T91">(&lt;TS&gt;)</text:span><text:span text:style-name="T92"> </text:span><text:span text:style-name="T93">(&lt;&lt;)</text:span><text:span text:style-name="T92">  </text:span><text:span text:style-name="T93">(0)</text:span></text:p>
          </table:table-cell>
          <table:table-cell table:number-columns-repeated="1018"/>
        </table:table-row>
        <table:table-row table:style-name="ro24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&lt;BS&gt;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22">  </text:span><text:span text:style-name="T55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9">  </text:span><text:span text:style-name="T60">(0)</text:span></text:p>
            <text:p><text:span text:style-name="T50">A on already completed line cannot be removed.</text:span></text:p>
            <text:p><text:span text:style-name="T50">This fact/limitation is more than good enough.</text:span></text:p>
            <text:p><text:span text:style-name="T50">Note that unidir Tx/Rx monitor removes A.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text:span text:style-name="T99"> </text:span><text:span text:style-name="T100">(1)</text:span></text:p>
            <text:p><text:span text:style-name="T95">(&lt;TS&gt;)</text:span><text:span text:style-name="T96"> </text:span><text:span text:style-name="T97">(&lt;&lt;)</text:span><text:span text:style-name="T96">  </text:span><text:span text:style-name="T97">(0)</text:span></text:p>
            <text:p><text:span text:style-name="T94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50">A on already completed line cannot be removed.</text:span></text:p>
            <text:p><text:span text:style-name="T50">This fact/limitation is more than good enough.</text:span></text:p>
            <text:p><text:span text:style-name="T50">Note that unidir Tx/Rx monitor removes A.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OK 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6"> </text:span><text:span text:style-name="T75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9">  </text:span><text:span text:style-name="T60">(0)</text:span></text:p>
            <text:p><text:span text:style-name="T42">(&lt;TS&gt;</text:span><text:span text:style-name="T52">)</text:span><text:span text:style-name="T53"> </text:span><text:span text:style-name="T54">(&lt;&lt;)</text:span><text:span text:style-name="T58">  </text:span><text:span text:style-name="T57">(0)</text:span>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71">OK</text:span><text:span text:style-name="T72"> </text:span><text:span text:style-name="T73">(2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text:span text:style-name="T99"> </text:span><text:span text:style-name="T100">(1)</text:span></text:p>
            <text:p><text:span text:style-name="T94">(&lt;TS&gt;)</text:span><text:span text:style-name="T43"> </text:span><text:span text:style-name="T44">(&lt;&lt;)</text:span><text:span text:style-name="T43">  </text:span><text:span text:style-name="T44">(0)</text:span></text:p>
            <text:p><text:span text:style-name="T42">(&lt;TS&gt;)</text:span><text:span text:style-name="T43"> </text:span><text:span text:style-name="T44">(&gt;&gt;)</text:span><text:span text:style-name="T43">  </text:span><text:span text:style-name="T44">(0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OK</text:span><text:span text:style-name="T46"> </text:span><text:span text:style-name="T47">(2)</text:span>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DirLineBreak</text:p>
          </table:table-cell>
          <table:table-cell office:value-type="string" calcext:value-type="string">
            <text:p>Preparation</text:p>
          </table:table-cell>
          <table:table-cell office:value-type="string" calcext:value-type="string">
            <text:p><text:span text:style-name="T1">In receiving terminal B, show unidir Tx/Rx panels</text:span></text:p>
            <text:p>In receiving terminal B, disable [Settings... &gt; Advanced &gt; ...when direction changes]</text:p>
            <text:p>Confirm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19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/text:p>
          </table:table-cell>
          <table:table-cell table:style-name="ce21" office:value-type="string" calcext:value-type="string"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/text:p>
          </table:table-cell>
          <table:table-cell table:number-columns-repeated="1018"/>
        </table:table-row>
        <table:table-row table:style-name="ro25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Ctrl+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77"> </text:span><text:span text:style-name="T78">B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lt;&gt;)</text:span><text:span text:style-name="T62"> </text:span><text:span text:style-name="T98">A</text:span><text:span text:style-name="T101">B</text:span></text:p>
            <text:p><text:span text:style-name="T50">Direction must be replaced !!</text:span></text:p>
          </table:table-cell>
          <table:table-cell table:number-columns-repeated="1018"/>
        </table:table-row>
        <table:table-row table:style-name="ro21">
          <table:table-cell table:number-columns-repeated="2"/>
          <table:table-cell office:value-type="string" calcext:value-type="string">
            <text:p>A &gt; B</text:p>
          </table:table-cell>
          <table:table-cell office:value-type="string" calcext:value-type="string">
            <text:p>A [Ctrl+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77"> </text:span><text:span text:style-name="T78">B</text:span><text:span text:style-name="T79"> </text:span><text:span text:style-name="T80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A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lt;&gt;)</text:span><text:span text:style-name="T62"> </text:span><text:span text:style-name="T98">A</text:span><text:span text:style-name="T101">B</text:span><text:span text:style-name="T102">A</text:span></text:p>
          </table:table-cell>
          <table:table-cell table:number-columns-repeated="1018"/>
        </table:table-row>
        <table:table-row table:style-name="ro22">
          <table:table-cell table:number-columns-repeated="2"/>
          <table:table-cell office:value-type="string" calcext:value-type="string">
            <text:p>B &gt; A</text:p>
          </table:table-cell>
          <table:table-cell office:value-type="string" calcext:value-type="string">
            <text:p>B [Enter]</text:p>
          </table:table-cell>
          <table:table-cell table:style-name="ce20" office:value-type="string" calcext:value-type="string"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74"> </text:span><text:span text:style-name="T75">(1)</text:span></text:p>
            <text:p><text:span text:style-name="T47">(&lt;TS&gt;</text:span><text:span text:style-name="T66">)</text:span><text:span text:style-name="T67"> </text:span><text:span text:style-name="T68">(&gt;&gt;)</text:span><text:span text:style-name="T77"> </text:span><text:span text:style-name="T78">B</text:span><text:span text:style-name="T79"> </text:span><text:span text:style-name="T80">(1)</text:span></text:p>
            <text:p><text:span text:style-name="T42">(&lt;TS&gt;)</text:span><text:span text:style-name="T43"> </text:span><text:span text:style-name="T44">(&lt;&lt;)</text:span><text:span text:style-name="T43"> </text:span><text:span text:style-name="T48">A</text:span><text:span text:style-name="T81"> </text:span><text:span text:style-name="T82">(1)</text:span></text:p>
            <text:p><text:span text:style-name="T42">(&lt;TS&gt;</text:span><text:span text:style-name="T52">)</text:span><text:span text:style-name="T53"> </text:span><text:span text:style-name="T54">(&gt;&gt;)</text:span><text:span text:style-name="T58"> </text:span><text:span text:style-name="T78">B</text:span><text:span text:style-name="T79"> </text:span><text:span text:style-name="T80">(1)</text:span></text:p>
          </table:table-cell>
          <table:table-cell table:style-name="ce22" office:value-type="string" calcext:value-type="string">
            <text:p><text:span text:style-name="T42">(&lt;TS&gt;</text:span><text:span text:style-name="T52">)</text:span><text:span text:style-name="T56"> </text:span><text:span text:style-name="T61">(&lt;&gt;)</text:span><text:span text:style-name="T62"> </text:span><text:span text:style-name="T98">A</text:span><text:span text:style-name="T101">B</text:span><text:span text:style-name="T102">A</text:span><text:span text:style-name="T101">B</text:span><text:span text:style-name="T81"> </text:span><text:span text:style-name="T82">(4)</text:span></text:p>
          </table:table-cell>
          <table:table-cell table:number-columns-repeated="1018"/>
        </table:table-row>
        <table:table-row table:style-name="ro26">
          <table:table-cell table:number-columns-repeated="5"/>
          <table:table-cell office:value-type="string" calcext:value-type="string">
            <text:p>Unidir Tx/Rx panels must show...</text:p>
            <text:p><text:span text:style-name="T42">(&lt;TS&gt;</text:span><text:span text:style-name="T52">)</text:span><text:span text:style-name="T56"> </text:span><text:span text:style-name="T61">(&lt;&lt;)</text:span><text:span text:style-name="T62"> </text:span><text:span text:style-name="T103">BB</text:span><text:span text:style-name="T76"> </text:span><text:span text:style-name="T75">(2)</text:span></text:p>
            <text:p>...and:</text:p>
            <text:p><text:span text:style-name="T42">(&lt;TS&gt;</text:span><text:span text:style-name="T52">)</text:span><text:span text:style-name="T56"> </text:span><text:span text:style-name="T61">(&gt;&gt;)</text:span><text:span text:style-name="T62"> </text:span><text:span text:style-name="T98">A</text:span><text:span text:style-name="T102">A</text:span></text:p>
            <text:p><text:span text:style-name="T104">Rx has not received EOL yet !!</text:span></text:p>
          </table:table-cell>
          <table:table-cell table:number-columns-repeated="1018"/>
        </table:table-row>
        <table:table-row table:style-name="ro1" table:number-rows-repeated="653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Main" table:style-name="ta1" table:print="false">
        <office:forms form:automatic-focus="false" form:apply-design-mode="false"/>
        <table:table-column table:style-name="co8" table:default-cell-style-name="ce48"/>
        <table:table-column table:style-name="co22" table:default-cell-style-name="ce48"/>
        <table:table-column table:style-name="co23" table:default-cell-style-name="ce48"/>
        <table:table-column table:style-name="co24" table:default-cell-style-name="ce48"/>
        <table:table-column table:style-name="co25" table:default-cell-style-name="ce48"/>
        <table:table-column table:style-name="co2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le handling</text:p>
          </table:table-cell>
          <table:table-cell office:value-type="string" calcext:value-type="string">
            <text:p>Files on temporary storage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workspace and terminals onto a memory stick</text:p>
          </table:table-cell>
          <table:table-cell office:value-type="string" calcext:value-type="string">
            <text:p>Workspace and terminals are sa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implicitly changed settings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bsequent start on removed storage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A proper error messag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im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more data back and forth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 without any warning or error messag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ave on removed files on explicitly changed settings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ubsequent start</text:p>
          </table:table-cell>
          <table:table-cell office:value-type="string" calcext:value-type="string">
            <text:p>Workspace must still contain 2 terminal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A proper error message is shown</text:p>
          </table:table-cell>
          <table:table-cell office:value-type="string" calcext:value-type="string">
            <text:p>User intended save is always to be d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Nothing happens, asterisk is still shown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ave terminal</text:p>
          </table:table-cell>
          <table:table-cell office:value-type="string" calcext:value-type="string">
            <text:p>Saved without any warning or error message</text:p>
            <text:p>Asterisk no longer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ose on removed files on explicitly changed settings</text:p>
          </table:table-cell>
          <table:table-cell office:value-type="string" calcext:value-type="string">
            <text:p>Modify some explicit setting (e.g. radix)</text:p>
          </table:table-cell>
          <table:table-cell office:value-type="string" calcext:value-type="string">
            <text:p>Asterisk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office:value-type="string" calcext:value-type="string">
            <text:p>Nothing happe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more explicit setting (e.g. radix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Nothing happens, asterisk is still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A proper error message and the 'Save As...' dialog is shown</text:p>
          </table:table-cell>
          <table:table-cell office:value-type="string" calcext:value-type="string">
            <text:p>Explicit settings are to be saved on exi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office:value-type="string" calcext:value-type="string">
            <text:p>YAT exits without any warning or error message</text:p>
          </table:table-cell>
          <table:table-cell table:style-name="ce64" office:value-type="string" calcext:value-type="string">
            <text:p>FR #380 requests to further improve the behavior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Reconnect memory stick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elete file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memory stick</text:p>
          </table:table-cell>
          <table:table-cell table:number-columns-repeated="1020"/>
        </table:table-row>
        <table:table-row table:style-name="ro1" table:number-rows-repeated="6547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Model.Terminal" table:style-name="ta1" table:print="false">
        <office:forms form:automatic-focus="false" form:apply-design-mode="false"/>
        <table:table-column table:style-name="co8" table:default-cell-style-name="ce48"/>
        <table:table-column table:style-name="co27" table:default-cell-style-name="ce48"/>
        <table:table-column table:style-name="co28" table:default-cell-style-name="ce48"/>
        <table:table-column table:style-name="co24" table:default-cell-style-name="ce48"/>
        <table:table-column table:style-name="co25" table:default-cell-style-name="ce48"/>
        <table:table-column table:style-name="co2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ization</text:p>
          </table:table-cell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Link both to [YAT - Test - YAT.Model.Terminal.yacp]</text:p>
          </table:table-cell>
          <table:table-cell/>
          <table:table-cell office:value-type="string" calcext:value-type="string">
            <text:p>Later used as triggers and response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action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action in tool bar</text:p>
          </table:table-cell>
          <table:table-cell office:value-type="string" calcext:value-type="string">
            <text:p>Menu &gt; Receive &gt; Automatic Action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<text:span text:style-name="T1">Menu &gt; Receive</text:span> &gt; Automatic Action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action = [Show Message Box]</text:p>
          </table:table-cell>
          <table:table-cell office:value-type="string" calcext:value-type="string">
            <text:p><text:span text:style-name="T1">Menu &gt; Receive</text:span> &gt; Automatic Action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action is triggered for each received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action is triggered for the given command</text:p>
          </table:table-cell>
          <table:table-cell office:value-type="string" calcext:value-type="string">
            <text:p>"ABC"</text:p>
            <text:p>Note that [Send Text] doesn't make much sense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/Suppr.</text:p>
          </table:table-cell>
          <table:table-cell office:value-type="string" calcext:value-type="string">
            <text:p>[Line Numbers &gt; Show Line Number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ow Direction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ter</text:p>
          </table:table-cell>
          <table:table-cell office:value-type="string" calcext:value-type="string">
            <text:p>Select action = [Filter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filter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but not received, i.e.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and received, i.e. not filte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end trigger from other terminal</text:p>
            <text:p>"ABC"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xyzABC</text:span></text:p>
          </table:table-cell>
          <table:table-cell table:number-columns-repeated="1018"/>
        </table:table-row>
        <table:table-row table:style-name="ro8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and receiv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ABC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received when sent in one chunk</text:p>
          </table:table-cell>
          <table:table-cell office:value-type="string" calcext:value-type="string">
            <text:p><text:span text:style-name="T17">(&gt;&gt;)</text:span><text:span text:style-name="T18"> </text:span><text:span text:style-name="T19">ABC</text:span></text:p>
            <text:p><text:span text:style-name="T105">(&gt;&gt;)</text:span><text:span text:style-name="T34"> </text:span><text:span text:style-name="T19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ppress</text:p>
          </table:table-cell>
          <table:table-cell office:value-type="string" calcext:value-type="string">
            <text:p>Select action = [Suppress]</text:p>
          </table:table-cell>
          <table:table-cell/>
          <table:table-cell office:value-type="string" calcext:value-type="string">
            <text:p>"ABC" still is the patter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thing from suppressing terminal</text:p>
          </table:table-cell>
          <table:table-cell office:value-type="string" calcext:value-type="string">
            <text:p>Data sent and receiv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without trigger from other terminal</text:p>
          </table:table-cell>
          <table:table-cell office:value-type="string" calcext:value-type="string">
            <text:p>Data sent and received, i.e. not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thing including trigger from other terminal</text:p>
          </table:table-cell>
          <table:table-cell office:value-type="string" calcext:value-type="string">
            <text:p>Data sent but not received, i.e. suppress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trigger only from other terminal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end partial line without trigger from other terminal</text:p>
            <text:p><text:span text:style-name="T1">"xyz\!(NoEOL)"</text:span></text:p>
          </table:table-cell>
          <table:table-cell office:value-type="string" calcext:value-type="string">
            <text:p>Data sent but not received yet, i.e. retained</text:p>
          </table:table-cell>
          <table:table-cell table:number-columns-repeated="1019"/>
        </table:table-row>
        <table:table-row table:style-name="ro8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and complete line is received, i.e. released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xyz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Send partial line including trigger from other terminal</text:p>
            <text:p><text:span text:style-name="T1">"ABC\!(NoEOL)"</text:span>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line end without trigger from other terminal</text:p>
            <text:p>"xyz"</text:p>
          </table:table-cell>
          <table:table-cell office:value-type="string" calcext:value-type="string">
            <text:p>Data sent but not receiv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nd multiple lines with and without trigger from other terminal</text:p>
            <text:p><text:span text:style-name="T1">"ABC\!(EOL)xyz"</text:span></text:p>
          </table:table-cell>
          <table:table-cell office:value-type="string" calcext:value-type="string">
            <text:p>Limitation FR#366:</text:p>
            <text:p>Both lines will be suppressed when sent in one chunk</text:p>
            <text:p><text:span text:style-name="T1">For "ABC\!(EOL)xyz" this does not apply =&gt; 3 chunks</text:span></text:p>
          </table:table-cell>
          <table:table-cell table:style-name="ce56" office:value-type="string" calcext:value-type="string">
            <text:p><text:span text:style-name="T21">(&gt;&gt;)</text:span><text:span text:style-name="T22"> </text:span><text:span text:style-name="T14">xyz</text:span>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Reload terminal</text:p>
          </table:table-cell>
          <table:table-cell office:value-type="string" calcext:value-type="string">
            <text:p>Limitation FR#367:</text:p>
            <text:p>All lines will be shown because trigger is inactive on reloa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ac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action in tool ba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utomatic response</text:p>
          </table:table-cell>
          <table:table-cell office:value-type="string" calcext:value-type="string">
            <text:p>Configuration</text:p>
          </table:table-cell>
          <table:table-cell office:value-type="string" calcext:value-type="string">
            <text:p>Show automatic response in tool bar</text:p>
          </table:table-cell>
          <table:table-cell office:value-type="string" calcext:value-type="string">
            <text:p>Menu &gt; Send &gt; Automatic Response is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trigger = [Any Line]</text:p>
          </table:table-cell>
          <table:table-cell office:value-type="string" calcext:value-type="string">
            <text:p>Menu &gt; Send &gt; Automatic Response is still not check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response = [Send Text]</text:p>
          </table:table-cell>
          <table:table-cell office:value-type="string" calcext:value-type="string">
            <text:p>Menu &gt; Send &gt; Automatic Response is checked now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Trigger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1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[Predefined Command 2]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elect response = Some dedicated command</text:p>
          </table:table-cell>
          <table:table-cell office:value-type="string" calcext:value-type="string">
            <text:p>Data sent and received</text:p>
            <text:p>Automatic response is triggered for each received line</text:p>
            <text:p>Trigger is highligh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1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Predefined Command 2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Some dedicated command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trigger = [Any Line]</text:p>
            <text:p>Select response = [Trigger]</text:p>
          </table:table-cell>
          <table:table-cell office:value-type="string" calcext:value-type="string">
            <text:p>Data sent and received</text:p>
            <text:p>Automatic response is triggered for the given comma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rsistance</text:p>
          </table:table-cell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Automatic response settings are still activ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sent and received</text:p>
            <text:p>Automatic response is triggered for each received l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Deactivate</text:p>
          </table:table-cell>
          <table:table-cell office:value-type="string" calcext:value-type="string">
            <text:p>Deactivate automatic respons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Hide automatic response in tool bar</text:p>
          </table:table-cell>
          <table:table-cell table:number-columns-repeated="1020"/>
        </table:table-row>
        <table:table-row table:style-name="ro1" table:number-rows-repeated="65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" table:style-name="ta1" table:print="false">
        <table:table-column table:style-name="co8" table:default-cell-style-name="ce48"/>
        <table:table-column table:style-name="co30" table:default-cell-style-name="ce48"/>
        <table:table-column table:style-name="co7" table:default-cell-style-name="ce48"/>
        <table:table-column table:style-name="co31" table:default-cell-style-name="ce48"/>
        <table:table-column table:style-name="co32" table:default-cell-style-name="ce48"/>
        <table:table-column table:style-name="co33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Precondition</text:p>
          </table:table-cell>
          <table:table-cell/>
          <table:table-cell office:value-type="string" calcext:value-type="string">
            <text:p>Oracle VM VirtualBox installed</text:p>
            <text:p>Win7 VM added to VirtualBox</text:p>
          </table:table-cell>
          <table:table-cell office:value-type="string" calcext:value-type="string">
            <text:p>Available at <text:a xlink:href="https://developer.microsoft.com/en-us/microsoft-edge/tools/vms/#downloads" xlink:type="simple">https://developer.microsoft.com/en-us/microsoft-edge/tools/vms/#downloads</text:a></text:p>
            <text:p>Valid for 90 days =&gt; initially snapshot, then revert snapshot each time</text:p>
            <text:p>Passw0rd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paration</text:p>
          </table:table-cell>
          <table:table-cell office:value-type="string" calcext:value-type="string">
            <text:p>Open the VirtualBox manag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move previous "Win 7 (MS IE11) – Clone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"Win 7 (MS IE11) – Clone"</text:p>
          </table:table-cell>
          <table:table-cell/>
          <table:table-cell office:value-type="string" calcext:value-type="string">
            <text:p>Takes 5-10 minute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"Win 7 (MS IE11) – Clone"</text:p>
          </table:table-cell>
          <table:table-cell/>
          <table:table-cell table:style-name="ce65" office:value-type="string" calcext:value-type="string">
            <text:p>Doesn't work anymore !!! VT-x is required for latest VirtualBox !!!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caling</text:p>
          </table:table-cell>
          <table:table-cell office:value-type="string" calcext:value-type="string">
            <text:p>Use Win7 VM at 150% and check all forms</text:p>
          </table:table-cell>
          <table:table-cell office:value-type="string" calcext:value-type="string">
            <text:p>All OK</text:p>
          </table:table-cell>
          <table:table-cell office:value-type="string" calcext:value-type="string">
            <text:p>Compare against "\YAT\!-Doc.Project\5 - Test\View Scaling"</text:p>
          </table:table-cell>
          <table:table-cell table:number-columns-repeated="1018"/>
        </table:table-row>
        <table:table-row table:style-name="ro1" table:number-rows-repeated="6549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Main" table:style-name="ta1" table:print="false">
        <table:table-column table:style-name="co8" table:default-cell-style-name="ce48"/>
        <table:table-column table:style-name="co34" table:default-cell-style-name="ce48"/>
        <table:table-column table:style-name="co7" table:default-cell-style-name="ce48"/>
        <table:table-column table:style-name="co35" table:default-cell-style-name="ce48"/>
        <table:table-column table:style-name="co36" table:default-cell-style-name="ce48"/>
        <table:table-column table:style-name="co37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Startup position</text:p>
          </table:table-cell>
          <table:table-cell/>
          <table:table-cell office:value-type="string" calcext:value-type="string">
            <text:p>Start YAT</text:p>
          </table:table-cell>
          <table:table-cell office:value-type="string" calcext:value-type="string">
            <text:p>YAT shows the welcome screen</text:p>
            <text:p>YAT is started within visible sc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 terminal</text:p>
          </table:table-cell>
          <table:table-cell/>
          <table:table-cell office:value-type="string" calcext:value-type="string">
            <text:p>Required to keep workspace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Move YAT to a different location, if available to a different screen</text:p>
          </table:table-cell>
          <table:table-cell/>
          <table:table-cell office:value-type="string" calcext:value-type="string">
            <text:p>Note that the whole application must be located at one screen,</text:p>
            <text:p>i.e. positions across screens are moved to the primary screen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office:value-type="string" calcext:value-type="string">
            <text:p>Required to keep automatic layou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/>
          <table:table-cell office:value-type="string" calcext:value-type="string">
            <text:p>Position and size are stored in workspac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YAT is started with correct location and siz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ayout setting</text:p>
          </table:table-cell>
          <table:table-cell/>
          <table:table-cell office:value-type="string" calcext:value-type="string">
            <text:p>Create another terminal</text:p>
          </table:table-cell>
          <table:table-cell office:value-type="string" calcext:value-type="string">
            <text:p>Terminal is created and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still kept automatically tiled verticall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one of the terminals</text:p>
          </table:table-cell>
          <table:table-cell office:value-type="string" calcext:value-type="string">
            <text:p>Layout is reset to 'Manual'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  <text:p>Manually resized terminal position is restored</text:p>
            <text:p>Other former maximized terminal position has been kept as well</text:p>
          </table:table-cell>
          <table:table-cell office:value-type="string" calcext:value-type="string">
            <text:p>Could partly be tested automatically, e.g.</text:p>
            <text:p>if (WorkspaceLayout = Manual)</text:p>
            <text:p>    all TerminalLayout must be Manual as wel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no longer resiz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Layout is stored in workspac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office:value-type="string" calcext:value-type="string">
            <text:p>Layout is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Layout terminals again automatically (Alt+Shift+A)</text:p>
          </table:table-cell>
          <table:table-cell office:value-type="string" calcext:value-type="string">
            <text:p>Terminals get tiled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size YAT</text:p>
          </table:table-cell>
          <table:table-cell office:value-type="string" calcext:value-type="string">
            <text:p>Terminals are kept til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lways on top</text:p>
          </table:table-cell>
          <table:table-cell/>
          <table:table-cell office:value-type="string" calcext:value-type="string">
            <text:p><text:span text:style-name="T1">Alt+Shift</text:span>+T to en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stays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Alt+Shift</text:span>+T to disable 'Always On Top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some other application</text:p>
          </table:table-cell>
          <table:table-cell office:value-type="string" calcext:value-type="string">
            <text:p>YAT no longer on top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back to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eparation</text:p>
          </table:table-cell>
          <table:table-cell/>
          <table:table-cell office:value-type="string" calcext:value-type="string">
            <text:p>[File &gt; New Terminal... &gt; Defaults... &gt; 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ose workspa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No Ports</text:p>
          </table:table-cell>
          <table:table-cell/>
          <table:table-cell office:value-type="string" calcext:value-type="string">
            <text:p>Disable all internal serial COM ports</text:p>
            <text:p>Disconnect all USB/RS-232 adapters</text:p>
            <text:p>Disable all virtual ports such as VSPE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Start YAT</text:p>
          </table:table-cell>
          <table:table-cell office:value-type="string" calcext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 table:number-rows-repeated="65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Terminal" table:style-name="ta1" table:print="false">
        <table:table-column table:style-name="co8" table:default-cell-style-name="ce48"/>
        <table:table-column table:style-name="co38" table:default-cell-style-name="ce48"/>
        <table:table-column table:style-name="co39" table:default-cell-style-name="ce48"/>
        <table:table-column table:style-name="co40" table:default-cell-style-name="ce48"/>
        <table:table-column table:style-name="co41" table:default-cell-style-name="ce48"/>
        <table:table-column table:style-name="co42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Text</text:p>
          </table:table-cell>
          <table:table-cell/>
          <table:table-cell office:value-type="string" calcext:value-type="string">
            <text:p>Create and start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Edit</text:p>
          </table:table-cell>
          <table:table-cell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</text:p>
          </table:table-cell>
          <table:table-cell office:value-type="string" calcext:value-type="string">
            <text:p>Ensure that subsequent [Enter] work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dify th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lect some text in betwee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Text gets sent without EOL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dit while closed</text:p>
          </table:table-cell>
          <table:table-cell office:value-type="string" calcext:value-type="string">
            <text:p>Stop the terminal</text:p>
          </table:table-cell>
          <table:table-cell office:value-type="string" calcext:value-type="string"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Default" office:value-type="string" calcext:value-type="string">
            <text:p>Modify th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tart the terminal again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2">
          <table:table-cell table:number-columns-repeated="2"/>
          <table:table-cell office:value-type="string" calcext:value-type="string">
            <text:p>F-Shortcuts</text:p>
          </table:table-cell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position and selection is kep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F3]</text:p>
          </table:table-cell>
          <table:table-cell office:value-type="string" calcext:value-type="string">
            <text:p>Text gets sent without EOL</text:p>
            <text:p>Cursor and selection stays as i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Text gets sent</text:p>
            <text:p>Cursor and selection stays as i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tandard Shortcuts</text:p>
          </table:table-cell>
          <table:table-cell office:value-type="string" calcext:value-type="string">
            <text:p>[Ctrl+A]</text:p>
          </table:table-cell>
          <table:table-cell office:value-type="string" calcext:value-type="string">
            <text:p>Text get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C]</text:p>
          </table:table-cell>
          <table:table-cell office:value-type="string" calcext:value-type="string">
            <text:p>Text gets copied onto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editor and paste text</text:p>
          </table:table-cell>
          <table:table-cell office:value-type="string" calcext:value-type="string">
            <text:p>Text gets pasted from clipboar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Go back to [Send Text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Shift+Left|Right]</text:p>
          </table:table-cell>
          <table:table-cell office:value-type="string" calcext:value-type="string">
            <text:p>Text gets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Left|Right]</text:p>
          </table:table-cell>
          <table:table-cell office:value-type="string" calcext:value-type="string">
            <text:p>Words get sel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Multi-Line</text:p>
          </table:table-cell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till shows former text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'Send Text (F3)'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lect "..."</text:p>
          </table:table-cell>
          <table:table-cell office:value-type="string" calcext:value-type="string">
            <text:p>'Multi-Line Text' box opens</text:p>
            <text:p>Former text is visi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multi-line text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'Multi-Line Text' box closes</text:p>
            <text:p>'Send Text' shows the text</text:p>
            <text:p>Text gets completely sel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ick into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Multi-line text gets sent</text:p>
            <text:p>Text stays completely selected</text:p>
          </table:table-cell>
          <table:table-cell office:value-type="string" calcext:value-type="string">
            <text:p>Ensure that multi-line placeholder can normally by navigated around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39" office:value-type="string" calcext:value-type="string">
            <text:p>Modify the text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Single line 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Tab] to switch terminal</text:p>
          </table:table-cell>
          <table:table-cell office:value-type="string" calcext:value-type="string">
            <text:p>Focus "disappears", i.e. moves to "Send Text"</text:p>
          </table:table-cell>
          <table:table-cell office:value-type="string" calcext:value-type="string">
            <text:p>Preparation for user input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Tab] to switch back</text:p>
          </table:table-cell>
          <table:table-cell office:value-type="string" calcext:value-type="string">
            <text:p>"Send Text" gets activa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position is kep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Keep Text</text:p>
          </table:table-cell>
          <table:table-cell office:value-type="string" calcext:value-type="string">
            <text:p>[Ctrl+Shift+K] to dis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erased after send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Ctrl+Shift+K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Fill-in some new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2">
          <table:table-cell table:number-columns-repeated="2"/>
          <table:table-cell office:value-type="string" calcext:value-type="string">
            <text:p>Send Immediately</text:p>
          </table:table-cell>
          <table:table-cell table:style-name="ce51" office:value-type="string" calcext:value-type="string">
            <text:p>[Ctrl+Shift+I] to enable this option</text:p>
          </table:table-cell>
          <table:table-cell table:style-name="Default" office:value-type="string" calcext:value-type="string">
            <text:p>Text gets reset</text:p>
            <text:p>Button changes to "Send EOL (F3)"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able 'Show EOL'</text:p>
          </table:table-cell>
          <table:table-cell table:style-name="Default"/>
          <table:table-cell office:value-type="string" calcext:value-type="string">
            <text:p>Required to track line breaks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table:style-name="ce51"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F3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Backspace]</text:p>
          </table:table-cell>
          <table:table-cell office:value-type="string" calcext:value-type="string">
            <text:p>Previous character is "eaten"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Enter some characters</text:p>
          </table:table-cell>
          <table:table-cell office:value-type="string" calcext:value-type="string">
            <text:p>Characters are sent immediately</text:p>
          </table:table-cell>
          <table:table-cell office:value-type="string" calcext:value-type="string">
            <text:p>Ensure that characters are still sent properly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[Send EOL (F3)]</text:p>
          </table:table-cell>
          <table:table-cell office:value-type="string" calcext:value-type="string">
            <text:p>EOL is sent</text:p>
            <text:p>Line break is done</text:p>
          </table:table-cell>
          <table:table-cell office:value-type="string" calcext:value-type="string">
            <text:p>Ensure that &lt;Enter text...&gt; doesn't lead to an error messag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[Ctrl+Shift+I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</table:table-cell>
          <table:table-cell office:value-type="string" calcext:value-type="string">
            <text:p>Ensure that text is properly reset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Default"/>
          <table:table-cell table:style-name="ce51" office:value-type="string" calcext:value-type="string">
            <text:p>Fill-in some tex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Default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Default"/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No control characters in drop-down</text:p>
          </table:table-cell>
          <table:table-cell table:style-name="ce51" office:value-type="string" calcext:value-type="string">
            <text:p>Control characters would be displayed as bullet and result in an XML serialization error when serializing the recents into the .yat file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Select one of the recents</text:p>
          </table:table-cell>
          <table:table-cell table:style-name="ce51" table:number-columns-repeated="2"/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hange that recent</text:p>
          </table:table-cell>
          <table:table-cell table:style-name="ce51" table:number-columns-repeated="2"/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style-name="ce51"/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Open recent drop-down</text:p>
          </table:table-cell>
          <table:table-cell table:style-name="ce51" office:value-type="string" calcext:value-type="string">
            <text:p>Just selected recent still there</text:p>
            <text:p>New recent added</text:p>
          </table:table-cell>
          <table:table-cell table:style-name="ce51"/>
          <table:table-cell table:number-columns-repeated="1018"/>
        </table:table-row>
        <table:table-row table:style-name="ro1">
          <table:table-cell table:number-columns-repeated="3"/>
          <table:table-cell table:style-name="ce51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defined Command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Import commands from [YAT - Test – YAT.View.Forms.Terminal.yacps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the predefined texts back and forth</text:p>
          </table:table-cell>
          <table:table-cell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mmand Shortcuts</text:p>
          </table:table-cell>
          <table:table-cell office:value-type="string" calcext:value-type="string">
            <text:p>[Shift+F&lt;i&gt;]</text:p>
          </table:table-cell>
          <table:table-cell office:value-type="string" calcext:value-type="string">
            <text:p>Text gets sent</text:p>
          </table:table-cell>
          <table:table-cell table:style-name="Default" office:value-type="string" calcext:value-type="string">
            <text:p>If shortcuts don't work, check the "ATTENTION" blocks in YAT.View.Forms.Terminal.Designer.cs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Page Shortcuts</text:p>
          </table:table-cell>
          <table:table-cell office:value-type="string" calcext:value-type="string">
            <text:p>[Ctrl+Alt+Right|Left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Ctrl+&lt;i&gt;]</text:p>
          </table:table-cell>
          <table:table-cell/>
          <table:table-cell table:style-name="Default"/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Text stays selected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 office:value-type="string" calcext:value-type="string">
            <text:p>Changed Recent</text:p>
          </table:table-cell>
          <table:table-cell office:value-type="string" calcext:value-type="string">
            <text:p>[Arrow-Down] and [Arrow-Up]</text:p>
          </table:table-cell>
          <table:table-cell table:style-name="ce51" office:value-type="string" calcext:value-type="string">
            <text:p>Text changes among recents</text:p>
          </table:table-cell>
          <table:table-cell table:number-columns-repeated="1019"/>
        </table:table-row>
        <table:table-row table:style-name="ro2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  <text:p>"Send Text" still contains changed recent</text:p>
          </table:table-cell>
          <table:table-cell table:number-columns-repeated="1019"/>
        </table:table-row>
        <table:table-row table:style-name="ro3">
          <table:table-cell table:number-columns-repeated="2"/>
          <table:table-cell table:style-name="ce51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Changed recent text gets sent</text:p>
            <text:p><text:span text:style-name="T1">Text stays selected</text:span>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style-name="ce51"/>
          <table:table-cell office:value-type="string" calcext:value-type="string">
            <text:p>[Shift+F&lt;i&gt;]</text:p>
          </table:table-cell>
          <table:table-cell table:style-name="ce51" office:value-type="string" calcext:value-type="string">
            <text:p>Text get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opy Predefind</text:p>
          </table:table-cell>
          <table:table-cell office:value-type="string" calcext:value-type="string">
            <text:p>[Ctrl+Shift+F&lt;i&gt;]</text:p>
          </table:table-cell>
          <table:table-cell office:value-type="string" calcext:value-type="string">
            <text:p>Text gets copied to [Send Text]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enable this optio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</table:table-cell>
          <table:table-cell office:value-type="string" calcext:value-type="string">
            <text:p>Note bug #473 "[Copy Predefined] option wrongly selects"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If cursor is not yet in [Send Text]</text:p>
            <text:p>   [Alt+E] to set curso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Modify the text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[Shift+F&lt;i&gt;</text:span>]</text:p>
          </table:table-cell>
          <table:table-cell office:value-type="string" calcext:value-type="string">
            <text:p>Text gets copied after send</text:p>
            <text:p>Cursor stays at end of text box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EOL is sent</text:p>
            <text:p>Line break is do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Shift+P] to restore this optio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Recent</text:p>
          </table:table-cell>
          <table:table-cell office:value-type="string" calcext:value-type="string">
            <text:p>[Arrow-Down] and [Arrow-Up]</text:p>
          </table:table-cell>
          <table:table-cell office:value-type="string" calcext:value-type="string">
            <text:p>Text changes among recents</text:p>
          </table:table-cell>
          <table:table-cell office:value-type="string" calcext:value-type="string">
            <text:p>Ensure that items are sorted correctly (most recent at top)</text:p>
          </table:table-cell>
          <table:table-cell table:number-columns-repeated="1018"/>
        </table:table-row>
        <table:table-row table:style-name="ro2">
          <table:table-cell table:number-columns-repeated="3"/>
          <table:table-cell table:style-name="ce51" office:value-type="string" calcext:value-type="string">
            <text:p>[Enter]</text:p>
          </table:table-cell>
          <table:table-cell office:value-type="string" calcext:value-type="string">
            <text:p>Text gets sent</text:p>
            <text:p>Cursor stays at end of text box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</text:p>
          </table:table-cell>
          <table:table-cell table:style-name="ce51" office:value-type="string" calcext:value-type="string">
            <text:p>[Up/Down by], [Move/Copy to], [Clear]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arrange in settings dialog</text:p>
          </table:table-cell>
          <table:table-cell table:style-name="ce51" office:value-type="string" calcext:value-type="string">
            <text:p>[Define...] then redo the above in the settings dialog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</text:p>
          </table:table-cell>
          <table:table-cell table:style-name="ce51" office:value-type="string" calcext:value-type="string">
            <text:p>Within same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other terminal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To/from text editor</text:p>
          </table:table-cell>
          <table:table-cell office:value-type="string" calcext:value-type="string">
            <text:p>Proper behavior</text:p>
          </table:table-cell>
          <table:table-cell office:value-type="string" calcext:value-type="string">
            <text:p>Single-line text, multi-line text, file path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Cut/Copy/Paste/Clear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ut/Copy/Paste/Clear pages in settings dialog</text:p>
          </table:table-cell>
          <table:table-cell table:style-name="ce51" office:value-type="string" calcext:value-type="string">
            <text:p>As above</text:p>
          </table:table-cell>
          <table:table-cell office:value-type="string" calcext:value-type="string">
            <text:p>Proper behavio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nd File</text:p>
          </table:table-cell>
          <table:table-cell/>
          <table:table-cell office:value-type="string" calcext:value-type="string">
            <text:p>Enable 'Byte/Line Count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"\!-SendFiles\Stress-4-Huge.txt"</text:p>
          </table:table-cell>
          <table:table-cell office:value-type="string" calcext:value-type="string">
            <text:p>GUI properly re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B]</text:p>
          </table:table-cell>
          <table:table-cell office:value-type="string" calcext:value-type="string">
            <text:p>Breaks within reasonable time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Stress-2-Large.txt"</text:p>
          </table:table-cell>
          <table:table-cell office:value-type="string" calcext:value-type="string">
            <text:p>Break has been resumed</text:p>
            <text:p>GUI still properly respond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1" office:value-type="string" calcext:value-type="string">
            <text:p>[F4]</text:p>
          </table:table-cell>
          <table:table-cell office:value-type="string" calcext:value-type="string">
            <text:p>File is sent agai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Repeat the steps "Predefined" above</text:p>
          </table:table-cell>
          <table:table-cell office:value-type="string" calcext:value-type="string">
            <text:p>Same as for text termina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ress</text:p>
          </table:table-cell>
          <table:table-cell office:value-type="string" calcext:value-type="string">
            <text:p>Send "\!-SendFiles\Stress-7-VeryLongLine.txt"</text:p>
          </table:table-cell>
          <table:table-cell office:value-type="string" calcext:value-type="string">
            <text:p>Works without issues</text:p>
            <text:p>Line exceed warning is output at the end of the line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51" office:value-type="string" calcext:value-type="string">
            <text:p>Send "\!-SendFiles\Stress-7-EnormousLine.txt"</text:p>
          </table:table-cell>
          <table:table-cell table:style-name="ce51" office:value-type="string" calcext:value-type="string">
            <text:p>Works without issues</text:p>
            <text:p>Line exceed warning is output at the end of the line</text:p>
          </table:table-cell>
          <table:table-cell office:value-type="string" calcext:value-type="string">
            <text:p>Not yet possible, requires fixing bug #340 "Enormous lines cannot be sent"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51" office:value-type="string" calcext:value-type="string">
            <text:p>Clear the monitor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table:style-name="ce51" table:number-columns-repeated="2"/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xt Exclusion</text:p>
          </table:table-cell>
          <table:table-cell office:value-type="string" calcext:value-type="string">
            <text:p>Open settings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Advanced &gt; Skip Empty Lines on [Send File]]</text:p>
          </table:table-cell>
          <table:table-cell table:style-name="ce51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ctivate [Text &gt; Text exclusion patterns]</text:p>
          </table:table-cell>
          <table:table-cell table:style-name="ce51"/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Send "\!-SendFiles\TextExclusion.txt"</text:p>
          </table:table-cell>
          <table:table-cell table:style-name="ce51" office:value-type="string" calcext:value-type="string">
            <text:p>Lines include the stated number of chars</text:p>
            <text:p>No empty lines</text:p>
          </table:table-cell>
          <table:table-cell office:value-type="string" calcext:value-type="string">
            <text:p>This text could be automated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51"/>
          <table:table-cell table:number-columns-repeated="1019"/>
        </table:table-row>
        <table:table-row table:style-name="ro1">
          <table:table-cell/>
          <table:table-cell office:value-type="string" calcext:value-type="string">
            <text:p>Radix</text:p>
          </table:table-cell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ext Line Breaks</text:p>
          </table:table-cell>
          <table:table-cell office:value-type="string" calcext:value-type="string">
            <text:p>Empty Line</text:p>
          </table:table-cell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6">
          <table:table-cell table:number-columns-repeated="3"/>
          <table:table-cell office:value-type="string" calcext:value-type="string">
            <text:p>A\!(EOL)B\!(EOL)\!(EOL)C</text:p>
          </table:table-cell>
          <table:table-cell office:value-type="string" calcext:value-type="string">
            <text:p>A</text:p>
            <text:p>B</text:p>
            <text:p/>
            <text:p>C</text:p>
          </table:table-cell>
          <table:table-cell office:value-type="string" calcext:value-type="string"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Enable 'Show EOL'</text:p>
          </table:table-cell>
          <table:table-cell office:value-type="string" calcext:value-type="string">
            <text:p>Same as above but with &lt;CR&gt;&lt;LF&gt;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isable 'Show EOL'</text:p>
          </table:table-cell>
          <table:table-cell office:value-type="string" calcext:value-type="string">
            <text:p>Same as above without &lt;CR&gt;&lt;LF&gt;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Keep the 2 AutoSockets which are interconnected to each other</text:p>
          </table:table-cell>
          <table:table-cell/>
          <table:table-cell office:value-type="string" calcext:value-type="string">
            <text:p>The following test cases are not that easy to automate, since they rely on slow/postponed send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Enable 'Show EOL' o</text:span>n receiving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Direction' on both terminal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'Show Length' on both terminal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nding EOL Character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10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10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&lt;LF&gt;</text:p>
          </table:table-cell>
          <table:table-cell table:number-columns-repeated="1020"/>
        </table:table-row>
        <table:table-row table:style-name="ro27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ing EOL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0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106">    in receiving terminal</text:span></text:p>
          </table:table-cell>
          <table:table-cell table:number-columns-repeated="1019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105">(&lt;&lt;)</text:span><text:span text:style-name="T34"> </text:span><text:span text:style-name="T41">X</text:span><text:span text:style-name="T108">&lt;CR&gt;&lt;LF&gt;</text:span><text:span text:style-name="T32"> </text:span><text:span text:style-name="T30">(3)</text:span></text:p>
          </table:table-cell>
          <table:table-cell table:number-columns-repeated="1019"/>
        </table:table-row>
        <table:table-row table:style-name="ro29">
          <table:table-cell table:number-columns-repeated="3"/>
          <table:table-cell office:value-type="string" calcext:value-type="string">
            <text:p>In sending terminal:</text:p>
            <text:p>&lt;&lt;EMPTY&gt;&gt;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105">(&lt;&lt;)</text:span><text:span text:style-name="T34"> </text:span><text:span text:style-name="T41">X</text:span><text:span text:style-name="T108">&lt;CR&gt;&lt;LF&gt;</text:span><text:span text:style-name="T32"> </text:span><text:span text:style-name="T30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</table:table-cell>
          <table:table-cell office:value-type="string" calcext:value-type="string">
            <text:p/>
            <text:p>Empty line must not be shown since it's just the pending EOL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<text:span text:style-name="T1">In sending terminal:</text:span></text:p>
            <text:p>B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1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2">
          <table:table-cell table:number-columns-repeated="3"/>
          <table:table-cell office:value-type="string" calcext:value-type="string">
            <text:p><text:span text:style-name="T1">In sending terminal:</text:span></text:p>
            <text:p>&lt;&lt;EMPTY&gt;&gt;</text:p>
            <text:p>[Enter]</text:p>
          </table:table-cell>
          <table:table-cell office:value-type="string" calcext:value-type="string"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 </text:span><text:span text:style-name="T44">(0) </text:span>    in sending terminal</text:p>
            <text:p/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</table:table-cell>
          <table:table-cell office:value-type="string" calcext:value-type="string">
            <text:p/>
            <text:p/>
            <text:p/>
            <text:p/>
            <text:p>Empty line must be shown since an empty line was intended</text:p>
          </table:table-cell>
          <table:table-cell table:number-columns-repeated="1018"/>
        </table:table-row>
        <table:table-row table:style-name="ro33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11">(&lt;&lt;)</text:span><text:span text:style-name="T112"> </text:span><text:span text:style-name="T48">A</text:span><text:span text:style-name="T46"> </text:span><text:span text:style-name="T47">(1)</text:span></text:p>
            <text:p><text:span text:style-name="T42">(&lt;&lt;)</text:span><text:span text:style-name="T43"> </text:span><text:span text:style-name="T48">A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</text:p>
            <text:p><text:span text:style-name="T42">(&gt;&gt;)</text:span><text:span text:style-name="T43"> </text:span><text:span text:style-name="T45">X</text:span><text:span text:style-name="T46"> </text:span><text:span text:style-name="T47">(1)</text:span></text:p>
            <text:p><text:span text:style-name="T42">(&lt;&lt;)</text:span><text:span text:style-name="T43">  </text:span><text:span text:style-name="T44">(0)</text:span></text:p>
            <text:p><text:span text:style-name="T42">(&lt;&lt;)</text:span><text:span text:style-name="T43"> </text:span><text:span text:style-name="T48">B</text:span><text:span text:style-name="T46"> </text:span><text:span text:style-name="T47">(1)</text:span>    in sending terminal</text:p>
            <text:p/>
            <text:p><text:span text:style-name="T111">(&gt;&gt;)</text:span><text:span text:style-name="T112"> </text:span><text:span text:style-name="T45">A</text:span><text:span text:style-name="T107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A</text:span><text:span text:style-name="T46"> </text:span><text:span text:style-name="T47">(1)</text:span><text:span text:style-name="T106">  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CR&gt;&lt;LF&gt;</text:span><text:span text:style-name="T43"> </text:span><text:span text:style-name="T44">(2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office:value-type="string" calcext:value-type="string">
            <text:p/>
            <text:p/>
            <text:p/>
            <text:p/>
            <text:p/>
            <text:p>Empty line must be kept since an empty line was intend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0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10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10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4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06">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office:value-type="string" calcext:value-type="string">
            <text:p/>
            <text:p/>
            <text:p/>
            <text:p>(was wrong until YAT 2.0.0: A</text:p>
            <text:p>                                         X&lt;CR&gt;&lt;LF&gt;)</text:p>
          </table:table-cell>
          <table:table-cell table:number-columns-repeated="1018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13"> </text:span><text:span text:style-name="T106">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LF&gt;</text:span><text:span text:style-name="T43"> </text:span><text:span text:style-name="T44">(1)</text:span></text:p>
          </table:table-cell>
          <table:table-cell office:value-type="string" calcext:value-type="string">
            <text:p/>
            <text:p>&lt;LF&gt; must not be shown (<text:span text:style-name="T1">was the case until YAT 2.0.0)</text:span>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41">B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13"> </text:span><text:span text:style-name="T106">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LF&gt;</text:span><text:span text:style-name="T43"> </text:span><text:span text:style-name="T44">(1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Pend. EOL Char.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 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109">&lt;CR&gt; </text:span><text:span text:style-name="T114">    in receiving terminal</text:span></text:p>
          </table:table-cell>
          <table:table-cell office:value-type="string" calcext:value-type="string">
            <text:p/>
            <text:p/>
            <text:p>(was wrong until YAT 2.0.0: &lt;&lt;EMPTY&gt;&gt;)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&lt;LF&gt;</text:p>
          </table:table-cell>
          <table:table-cell table:number-columns-repeated="1020"/>
        </table:table-row>
        <table:table-row table:style-name="ro29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LF&gt;</text:span><text:span text:style-name="T43"> </text:span><text:span text:style-name="T44">(1)</text:span></text:p>
          </table:table-cell>
          <table:table-cell office:value-type="string" calcext:value-type="string">
            <text:p/>
            <text:p>Pending &lt;LF&gt; must not be shown as empty line</text:p>
          </table:table-cell>
          <table:table-cell table:number-columns-repeated="1018"/>
        </table:table-row>
        <table:table-row table:style-name="ro30">
          <table:table-cell table:number-columns-repeated="3"/>
          <table:table-cell office:value-type="string" calcext:value-type="string"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41">B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109">&lt;LF&gt;</text:span><text:span text:style-name="T43"> </text:span><text:span text:style-name="T44">(1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a)</text:p>
          </table:table-cell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05">(&lt;&lt;)</text:span><text:span text:style-name="T34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46">   </text:span><text:span text:style-name="T47"> </text:span><text:span text:style-name="T106">    in receiving terminal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106">    in receiving terminal</text:span></text:p>
          </table:table-cell>
          <table:table-cell office:value-type="string" calcext:value-type="string">
            <text:p>&lt;CR&gt; must be retained when 'Show EOL' is disabled</text:p>
            <text:p/>
            <text:p><text:span text:style-name="T1">&lt;CR&gt; must not be retained when 'Show EOL' is enabled (was the case until YAT 2.0.0)</text:span>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06">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<text:span text:style-name="T1">In sending terminal:</text:span></text:p>
            <text:p>B&lt;LF&gt;</text:p>
          </table:table-cell>
          <table:table-cell table:number-columns-repeated="1020"/>
        </table:table-row>
        <table:table-row table:style-name="ro34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116">&lt;CR&gt;</text:span><text:span text:style-name="T41">B</text:span><text:span text:style-name="T108">&lt;LF&gt;</text:span> 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06"> 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107">&lt;LF&gt;</text:span></text:p>
          </table:table-cell>
          <table:table-cell office:value-type="string" calcext:value-type="string">
            <text:p/>
            <text:p>Previously unconfirmed &lt;CR&gt; must be delay-shown since EOL is indeed unconfirmed</text:p>
            <text:p>&lt;LF&gt; must be shown since &lt;CR&gt;B&lt;LF&gt; is a split EOL</text:p>
          </table:table-cell>
          <table:table-cell table:number-columns-repeated="1018"/>
        </table:table-row>
        <table:table-row table:style-name="ro34">
          <table:table-cell table:number-columns-repeated="3"/>
          <table:table-cell office:value-type="string" calcext:value-type="string">
            <text:p>&lt;&lt;EMPTY&gt;&gt;</text:p>
            <text:p>[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A</text:span><text:span text:style-name="T29"> </text:span><text:span text:style-name="T30">(1)</text:span></text:p>
            <text:p><text:span text:style-name="T105">(&gt;&gt;)</text:span><text:span text:style-name="T34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116">&lt;CR&gt;</text:span><text:span text:style-name="T41">B</text:span><text:span text:style-name="T108">&lt;LF&gt;</text:span><text:span text:style-name="T32"> </text:span><text:span text:style-name="T30">(3)</text:span>  in sending terminal</text:p>
            <text:p/>
            <text:p><text:span text:style-name="T42">(&gt;&gt;)</text:span><text:span text:style-name="T43"> </text:span><text:span text:style-name="T45">A</text:span><text:span text:style-name="T107">&lt;CR&gt;</text:span><text:span text:style-name="T64"> </text:span><text:span text:style-name="T47">(2)</text:span><text:span text:style-name="T106"> 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107">&lt;LF&gt;&lt;CR&gt;&lt;LF&gt;</text:span><text:span text:style-name="T64"> </text:span><text:span text:style-name="T47">(4)</text:span></text:p>
          </table:table-cell>
          <table:table-cell office:value-type="string" calcext:value-type="string">
            <text:p/>
            <text:p/>
            <text:p>First &lt;LF&gt; must be shown since &lt;CR&gt;B&lt;LF&gt; is a split EO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Broken Split EOL b)</text:p>
          </table:table-cell>
          <table:table-cell office:value-type="string" calcext:value-type="string">
            <text:p>&lt;CR&gt;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[Ctrl+Enter]</text:p>
          </table:table-cell>
          <table:table-cell office:value-type="string" calcext:value-type="string">
            <text:p><text:span text:style-name="T17">(&lt;&lt;)</text:span><text:span text:style-name="T18"> </text:span><text:span text:style-name="T41"> </text:span><text:span text:style-name="T29">   </text:span><text:span text:style-name="T30"> </text:span>    in sending terminal</text:p>
            <text:p/>
            <text:p><text:span text:style-name="T42">(&gt;&gt;)</text:span><text:span text:style-name="T43"> </text:span><text:span text:style-name="T109">&lt;CR&gt; </text:span><text:span text:style-name="T114">    in receiving terminal</text:span></text:p>
          </table:table-cell>
          <table:table-cell office:value-type="string" calcext:value-type="string">
            <text:p>Empty line shall be shown since &lt;CR&gt; was indeed sent</text:p>
            <text:p>(was wrong until YAT 2.0.0: &lt;&lt;EMPTY&gt;&gt;)</text:p>
          </table:table-cell>
          <table:table-cell table:number-columns-repeated="1018"/>
        </table:table-row>
        <table:table-row table:style-name="ro28">
          <table:table-cell table:number-columns-repeated="3"/>
          <table:table-cell office:value-type="string" calcext:value-type="string">
            <text:p>In receiving terminal:</text:p>
            <text:p>X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  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42">(&lt;&lt;)</text:span><text:span text:style-name="T43"> </text:span><text:span text:style-name="T48">X</text:span><text:span text:style-name="T110">&lt;CR&gt;&lt;LF&gt;</text:span><text:span text:style-name="T64"> </text:span><text:span text:style-name="T47">(3)</text:span></text:p>
          </table:table-cell>
          <table:table-cell table:number-columns-repeated="1019"/>
        </table:table-row>
        <table:table-row table:style-name="ro34">
          <table:table-cell table:number-columns-repeated="3"/>
          <table:table-cell office:value-type="string" calcext:value-type="string">
            <text:p>In sending terminal:</text:p>
            <text:p>B</text:p>
            <text:p>[Enter]</text:p>
          </table:table-cell>
          <table:table-cell office:value-type="string" calcext:value-type="string">
            <text:p><text:span text:style-name="T17">(&lt;&lt;)</text:span><text:span text:style-name="T18">  </text:span><text:span text:style-name="T115">(0)</text:span></text:p>
            <text:p><text:span text:style-name="T17">(&gt;&gt;)</text:span><text:span text:style-name="T18"> </text:span><text:span text:style-name="T19">X</text:span><text:span text:style-name="T29"> </text:span><text:span text:style-name="T30">(1)</text:span></text:p>
            <text:p><text:span text:style-name="T105">(&lt;&lt;)</text:span><text:span text:style-name="T34"> </text:span><text:span text:style-name="T116">&lt;CR&gt;</text:span><text:span text:style-name="T41">B</text:span><text:span text:style-name="T29"> </text:span><text:span text:style-name="T30">(2)</text:span>  in sending terminal</text:p>
            <text:p/>
            <text:p><text:span text:style-name="T42">(&gt;&gt;)</text:span><text:span text:style-name="T43"> </text:span><text:span text:style-name="T109">&lt;CR&gt;</text:span><text:span text:style-name="T43"> </text:span><text:span text:style-name="T44">(1)</text:span><text:span text:style-name="T114">  in receiving terminal</text:span></text:p>
            <text:p><text:span text:style-name="T111">(&lt;&lt;)</text:span><text:span text:style-name="T112"> </text:span><text:span text:style-name="T48">X</text:span><text:span text:style-name="T110">&lt;CR&gt;&lt;LF&gt;</text:span><text:span text:style-name="T64"> </text:span><text:span text:style-name="T47">(3)</text:span></text:p>
            <text:p><text:span text:style-name="T42">(&gt;&gt;)</text:span><text:span text:style-name="T43"> </text:span><text:span text:style-name="T45">B</text:span><text:span text:style-name="T107">&lt;CR&gt;&lt;LF&gt;</text:span><text:span text:style-name="T64"> </text:span><text:span text:style-name="T47">(3)</text:span></text:p>
          </table:table-cell>
          <table:table-cell office:value-type="string" calcext:value-type="string">
            <text:p>Empty line shall be kept since &lt;CR&gt; was indeed sent then</text:p>
            <text:p/>
            <text:p>Previously unconfirmed &lt;CR&gt; must be delay-shown since EOL is indeed unconfirmed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Toggle 'Show Direction' and 'Show Length' on both terminals tw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lear both monitor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Terminal</text:p>
          </table:table-cell>
          <table:table-cell/>
          <table:table-cell office:value-type="string" calcext:value-type="string">
            <text:p>Change both to 'Binary' terminals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Repeat the some of the steps further above to ensure that binary works as well</text:p>
          </table:table-cell>
          <table:table-cell table:number-columns-repeated="1020"/>
        </table:table-row>
        <table:table-row table:style-name="ro1">
          <table:table-cell/>
          <table:table-cell table:style-name="Default"/>
          <table:table-cell/>
          <table:table-cell office:value-type="string" calcext:value-type="string">
            <text:p>Switch radix</text:p>
          </table:table-cell>
          <table:table-cell office:value-type="string" calcext:value-type="string">
            <text:p>All radices work well</text:p>
          </table:table-cell>
          <table:table-cell office:value-type="string" calcext:value-type="string">
            <text:p>Ensure that 'String' and 'Char' also works for binary termina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Binary Line Breaks</text:p>
          </table:table-cell>
          <table:table-cell/>
          <table:table-cell office:value-type="string" calcext:value-type="string">
            <text:p>Keep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t both terminals to binary and enable all kind of binary line break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office:value-type="string" calcext:value-type="string">
            <text:p>Line breaks work according to the settings</text:p>
          </table:table-cell>
          <table:table-cell office:value-type="string" calcext:value-type="string">
            <text:p>Cannot be tested automatically because of limitations to read back the formatted text outpu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ertical Auto-Scroll</text:p>
          </table:table-cell>
          <table:table-cell office:value-type="string" calcext:value-type="string">
            <text:p>Initial Scroll</text:p>
          </table:table-cell>
          <table:table-cell office:value-type="string" calcext:value-type="string">
            <text:p>Create and start a terminal which is connected to an MT-SICS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duce buffer to 100 lines</text:p>
          </table:table-cell>
          <table:table-cell/>
          <table:table-cell office:value-type="string" calcext:value-type="string">
            <text:p>Required to reduce time to fill monitor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how buffer line numbers [Buffer Relativ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Request continuous data stream (i.e. SIR)</text:p>
          </table:table-cell>
          <table:table-cell office:value-type="string" calcext:value-type="string">
            <text:p>Responses are received, monitor is being filled</text:p>
            <text:p>Monitor performs auto-scroll</text:p>
            <text:p>Monitor continues auto-scroll when monitor is fu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Move scroll bar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Move scroll bar to bottom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anual Scroll</text:p>
          </table:table-cell>
          <table:table-cell office:value-type="string" calcext:value-type="string">
            <text:p>Select items</text:p>
          </table:table-cell>
          <table:table-cell office:value-type="string" calcext:value-type="string">
            <text:p>Proper manual scroll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uto Scroll</text:p>
          </table:table-cell>
          <table:table-cell office:value-type="string" calcext:value-type="string">
            <text:p>[Ctrl+End]</text:p>
          </table:table-cell>
          <table:table-cell office:value-type="string" calcext:value-type="string">
            <text:p>Auto-scroll is restor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Find</text:p>
          </table:table-cell>
          <table:table-cell office:value-type="string" calcext:value-type="string">
            <text:p>Empty Lines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Find field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ear find field if it is not empty</text:p>
          </table:table-cell>
          <table:table-cell office:value-type="string" calcext:value-type="string">
            <text:p>Find next/previous buttons are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field still yellow = "nothing found"</text:p>
            <text:p>Cursor stays at en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illed Lines</text:p>
          </table:table-cell>
          <table:table-cell office:value-type="string" calcext:value-type="string">
            <text:p>Send the following text</text:p>
          </table:table-cell>
          <table:table-cell table:number-columns-repeated="1020"/>
        </table:table-row>
        <table:table-row table:style-name="ro35">
          <table:table-cell table:number-columns-repeated="3"/>
          <table:table-cell office:value-type="string" calcext:value-type="string">
            <text:p>A</text:p>
            <text:p>AA</text:p>
            <text:p>AAA</text:p>
            <text:p>ABAA</text:p>
            <text:p>ABC AA</text:p>
            <text:p>ABC aa</text:p>
            <text:p>ABC AA</text:p>
            <text:p>X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Backspace] x 2</text:p>
          </table:table-cell>
          <table:table-cell office:value-type="string" calcext:value-type="string">
            <text:p>FindOnEdit works as expected</text:p>
            <text:p>Find next/previous buttons get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Enter]</text:p>
          </table:table-cell>
          <table:table-cell table:style-name="ce51" office:value-type="string" calcext:value-type="string">
            <text:p>Find "empty" results in dark = "invali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Shift+P] <text:s text:c="2"/>(=&gt; Previous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<text:span text:style-name="T1">[Alt+Shift+N</text:span>]   (=&gt; Next)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trl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F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N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P]</text:p>
          </table:table-cell>
          <table:table-cell office:value-type="string" calcext:value-type="string">
            <text:p>Shortcu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AA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[Alt+E]</text:p>
          </table:table-cell>
          <table:table-cell table:style-name="ce51" office:value-type="string" calcext:value-type="string">
            <text:p>Find invalid results in dark = "invalid"</text:p>
            <text:p>Find next/previous buttons stay disabl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B[^A]</text:p>
          </table:table-cell>
          <table:table-cell office:value-type="string" calcext:value-type="string">
            <text:p>Find field gets yellow = "nothing found"</text:p>
            <text:p>Find next/previous buttons stay disab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W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 / [Alt+F] / [Alt+P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Alt+C]</text:p>
          </table:table-cell>
          <table:table-cell office:value-type="string" calcext:value-type="string">
            <text:p>Find field gets blue = "nothing found anymore"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ABC</text:p>
          </table:table-cell>
          <table:table-cell office:value-type="string" calcext:value-type="string">
            <text:p>FindOnEdit works as exp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Reopen terminal</text:p>
          </table:table-cell>
          <table:table-cell office:value-type="string" calcext:value-type="string">
            <text:p>FindOnEdit still contains ABC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office:value-type="string" calcext:value-type="string">
            <text:p>Find works as exp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omboBox'es</text:p>
          </table:table-cell>
          <table:table-cell office:value-type="string" calcext:value-type="string">
            <text:p>Cursor Position</text:p>
          </table:table-cell>
          <table:table-cell office:value-type="string" calcext:value-type="string">
            <text:p>Create the 2 AutoSockets which are interconnected to each oth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text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1st terminal: Select some characters of the "Send Text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2nd terminal: Place cursor somewhere in the "Send Text"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in terminal</text:p>
          </table:table-cell>
          <table:table-cell office:value-type="string" calcext:value-type="string">
            <text:p>[Tab]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Shift+Tab]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ve cursor (and selection)</text:p>
          </table:table-cell>
          <table:table-cell/>
          <table:table-cell office:value-type="string" calcext:value-type="string">
            <text:p>Required to show issue below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Mouse click to move focus out of "Send Text"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Mouse click to restore focus in "Send Text"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office:value-type="string" calcext:value-type="string">
            <text:p>Bug #403 "Issues with ComboBoxEx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terminals</text:p>
          </table:table-cell>
          <table:table-cell office:value-type="string" calcext:value-type="string">
            <text:p>[Ctrl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trl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among applications</text:p>
          </table:table-cell>
          <table:table-cell office:value-type="string" calcext:value-type="string">
            <text:p>[Alt+Tab] to switch to other terminal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Alt+Tab] to switch back to first terminal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multi-line</text:p>
          </table:table-cell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Enter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[Cancel]</text:p>
          </table:table-cell>
          <table:table-cell office:value-type="string" calcext:value-type="string">
            <text:p>Cursor position restored</text:p>
            <text:p>Text still selected (if selected before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Tab] to move focus to [...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ext to multi-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Ctrl+OK]</text:p>
          </table:table-cell>
          <table:table-cell office:value-type="string" calcext:value-type="string">
            <text:p>Whole text selected (default behavior)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Repeat sequence above with mouse at [...] instead of [Tab]</text:p>
          </table:table-cell>
          <table:table-cell office:value-type="string" calcext:value-type="string">
            <text:p>Same a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cus with standard dialog</text:p>
          </table:table-cell>
          <table:table-cell office:value-type="string" calcext:value-type="string">
            <text:p>Repeat sequence above with [Save As...] instead of [...]</text:p>
          </table:table-cell>
          <table:table-cell office:value-type="string" calcext:value-type="string">
            <text:p>Same as above</text:p>
          </table:table-cell>
          <table:table-cell office:value-type="string" calcext:value-type="string">
            <text:p>Multi-line dialog overrides default behavior, thus not covers standard dialog behavior</text:p>
          </table:table-cell>
          <table:table-cell table:number-columns-repeated="1018"/>
        </table:table-row>
        <table:table-row table:style-name="ro1" table:number-rows-repeated="654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View.Forms.Settings" table:style-name="ta1" table:print="false">
        <table:table-column table:style-name="co8" table:default-cell-style-name="ce48"/>
        <table:table-column table:style-name="co43" table:default-cell-style-name="ce48"/>
        <table:table-column table:style-name="co44" table:default-cell-style-name="ce48"/>
        <table:table-column table:style-name="co24" table:default-cell-style-name="ce48"/>
        <table:table-column table:style-name="co45" table:default-cell-style-name="ce48"/>
        <table:table-column table:style-name="co46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ttings Dialogs</text:p>
          </table:table-cell>
          <table:table-cell office:value-type="string" calcext:value-type="string">
            <text:p>Terminal Settings</text:p>
          </table:table-cell>
          <table:table-cell office:value-type="string" calcext:value-type="string">
            <text:p>Create a 'Text' terminal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Text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Open the terminal settings again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hange to 'Binary'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Binary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Open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style-name="ce67" office:value-type="string" calcext:value-type="string">
            <text:p>Modify the user name</text:p>
          </table:table-cell>
          <table:table-cell office:value-type="string" calcext:value-type="string">
            <text:p>All fine</text:p>
          </table:table-cell>
          <table:table-cell table:style-name="ce67" office:value-type="string" calcext:value-type="string">
            <text:p>Explicitly testing this as the user name is the only non-terminal-settings set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'Advanced'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he terminal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4"/>
          <table:table-cell table:style-name="ce67" office:value-type="string" calcext:value-type="string">
            <text:p>User name is 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Log Settings</text:p>
          </table:table-cell>
          <table:table-cell office:value-type="string" calcext:value-type="string">
            <text:p>Open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log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Format Settings</text:p>
          </table:table-cell>
          <table:table-cell office:value-type="string" calcext:value-type="string">
            <text:p>Open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references</text:p>
          </table:table-cell>
          <table:table-cell office:value-type="string" calcext:value-type="string">
            <text:p>Open the preference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Modify some settings</text:p>
          </table:table-cell>
          <table:table-cell office:value-type="string" calcext:value-type="string">
            <text:p>All fine</text:p>
          </table:table-cell>
          <table:table-cell office:value-type="string" calcext:value-type="string">
            <text:p>Explorative testin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he format settings</text:p>
          </table:table-cell>
          <table:table-cell office:value-type="string" calcext:value-type="string">
            <text:p>All fine</text:p>
          </table:table-cell>
          <table:table-cell table:number-columns-repeated="1019"/>
        </table:table-row>
        <table:table-row table:style-name="ro1" table:number-rows-repeated="65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Log" table:style-name="ta1" table:print="false">
        <table:table-column table:style-name="co8" table:default-cell-style-name="ce48"/>
        <table:table-column table:style-name="co47" table:default-cell-style-name="ce48"/>
        <table:table-column table:style-name="co48" table:default-cell-style-name="ce48"/>
        <table:table-column table:style-name="co49" table:default-cell-style-name="ce48"/>
        <table:table-column table:style-name="co50" table:default-cell-style-name="ce48"/>
        <table:table-column table:style-name="co51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og</text:p>
          </table:table-cell>
          <table:table-cell/>
          <table:table-cell office:value-type="string" calcext:value-type="string">
            <text:p>Create and start an AutoSocke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Defaults...]</text:p>
          </table:table-cell>
          <table:table-cell/>
          <table:table-cell office:value-type="string" calcext:value-type="string">
            <text:p>Required to reset the extensions to their defaults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pen Log Folder in File Browser...]</text:p>
          </table:table-cell>
          <table:table-cell office:value-type="string" calcext:value-type="string">
            <text:p>C:\Users\&lt;User&gt;\Documents\YA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reate and start another AutoSocket interconnected to the othe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Initial = Neat text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log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style-name="ce68" office:value-type="string" calcext:value-type="string">
            <text:p>Note that the operating system may delay flushing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RTF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rtf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rtf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Log &gt; Off] <text:s text:c="58"/>[Ctrl+Shift+F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 in Word</text:p>
          </table:table-cell>
          <table:table-cell office:value-type="string" calcext:value-type="string"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hanging settings</text:p>
          </table:table-cell>
          <table:table-cell office:value-type="string" calcext:value-type="string">
            <text:p>[Log &gt; On] <text:s text:c="58"/>[Ctrl+Shift+N]</text:p>
          </table:table-cell>
          <table:table-cell office:value-type="string" calcext:value-type="string">
            <text:p>New file is created</text:p>
          </table:table-cell>
          <table:table-cell office:value-type="string" calcext:value-type="string">
            <text:p>New time stamp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Neat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 is created</text:p>
          </table:table-cell>
          <table:table-cell office:value-type="string" calcext:value-type="string">
            <text:p>BiDir @ Neat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6">
          <table:table-cell table:number-columns-repeated="3"/>
          <table:table-cell office:value-type="string" calcext:value-type="string">
            <text:p>Open file in text editor</text:p>
          </table:table-cell>
          <table:table-cell office:value-type="string" calcext:value-type="string">
            <text:p>File contains transmitted lines</text:p>
          </table:table-cell>
          <table:table-cell table:style-name="ce69" office:value-type="string" calcext:value-type="string">
            <text:p><text:span text:style-name="T117">Note that display elements are text-only and no longer contain the underlying typed</text:span></text:p>
            <text:p><text:span text:style-name="T117">information such as the time stamp of the origin. Since the XML schema is strongly-</text:span></text:p>
            <text:p><text:span text:style-name="T117">typed again, the items need to be reconstructed. Not optimal, but simply a trade-off</text:span></text:p>
            <text:p><text:span text:style-name="T117">Between display and log performance. After all, XML logging is probably rarely used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 gets refreshed</text:p>
            <text:p>File contains transmitted lin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text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Disable neat 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nable all raw logs</text:p>
          </table:table-cell>
          <table:table-cell office:value-type="string" calcext:value-type="string">
            <text:p>Dialog to resolve naming conflic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onfirm with [Yes]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da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2">
          <table:table-cell table:number-columns-repeated="3"/>
          <table:table-cell office:value-type="string" calcext:value-type="string">
            <text:p>Open files in hex editor</text:p>
          </table:table-cell>
          <table:table-cell office:value-type="string" calcext:value-type="string">
            <text:p>Files contain transmitted data</text:p>
            <text:p>Files contain no Unicode BOM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aw XML</text:p>
          </table:table-cell>
          <table:table-cell office:value-type="string" calcext:value-type="string">
            <text:p>[Log &gt; Settings...] <text:s text:c="47"/>[Ctrl+Shift+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hange to .xml</text:p>
          </table:table-cell>
          <table:table-cell office:value-type="string" calcext:value-type="string">
            <text:p>Files are created</text:p>
          </table:table-cell>
          <table:table-cell office:value-type="string" calcext:value-type="string">
            <text:p>All @ Raw =&gt; .xml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les in text editor</text:p>
          </table:table-cell>
          <table:table-cell office:value-type="string" calcext:value-type="string">
            <text:p>Files contain transmitted data</text:p>
          </table:table-cell>
          <table:table-cell table:style-name="ce69" office:value-type="string" calcext:value-type="string">
            <text:p>Note that raw XML does contain time stamp and origin.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Cleanup</text:p>
          </table:table-cell>
          <table:table-cell office:value-type="string" calcext:value-type="string">
            <text:p>[File &gt; Workspace &gt; Close]</text:p>
          </table:table-cell>
          <table:table-cell table:number-columns-repeated="1020"/>
        </table:table-row>
        <table:table-row table:style-name="ro3">
          <table:table-cell table:number-columns-repeated="3"/>
          <table:table-cell office:value-type="string" calcext:value-type="string">
            <text:p>Change to text editor</text:p>
          </table:table-cell>
          <table:table-cell office:value-type="string" calcext:value-type="string">
            <text:p>Files get refreshed</text:p>
            <text:p>Files contain transmitted data</text:p>
            <text:p>XML is comp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Close text editor</text:p>
          </table:table-cell>
          <table:table-cell table:number-columns-repeated="1020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Info" table:style-name="ta1" table:print="false">
        <table:table-column table:style-name="co8" table:default-cell-style-name="ce48"/>
        <table:table-column table:style-name="co52" table:default-cell-style-name="ce48"/>
        <table:table-column table:style-name="co53" table:default-cell-style-name="ce48"/>
        <table:table-column table:style-name="co35" table:default-cell-style-name="ce48"/>
        <table:table-column table:style-name="co54" table:default-cell-style-name="ce48"/>
        <table:table-column table:style-name="co55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2"/>
          <table:table-cell office:value-type="string" calcext:value-type="string">
            <text:p>Unhandled Exceptions</text:p>
          </table:table-cell>
          <table:table-cell office:value-type="string" calcext:value-type="string">
            <text:p>"Help &gt; About" &gt; Click slightly above the right end of the 1<text:span text:style-name="T118">st</text:span> line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 = exit only</text:p>
          </table:table-cell>
          <table:table-cell office:value-type="string" calcext:value-type="string">
            <text:p>YAT exi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 = restart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Becomes async after restart (for whatever reason)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Close]</text:p>
          </table:table-cell>
          <table:table-cell office:value-type="string" calcext:value-type="string">
            <text:p>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70" office:value-type="string" calcext:value-type="string">
            <text:p>[Cancel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OK]</text:p>
          </table:table-cell>
          <table:table-cell office:value-type="string" calcext:value-type="string">
            <text:p>YAT exits and restart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office:value-type="string" calcext:value-type="string">
            <text:p>Dialog is show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<text:span text:style-name="T1">Exception details can be shown</text:span></text:p>
            <text:p>Exception contains inner exception (level1)</text:p>
            <text:p><text:span text:style-name="T1">Exception can be copied onto clipboard</text:span>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ce70" office:value-type="string" calcext:value-type="string">
            <text:p>[Retry]</text:p>
          </table:table-cell>
          <table:table-cell office:value-type="string" calcext:value-type="string"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office:value-type="string" calcext:value-type="string">
            <text:p>Dialog is shown</text:p>
          </table:table-cell>
          <table:table-cell office:value-type="string" calcext:value-type="string">
            <text:p>Still async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No]</text:p>
          </table:table-cell>
          <table:table-cell table:number-columns-repeated="1020"/>
        </table:table-row>
        <table:table-row table:style-name="ro3">
          <table:table-cell table:number-columns-repeated="3"/>
          <table:table-cell table:style-name="ce70" office:value-type="string" calcext:value-type="string">
            <text:p>[Ignore]</text:p>
          </table:table-cell>
          <table:table-cell office:value-type="string" calcext:value-type="string">
            <text:p>No exceptions</text:p>
            <text:p>Mouse cursor is reset to default</text:p>
            <text:p>Main status is rese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1<text:span text:style-name="T118">st</text:span> line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Yes]</text:p>
          </table:table-cell>
          <table:table-cell office:value-type="string" calcext:value-type="string">
            <text:p>Exception is being ignored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Exit YAT</text:p>
          </table:table-cell>
          <table:table-cell office:value-type="string" calcext:value-type="string">
            <text:p>YAT exits, no exceptions</text:p>
          </table:table-cell>
          <table:table-cell office:value-type="string" calcext:value-type="string">
            <text:p><text:span text:style-name="T1">Required to fully verify exception handling</text:span></text:p>
            <text:p>Also required to fully reset exception handling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2<text:span text:style-name="T118">nd</text:span> line</text:p>
          </table:table-cell>
          <table:table-cell office:value-type="string" calcext:value-type="string">
            <text:p>Repeat steps abov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6">
          <table:table-cell table:number-columns-repeated="3"/>
          <table:table-cell office:value-type="string" calcext:value-type="string">
            <text:p>"Help &gt; About" &gt; Click slightly above the right end of the 3<text:span text:style-name="T118">rd</text:span> line</text:p>
          </table:table-cell>
          <table:table-cell office:value-type="string" calcext:value-type="string">
            <text:p>Repeat steps above, except <text:span text:style-name="T119">[Cancel], [Retry] and [Ignore]</text:span></text:p>
          </table:table-cell>
          <table:table-cell office:value-type="string" calcext:value-type="string">
            <text:p>Debugger will show the exception =&gt; [Continue]</text:p>
          </table:table-cell>
          <table:table-cell table:number-columns-repeated="1018"/>
        </table:table-row>
        <table:table-row table:style-name="ro1" table:number-rows-repeated="654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table:table-column table:style-name="co8" table:default-cell-style-name="ce48"/>
        <table:table-column table:style-name="co56" table:default-cell-style-name="ce48"/>
        <table:table-column table:style-name="co57" table:default-cell-style-name="ce48"/>
        <table:table-column table:style-name="co58" table:default-cell-style-name="ce48"/>
        <table:table-column table:style-name="co11" table:default-cell-style-name="ce48"/>
        <table:table-column table:style-name="co59" table:default-cell-style-name="ce48"/>
        <table:table-column table:style-name="co7" table:number-columns-repeated="1018" table:default-cell-style-name="ce48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#</text:p>
          </table:table-cell>
          <table:table-cell office:value-type="string" calcext:value-type="string">
            <text:p>Functionality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Stimulus</text:p>
          </table:table-cell>
          <table:table-cell office:value-type="string" calcext:value-type="string">
            <text:p>Expected</text:p>
          </table:table-cell>
          <table:table-cell office:value-type="string" calcext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4">
          <table:table-cell/>
          <table:table-cell office:value-type="string" calcext:value-type="string">
            <text:p>File system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Open "C:\Program Files\YAT"</text:p>
          </table:table-cell>
          <table:table-cell office:value-type="string" calcext:value-type="string">
            <text:p>3rd party infos</text:p>
            <text:p>ALAZ / MKY / RtfWriter / YAT assemblies</text:p>
            <text:p>Release Notes</text:p>
            <text:p>YAT.exe / YATConsole.exe</text:p>
            <text:p>No NUnit, no test projects</text:p>
          </table:table-cell>
          <table:table-cell office:value-type="string" calcext:value-type="string">
            <text:p/>
            <text:p/>
            <text:p>In total:</text:p>
            <text:p> &gt; 3 folders</text:p>
            <text:p> &gt; 31 files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Timestamp of all executab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Installed Software</text:p>
          </table:table-cell>
          <table:table-cell office:value-type="string" calcext:value-type="string">
            <text:p>Open "System &gt; Apps"</text:p>
          </table:table-cell>
          <table:table-cell office:value-type="string" calcext:value-type="string">
            <text:p>YAT is shown once only</text:p>
          </table:table-cell>
          <table:table-cell office:value-type="string" calcext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 calcext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Local User Settings</text:p>
          </table:table-cell>
          <table:table-cell office:value-type="string" calcext:value-type="string">
            <text:p>Prepare</text:p>
          </table:table-cell>
          <table:table-cell table:style-name="ce71" office:value-type="string" calcext:value-type="string">
            <text:p>Ensure that previous Local User Settings are available</text:p>
            <text:p>This is given by 'Release &gt; Install Testing'</text:p>
          </table:table-cell>
          <table:table-cell/>
          <table:table-cell office:value-type="string" calcext:value-type="string">
            <text:p>This is a quick-fix to feature request #178 "Add test cases for local user settings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pen "Start &gt; Programs"</text:p>
          </table:table-cell>
          <table:table-cell office:value-type="string" calcext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YAT</text:p>
          </table:table-cell>
          <table:table-cell office:value-type="string" calcext:value-type="string">
            <text:p>Initial start</text:p>
          </table:table-cell>
          <table:table-cell office:value-type="string" calcext:value-type="string">
            <text:p>Start "Start &gt; Programs &gt; YAT &gt; YAT"</text:p>
          </table:table-cell>
          <table:table-cell table:style-name="ce71" office:value-type="string" calcext:value-type="string">
            <text:p>YAT must start with last settings</text:p>
            <text:p>2 interconnected serial COM port terminals ar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Terminals</text:p>
          </table:table-cell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files back and forth</text:p>
          </table:table-cell>
          <table:table-cell office:value-type="string" calcext:value-type="string">
            <text:p>Files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nsure that there are som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Exit</text:p>
          </table:table-cell>
          <table:table-cell office:value-type="string" calcext:value-type="string">
            <text:p>[File &gt; Exit]</text:p>
          </table:table-cell>
          <table:table-cell office:value-type="string" calcext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Subsequent start</text:p>
          </table:table-cell>
          <table:table-cell office:value-type="string" calcext:value-type="string">
            <text:p>Start "Start &gt; Programs &gt; YAT &gt; YAT"</text:p>
          </table:table-cell>
          <table:table-cell office:value-type="string" calcext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nd some data back and forth</text:p>
          </table:table-cell>
          <table:table-cell office:value-type="string" calcext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previously predefined command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command recents</text:p>
          </table:table-cell>
          <table:table-cell office:value-type="string" calcext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Use file recents</text:p>
          </table:table-cell>
          <table:table-cell office:value-type="string" calcext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Workspace</text:p>
          </table:table-cell>
          <table:table-cell office:value-type="string" calcext:value-type="string">
            <text:p>[File &gt; Workspace &gt; Clos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</text:p>
          </table:table-cell>
          <table:table-cell office:value-type="string" calcext:value-type="string">
            <text:p>Create 2 interconnected TCP/IP AutoSocket terminals</text:p>
          </table:table-cell>
          <table:table-cell office:value-type="string" calcext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ave both terminals manually [File &gt; Save As...]</text:p>
          </table:table-cell>
          <table:table-cell office:value-type="string" calcext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Open]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Open first terminal again</text:p>
          </table:table-cell>
          <table:table-cell office:value-type="string" calcext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Recent &gt; 'FirstTerminal.yat']</text:p>
          </table:table-cell>
          <table:table-cell office:value-type="string" calcext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.yaw</text:p>
          </table:table-cell>
          <table:table-cell office:value-type="string" calcext:value-type="string">
            <text:p>Save workspace manually [File &gt; Save As...]</text:p>
          </table:table-cell>
          <table:table-cell office:value-type="string" calcext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]</text:p>
          </table:table-cell>
          <table:table-cell/>
          <table:table-cell office:value-type="string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w cmd line</text:p>
          </table:table-cell>
          <table:table-cell office:value-type="string" calcext:value-type="string">
            <text:p>Double-click the workspace .yaw</text:p>
          </table:table-cell>
          <table:table-cell office:value-type="string" calcext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.yat cmd line</text:p>
          </table:table-cell>
          <table:table-cell office:value-type="string" calcext:value-type="string">
            <text:p>Double-click one of the terminal .yat</text:p>
          </table:table-cell>
          <table:table-cell office:value-type="string" calcext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formula="of:=[.D37]" office:value-type="string" office:string-value="[File &gt; Workspace &gt; Close]" calcext:value-type="string">
            <text:p>[File &gt; Workspace &gt; Close]</text:p>
          </table:table-cell>
          <table:table-cell/>
          <table:table-cell table:formula="of:=[.F37]" office:value-type="string" office:string-value="[File &gt; Exit] is not sufficient, since that would automatically restore the workspace on subsequent start" calcext:value-type="string">
            <text:p>[File &gt; Exit] is not sufficient, since that would automatically restore the workspace on subsequent start</text:p>
          </table:table-cell>
          <table:table-cell table:number-columns-repeated="1018"/>
        </table:table-row>
        <table:table-row table:style-name="ro1">
          <table:table-cell table:number-columns-repeated="3"/>
          <table:table-cell table:formula="of:=[.D38]" office:value-type="string" office:string-value="[File &gt; Exit]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<text:a xlink:href="../../../../../../../../Program%20Files/YAT" xlink:type="simple">C:\Program Files\YAT</text:a></text:p>
          </table:table-cell>
          <table:table-cell office:value-type="string" calcext:value-type="string">
            <text:p>Open PowerShel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.\YAT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help</text:p>
          </table:table-cell>
          <table:table-cell office:value-type="string" calcext:value-type="string">
            <text:p>Verify that help is shown in message box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</text:p>
          </table:table-cell>
          <table:table-cell office:value-type="string" calcext:value-type="string">
            <text:p>Verify that console based start work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help</text:p>
          </table:table-cell>
          <table:table-cell office:value-type="string" calcext:value-type="string">
            <text:p>Verify that help is shown in conso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.\YATConsole.exe -blabla</text:p>
          </table:table-cell>
          <table:table-cell office:value-type="string" calcext:value-type="string">
            <text:p>Verify that error is handled and help is outpu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Start YAT again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 calcext:value-type="string">
            <text:p>Main</text:p>
          </table:table-cell>
          <table:table-cell office:value-type="string" calcext:value-type="string">
            <text:p>Welcome</text:p>
          </table:table-cell>
          <table:table-cell office:value-type="string" calcext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Release Notes</text:p>
          </table:table-cell>
          <table:table-cell office:value-type="string" calcext:value-type="string">
            <text:p>"Help &gt; Release Notes"</text:p>
          </table:table-cell>
          <table:table-cell office:value-type="string" calcext:value-type="string">
            <text:p>Check version and year/dat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About</text:p>
          </table:table-cell>
          <table:table-cell office:value-type="string" calcext:value-type="string">
            <text:p>"Help &gt; About"</text:p>
          </table:table-cell>
          <table:table-cell office:value-type="string" calcext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7">
          <table:table-cell/>
          <table:table-cell office:value-type="string" calcext:value-type="string">
            <text:p>Concurrent Instances in case of AutoSave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[File &gt; Preferences... &gt; Defaults...]</text:p>
            <text:p>[OK]</text:p>
            <text:p>Resulting in:</text:p>
            <text:p>     LocalUserSettings.General.AutoOpenWorkspace = true</text:p>
            <text:p><text:span text:style-name="T1">     LocalUserSettings.General.AutoSaveWorkspace = true</text:span></text:p>
            <text:p><text:span text:style-name="T1">     LocalUserSettings.AutoWorkspace.FilePath = ""</text:span></text:p>
          </table:table-cell>
          <table:table-cell/>
          <table:table-cell office:value-type="string" calcext:value-type="string">
            <text:p>This test initially was implemented as YAT.Model.Test.FileHandlingTest.TestConcurrentInstancesInCaseOfAutoSave() and...</text:p>
            <text:p><text:span text:style-name="T1">...YAT.Model.Test.FileHandlingTest.TestSequenceOfUseCases_6_through_9_()::UC9 with a third main.</text:span></text:p>
            <text:p/>
            <text:p><text:span text:style-name="T1">However, these tests cannot be done automatically due to limitations of running really concurrent instances out of a single NUnit test script.</text:span>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 calcext:value-type="string">
            <text:p>Open the local user settings folder</text:p>
          </table:table-cell>
          <table:table-cell office:value-type="string" calcext:value-type="string">
            <text:p>Files observabl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tep 1 :: Initial start and exit</text:p>
          </table:table-cell>
          <table:table-cell office:value-type="string" calcext:value-type="string">
            <text:p>Initial 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Create new terminal</text:p>
          </table:table-cell>
          <table:table-cell office:value-type="string" calcext:value-type="string">
            <text:p>Auto workspace with 1 auto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efine a few predefined commands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2 :: Subsequent and concurrent start with nested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3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number-columns-repeated="2"/>
          <table:table-cell office:value-type="string" calcext:value-type="string">
            <text:p>Step 4 :: Subsequent and concurrent start with sequential exit</text:p>
          </table:table-cell>
          <table:table-cell office:value-type="string" calcext:value-type="string">
            <text:p>Subsequent start (instance #1)</text:p>
          </table:table-cell>
          <table:table-cell office:value-type="string" calcext:value-type="string">
            <text:p>Instance #1:</text:p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2">
          <table:table-cell table:number-columns-repeated="3"/>
          <table:table-cell office:value-type="string" calcext:value-type="string">
            <text:p>Concurrent start (instance #2)</text:p>
          </table:table-cell>
          <table:table-cell office:value-type="string" calcext:value-type="string">
            <text:p>Instance #2:</text:p>
            <text:p>New terminal can be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Exit instance #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Exit instance #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office:value-type="string" calcext:value-type="string">
            <text:p>Step 5 :: Subsequent start and exit</text:p>
          </table:table-cell>
          <table:table-cell office:value-type="string" calcext:value-type="string">
            <text:p>Subsequent start</text:p>
          </table:table-cell>
          <table:table-cell office:value-type="string" calcext:value-type="string">
            <text:p>Workspace still contains 1 terminal</text:p>
            <text:p>Terminal still contains predefined command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Workspace &gt; Close Workspace]</text:p>
          </table:table-cell>
          <table:table-cell office:value-type="string" calcext:value-type="string">
            <text:p>Files get dele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[File &gt; Exit]</text:p>
          </table:table-cell>
          <table:table-cell table:number-columns-repeated="1020"/>
        </table:table-row>
        <table:table-row table:style-name="ro1" table:number-rows-repeated="654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3" table:target-range-address="'YAT.Domain.Terminal'.C86:'YAT.Domain.Terminal'.E87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/>
    <style:font-face style:name="DejaVu Sans Mono" svg:font-family="'DejaVu Sans Mono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loext:scale-to-X="1" loext:scale-to-Y="10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7">00.00.0000</text:date>, <text:time style:data-style-name="N2" text:time-value="14:11:35.3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4DT4H6M51S</meta:editing-duration>
    <meta:editing-cycles>514</meta:editing-cycles>
    <meta:generator>LibreOffice/6.1.1.2$Windows_X86_64 LibreOffice_project/5d19a1bfa650b796764388cd8b33a5af1f5baa1b</meta:generator>
    <dc:date>2019-11-27T17:44:38.723000000</dc:date>
    <meta:print-date>2013-02-02T14:44:49.07</meta:print-date>
    <meta:document-statistic meta:table-count="13" meta:cell-count="2086" meta:object-count="0"/>
    <meta:user-defined meta:name="Info 1"/>
    <meta:user-defined meta:name="Info 2"/>
    <meta:user-defined meta:name="Info 3"/>
    <meta:user-defined meta:name="Info 4"/>
  </office:meta>
</office:document-meta>
</file>